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717in"/>
    </style:style>
    <style:style style:name="co3" style:family="table-column">
      <style:table-column-properties fo:break-before="auto" style:column-width="3.5827in"/>
    </style:style>
    <style:style style:name="co4" style:family="table-column">
      <style:table-column-properties fo:break-before="auto" style:column-width="1.198in"/>
    </style:style>
    <style:style style:name="co5" style:family="table-column">
      <style:table-column-properties fo:break-before="auto" style:column-width="1.0339in"/>
    </style:style>
    <style:style style:name="co6" style:family="table-column">
      <style:table-column-properties fo:break-before="auto" style:column-width="5.8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99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60"/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2"/>
  </office:automatic-styles>
  <office:body>
    <office:spreadsheet>
      <table:table table:name="Small+Medium" table:style-name="ta1">
        <table:table-column table:style-name="co1" table:number-columns-repeated="23" table:default-cell-style-name="Default"/>
        <table:table-row table:style-name="ro1">
          <table:table-cell table:number-columns-repeated="12"/>
          <table:table-cell table:style-name="ce3" table:number-columns-spanned="11" table:number-rows-spanned="1"/>
          <table:covered-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-37" calcext:value-type="float">
            <text:p>-3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-49" calcext:value-type="float">
            <text:p>-4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-85.09" calcext:value-type="float">
            <text:p>-85.0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-29.2" calcext:value-type="float">
            <text:p>-29.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-19" calcext:value-type="float">
            <text:p>-1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-3.25" calcext:value-type="float">
            <text:p>-3.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-18.4" calcext:value-type="float">
            <text:p>-18.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14.99" calcext:value-type="float">
            <text:p>14.9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-453.61" calcext:value-type="float">
            <text:p>-453.6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-12.68" calcext:value-type="float">
            <text:p>-12.6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6600" calcext:value-type="float">
            <text:p>66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9.56" calcext:value-type="float">
            <text:p>9.5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5</text:p>
          </table:table-cell>
          <table:table-cell table:style-name="ce1" office:value-type="float" office:value="1.98" calcext:value-type="float">
            <text:p>1.98</text:p>
          </table:table-cell>
          <table:table-cell table:style-name="ce2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B7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B8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 table:number-rows-repeated="9">
          <table:table-cell/>
          <table:table-cell table:style-name="ce2" table:number-columns-repeated="10"/>
          <table:table-cell table:number-columns-repeated="12"/>
        </table:table-row>
        <table:table-row table:style-name="ro1" table:number-rows-repeated="4">
          <table:table-cell table:number-columns-repeated="23"/>
        </table:table-row>
        <table:table-row table:style-name="ro2" table:number-rows-repeated="18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2" table:number-rows-repeated="21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2" table:number-rows-repeated="2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2" table:number-rows-repeated="3">
          <table:table-cell table:number-columns-repeated="23"/>
        </table:table-row>
        <table:table-row table:style-name="ro1" table:number-rows-repeated="2">
          <table:table-cell table:number-columns-repeated="23"/>
        </table:table-row>
        <table:table-row table:style-name="ro2" table:number-rows-repeated="11">
          <table:table-cell table:number-columns-repeated="23"/>
        </table:table-row>
        <table:table-row table:style-name="ro1" table:number-rows-repeated="21">
          <table:table-cell table:number-columns-repeated="23"/>
        </table:table-row>
        <table:table-row table:style-name="ro2" table:number-rows-repeated="3">
          <table:table-cell table:number-columns-repeated="23"/>
        </table:table-row>
        <table:table-row table:style-name="ro1" table:number-rows-repeated="2">
          <table:table-cell table:number-columns-repeated="23"/>
        </table:table-row>
        <table:table-row table:style-name="ro2" table:number-rows-repeated="512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2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2" table:number-rows-repeated="3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2" table:number-rows-repeated="1047939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Sheet24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3"/>
          <table:table-cell office:value-type="string" calcext:value-type="string">
            <text:p>Instancia</text:p>
          </table:table-cell>
          <table:table-cell office:value-type="string" calcext:value-type="string">
            <text:p>Score</text:p>
          </table:table-cell>
          <table:table-cell table:number-columns-repeated="2"/>
          <table:table-cell office:value-type="string" calcext:value-type="string">
            <text:p>Minimo</text:p>
          </table:table-cell>
          <table:table-cell table:number-columns-repeated="2"/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1" calcext:value-type="string">
            <text:p>funcA1</text:p>
          </table:table-cell>
          <table:table-cell table:formula="of:=AVERAGE(INDIRECT(CONCATENATE(&quot;A&quot;;(ROW()-2)*6+2)):INDIRECT(CONCATENATE(&quot;A&quot;;(ROW()-2)*6+6)))" office:value-type="float" office:value="-37.0813" calcext:value-type="float">
            <text:p>-37.0813</text:p>
          </table:table-cell>
          <table:table-cell table:number-columns-repeated="2"/>
          <table:table-cell table:formula="of:=INDIRECT(ADDRESS(ROW();2;1;;&quot;Small+Medium&quot;))" office:value-type="float" office:value="-37" calcext:value-type="float">
            <text:p>-37</text:p>
          </table:table-cell>
          <table:table-cell/>
          <table:table-cell table:style-name="ce5" table:formula="of:=(([.F2]-[.I2]))" office:value-type="float" office:value="-0.0812999999999988" calcext:value-type="float">
            <text:p>-0.08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2" calcext:value-type="string">
            <text:p>funcA2</text:p>
          </table:table-cell>
          <table:table-cell table:formula="of:=AVERAGE(INDIRECT(CONCATENATE(&quot;A&quot;;(ROW()-2)*6+2)):INDIRECT(CONCATENATE(&quot;A&quot;;(ROW()-2)*6+6)))" office:value-type="float" office:value="-49.0201" calcext:value-type="float">
            <text:p>-49.0201</text:p>
          </table:table-cell>
          <table:table-cell table:number-columns-repeated="2"/>
          <table:table-cell table:formula="of:=INDIRECT(ADDRESS(ROW();2;1;;&quot;Small+Medium&quot;))" office:value-type="float" office:value="-49" calcext:value-type="float">
            <text:p>-49</text:p>
          </table:table-cell>
          <table:table-cell/>
          <table:table-cell table:style-name="ce5" table:formula="of:=(([.F3]-[.I3]))" office:value-type="float" office:value="-0.0200999999999993" calcext:value-type="float">
            <text:p>-0.02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3" calcext:value-type="string">
            <text:p>funcA3</text:p>
          </table:table-cell>
          <table:table-cell table:formula="of:=AVERAGE(INDIRECT(CONCATENATE(&quot;A&quot;;(ROW()-2)*6+2)):INDIRECT(CONCATENATE(&quot;A&quot;;(ROW()-2)*6+6)))" office:value-type="float" office:value="-41.61212" calcext:value-type="float">
            <text:p>-41.61212</text:p>
          </table:table-cell>
          <table:table-cell table:number-columns-repeated="2"/>
          <table:table-cell table:formula="of:=INDIRECT(ADDRESS(ROW();2;1;;&quot;Small+Medium&quot;))" office:value-type="float" office:value="-85.09" calcext:value-type="float">
            <text:p>-85.09</text:p>
          </table:table-cell>
          <table:table-cell/>
          <table:table-cell table:style-name="ce5" table:formula="of:=(([.F4]-[.I4]))" office:value-type="float" office:value="43.47788" calcext:value-type="float">
            <text:p>43.48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4" calcext:value-type="string">
            <text:p>funcA4</text:p>
          </table:table-cell>
          <table:table-cell table:formula="of:=AVERAGE(INDIRECT(CONCATENATE(&quot;A&quot;;(ROW()-2)*6+2)):INDIRECT(CONCATENATE(&quot;A&quot;;(ROW()-2)*6+6)))" office:value-type="float" office:value="-17.53048" calcext:value-type="float">
            <text:p>-17.53048</text:p>
          </table:table-cell>
          <table:table-cell table:number-columns-repeated="2"/>
          <table:table-cell table:formula="of:=INDIRECT(ADDRESS(ROW();2;1;;&quot;Small+Medium&quot;))" office:value-type="float" office:value="-29.2" calcext:value-type="float">
            <text:p>-29.2</text:p>
          </table:table-cell>
          <table:table-cell/>
          <table:table-cell table:style-name="ce5" table:formula="of:=(([.F5]-[.I5]))" office:value-type="float" office:value="11.66952" calcext:value-type="float">
            <text:p>11.67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5" calcext:value-type="string">
            <text:p>funcA5</text:p>
          </table:table-cell>
          <table:table-cell table:formula="of:=AVERAGE(INDIRECT(CONCATENATE(&quot;A&quot;;(ROW()-2)*6+2)):INDIRECT(CONCATENATE(&quot;A&quot;;(ROW()-2)*6+6)))" office:value-type="float" office:value="-19.2001" calcext:value-type="float">
            <text:p>-19.2001</text:p>
          </table:table-cell>
          <table:table-cell table:number-columns-repeated="2"/>
          <table:table-cell table:formula="of:=INDIRECT(ADDRESS(ROW();2;1;;&quot;Small+Medium&quot;))" office:value-type="float" office:value="-19" calcext:value-type="float">
            <text:p>-19</text:p>
          </table:table-cell>
          <table:table-cell/>
          <table:table-cell table:style-name="ce5" table:formula="of:=(([.F6]-[.I6]))" office:value-type="float" office:value="-0.200099999999999" calcext:value-type="float">
            <text:p>-0.20</text:p>
          </table:table-cell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3"/>
          <table:table-cell table:formula="of:=INDIRECT(CONCATENATE(&quot;A&quot;;(ROW()-2)*6+1))" office:value-type="string" office:string-value="funcA6" calcext:value-type="string">
            <text:p>funcA6</text:p>
          </table:table-cell>
          <table:table-cell table:formula="of:=AVERAGE(INDIRECT(CONCATENATE(&quot;A&quot;;(ROW()-2)*6+2)):INDIRECT(CONCATENATE(&quot;A&quot;;(ROW()-2)*6+6)))" office:value-type="float" office:value="-1.4" calcext:value-type="float">
            <text:p>-1.4</text:p>
          </table:table-cell>
          <table:table-cell table:number-columns-repeated="2"/>
          <table:table-cell table:formula="of:=INDIRECT(ADDRESS(ROW();2;1;;&quot;Small+Medium&quot;))" office:value-type="float" office:value="-3.25" calcext:value-type="float">
            <text:p>-3.25</text:p>
          </table:table-cell>
          <table:table-cell/>
          <table:table-cell table:style-name="ce5" table:formula="of:=(([.F7]-[.I7]))"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7" calcext:value-type="string">
            <text:p>funcA7</text:p>
          </table:table-cell>
          <table:table-cell table:formula="of:=AVERAGE(INDIRECT(CONCATENATE(&quot;A&quot;;(ROW()-2)*6+2)):INDIRECT(CONCATENATE(&quot;A&quot;;(ROW()-2)*6+6)))" office:value-type="float" office:value="-15.93022" calcext:value-type="float">
            <text:p>-15.93022</text:p>
          </table:table-cell>
          <table:table-cell table:number-columns-repeated="2"/>
          <table:table-cell table:formula="of:=INDIRECT(ADDRESS(ROW();2;1;;&quot;Small+Medium&quot;))" office:value-type="float" office:value="-18.4" calcext:value-type="float">
            <text:p>-18.4</text:p>
          </table:table-cell>
          <table:table-cell/>
          <table:table-cell table:style-name="ce5" table:formula="of:=(([.F8]-[.I8]))" office:value-type="float" office:value="2.46978" calcext:value-type="float">
            <text:p>2.47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8" calcext:value-type="string">
            <text:p>funcA8</text:p>
          </table:table-cell>
          <table:table-cell table:formula="of:=AVERAGE(INDIRECT(CONCATENATE(&quot;A&quot;;(ROW()-2)*6+2)):INDIRECT(CONCATENATE(&quot;A&quot;;(ROW()-2)*6+6)))" office:value-type="float" office:value="24.37614" calcext:value-type="float">
            <text:p>24.37614</text:p>
          </table:table-cell>
          <table:table-cell table:number-columns-repeated="2"/>
          <table:table-cell table:formula="of:=INDIRECT(ADDRESS(ROW();2;1;;&quot;Small+Medium&quot;))" office:value-type="float" office:value="14.99" calcext:value-type="float">
            <text:p>14.99</text:p>
          </table:table-cell>
          <table:table-cell/>
          <table:table-cell table:style-name="ce5" table:formula="of:=(([.F9]-[.I9]))" office:value-type="float" office:value="9.38614" calcext:value-type="float">
            <text:p>9.39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9" calcext:value-type="string">
            <text:p>funcA9</text:p>
          </table:table-cell>
          <table:table-cell table:formula="of:=AVERAGE(INDIRECT(CONCATENATE(&quot;A&quot;;(ROW()-2)*6+2)):INDIRECT(CONCATENATE(&quot;A&quot;;(ROW()-2)*6+6)))" office:value-type="float" office:value="-471.9328" calcext:value-type="float">
            <text:p>-471.9328</text:p>
          </table:table-cell>
          <table:table-cell table:number-columns-repeated="2"/>
          <table:table-cell table:formula="of:=INDIRECT(ADDRESS(ROW();2;1;;&quot;Small+Medium&quot;))" office:value-type="float" office:value="-453.61" calcext:value-type="float">
            <text:p>-453.61</text:p>
          </table:table-cell>
          <table:table-cell/>
          <table:table-cell table:style-name="ce5" table:formula="of:=(([.F10]-[.I10]))" office:value-type="float" office:value="-18.3228" calcext:value-type="float">
            <text:p>-18.32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B1" calcext:value-type="string">
            <text:p>funcB1</text:p>
          </table:table-cell>
          <table:table-cell table:formula="of:=AVERAGE(INDIRECT(CONCATENATE(&quot;A&quot;;(ROW()-2)*6+2)):INDIRECT(CONCATENATE(&quot;A&quot;;(ROW()-2)*6+6)))" office:value-type="float" office:value="-0.5999988" calcext:value-type="float">
            <text:p>-0.5999988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5" table:formula="of:=(([.F11]-[.I11]))" office:value-type="float" office:value="-0.5999988" calcext:value-type="float">
            <text:p>-0.60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B2" calcext:value-type="string">
            <text:p>funcB2</text:p>
          </table:table-cell>
          <table:table-cell table:formula="of:=AVERAGE(INDIRECT(CONCATENATE(&quot;A&quot;;(ROW()-2)*6+2)):INDIRECT(CONCATENATE(&quot;A&quot;;(ROW()-2)*6+6)))" office:value-type="float" office:value="-13.15062" calcext:value-type="float">
            <text:p>-13.15062</text:p>
          </table:table-cell>
          <table:table-cell table:number-columns-repeated="2"/>
          <table:table-cell table:formula="of:=INDIRECT(ADDRESS(ROW();2;1;;&quot;Small+Medium&quot;))" office:value-type="float" office:value="-12.68" calcext:value-type="float">
            <text:p>-12.68</text:p>
          </table:table-cell>
          <table:table-cell/>
          <table:table-cell table:style-name="ce5" table:formula="of:=(([.F12]-[.I12]))" office:value-type="float" office:value="-0.47062" calcext:value-type="float">
            <text:p>-0.47</text:p>
          </table:table-cell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3"/>
          <table:table-cell table:formula="of:=INDIRECT(CONCATENATE(&quot;A&quot;;(ROW()-2)*6+1))" office:value-type="string" office:string-value="funcB3" calcext:value-type="string">
            <text:p>funcB3</text:p>
          </table:table-cell>
          <table:table-cell table:formula="of:=AVERAGE(INDIRECT(CONCATENATE(&quot;A&quot;;(ROW()-2)*6+2)):INDIRECT(CONCATENATE(&quot;A&quot;;(ROW()-2)*6+6)))" office:value-type="float" office:value="-6596.756" calcext:value-type="float">
            <text:p>-6596.756</text:p>
          </table:table-cell>
          <table:table-cell table:number-columns-repeated="2"/>
          <table:table-cell table:formula="of:=-1*INDIRECT(ADDRESS(ROW();2;1;;&quot;Small+Medium&quot;))" office:value-type="float" office:value="-6600" calcext:value-type="float">
            <text:p>-6600</text:p>
          </table:table-cell>
          <table:table-cell/>
          <table:table-cell table:style-name="ce5" table:formula="of:=(([.F13]-[.I13]))" office:value-type="float" office:value="3.2440000000006" calcext:value-type="float">
            <text:p>3.24</text:p>
          </table:table-cell>
        </table:table-row>
        <table:table-row table:style-name="ro1">
          <table:table-cell office:value-type="float" office:value="-22.2739" calcext:value-type="float">
            <text:p>-22.2739</text:p>
          </table:table-cell>
          <table:table-cell table:number-columns-repeated="3"/>
          <table:table-cell table:formula="of:=INDIRECT(CONCATENATE(&quot;A&quot;;(ROW()-2)*6+1))" office:value-type="string" office:string-value="funcB4" calcext:value-type="string">
            <text:p>funcB4</text:p>
          </table:table-cell>
          <table:table-cell table:formula="of:=AVERAGE(INDIRECT(CONCATENATE(&quot;A&quot;;(ROW()-2)*6+2)):INDIRECT(CONCATENATE(&quot;A&quot;;(ROW()-2)*6+6)))" office:value-type="float" office:value="-5.847922" calcext:value-type="float">
            <text:p>-5.847922</text:p>
          </table:table-cell>
          <table:table-cell table:number-columns-repeated="2"/>
          <table:table-cell table:formula="of:=-1*INDIRECT(ADDRESS(ROW();2;1;;&quot;Small+Medium&quot;))" office:value-type="float" office:value="-9.56" calcext:value-type="float">
            <text:p>-9.56</text:p>
          </table:table-cell>
          <table:table-cell/>
          <table:table-cell table:style-name="ce5" table:formula="of:=(([.F14]-[.I14]))" office:value-type="float" office:value="3.712078" calcext:value-type="float">
            <text:p>3.71</text:p>
          </table:table-cell>
        </table:table-row>
        <table:table-row table:style-name="ro1">
          <table:table-cell office:value-type="float" office:value="-47.9861" calcext:value-type="float">
            <text:p>-47.9861</text:p>
          </table:table-cell>
          <table:table-cell table:number-columns-repeated="3"/>
          <table:table-cell table:formula="of:=INDIRECT(CONCATENATE(&quot;A&quot;;(ROW()-2)*6+1))" office:value-type="string" office:string-value="funcB5" calcext:value-type="string">
            <text:p>funcB5</text:p>
          </table:table-cell>
          <table:table-cell table:formula="of:=AVERAGE(INDIRECT(CONCATENATE(&quot;A&quot;;(ROW()-2)*6+2)):INDIRECT(CONCATENATE(&quot;A&quot;;(ROW()-2)*6+6)))" office:value-type="float" office:value="-2.278992" calcext:value-type="float">
            <text:p>-2.278992</text:p>
          </table:table-cell>
          <table:table-cell table:number-columns-repeated="2"/>
          <table:table-cell table:formula="of:=-1*INDIRECT(ADDRESS(ROW();2;1;;&quot;Small+Medium&quot;))" office:value-type="float" office:value="-1.98" calcext:value-type="float">
            <text:p>-1.98</text:p>
          </table:table-cell>
          <table:table-cell/>
          <table:table-cell table:style-name="ce5" table:formula="of:=(([.F15]-[.I15]))" office:value-type="float" office:value="-0.298992" calcext:value-type="float">
            <text:p>-0.30</text:p>
          </table:table-cell>
        </table:table-row>
        <table:table-row table:style-name="ro1">
          <table:table-cell office:value-type="float" office:value="-30.0618" calcext:value-type="float">
            <text:p>-30.0618</text:p>
          </table:table-cell>
          <table:table-cell table:number-columns-repeated="3"/>
          <table:table-cell table:formula="of:=INDIRECT(CONCATENATE(&quot;A&quot;;(ROW()-2)*6+1))" office:value-type="string" office:string-value="funcB7" calcext:value-type="string">
            <text:p>funcB7</text:p>
          </table:table-cell>
          <table:table-cell table:style-name="ce4" table:formula="of:=AVERAGE(INDIRECT(CONCATENATE(&quot;A&quot;;(ROW()-2)*6+2)):INDIRECT(CONCATENATE(&quot;A&quot;;(ROW()-2)*6+6)))" office:value-type="float" office:value="0.00000000007050284634" calcext:value-type="float">
            <text:p>7.05E-011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5" table:formula="of:=(([.F16]-[.I16]))" office:value-type="float" office:value="0.00000000007050284634" calcext:value-type="float">
            <text:p>0.00</text:p>
          </table:table-cell>
        </table:table-row>
        <table:table-row table:style-name="ro1">
          <table:table-cell office:value-type="float" office:value="-85.4638" calcext:value-type="float">
            <text:p>-85.4638</text:p>
          </table:table-cell>
          <table:table-cell table:number-columns-repeated="3"/>
          <table:table-cell table:formula="of:=INDIRECT(CONCATENATE(&quot;A&quot;;(ROW()-2)*6+1))" office:value-type="string" office:string-value="funcB8" calcext:value-type="string">
            <text:p>funcB8</text:p>
          </table:table-cell>
          <table:table-cell table:formula="of:=AVERAGE(INDIRECT(CONCATENATE(&quot;A&quot;;(ROW()-2)*6+2)):INDIRECT(CONCATENATE(&quot;A&quot;;(ROW()-2)*6+6)))" office:value-type="float" office:value="27.149179004" calcext:value-type="float">
            <text:p>27.149179004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5" table:formula="of:=(([.F17]-[.I17]))" office:value-type="float" office:value="27.149179004" calcext:value-type="float">
            <text:p>27.15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9" calcext:value-type="string">
            <text:p>funcB9</text:p>
          </table:table-cell>
          <table:table-cell table:style-name="ce4" table:formula="of:=AVERAGE(INDIRECT(CONCATENATE(&quot;A&quot;;(ROW()-2)*6+2)):INDIRECT(CONCATENATE(&quot;A&quot;;(ROW()-2)*6+6)))" office:value-type="float" office:value="3.508296E-015" calcext:value-type="float">
            <text:p>3.51E-015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5" table:formula="of:=(([.F18]-[.I18]))" office:value-type="float" office:value="3.508296E-015" calcext:value-type="float">
            <text:p>0.00</text:p>
          </table:table-cell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7"/>
          <table:table-cell table:style-name="ce2"/>
          <table:table-cell/>
          <table:table-cell table:style-name="ce6" table:formula="of:=AVERAGE([.K2:.K18])" office:value-type="float" office:value="4.88027448259242" calcext:value-type="float">
            <text:p>4.88</text:p>
          </table:table-cell>
        </table:table-row>
        <table:table-row table:style-name="ro1">
          <table:table-cell office:value-type="float" office:value="-18.0217" calcext:value-type="float">
            <text:p>-18.0217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float" office:value="-18.973" calcext:value-type="float">
            <text:p>-18.973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float" office:value="-11.1016" calcext:value-type="float">
            <text:p>-11.101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float" office:value="-19.3283" calcext:value-type="float">
            <text:p>-19.3283</text:p>
          </table:table-cell>
          <table:table-cell table:number-columns-repeated="10"/>
        </table:table-row>
        <table:table-row table:style-name="ro1">
          <table:table-cell office:value-type="float" office:value="-20.2278" calcext:value-type="float">
            <text:p>-20.22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0"/>
        </table:table-row>
        <table:table-row table:style-name="ro1">
          <table:table-cell office:value-type="float" office:value="-1.4" calcext:value-type="float">
            <text:p>-1.4</text:p>
          </table:table-cell>
          <table:table-cell table:number-columns-repeated="10"/>
        </table:table-row>
        <table:table-row table:style-name="ro1">
          <table:table-cell office:value-type="float" office:value="-1.4" calcext:value-type="float">
            <text:p>-1.4</text:p>
          </table:table-cell>
          <table:table-cell table:number-columns-repeated="10"/>
        </table:table-row>
        <table:table-row table:style-name="ro1">
          <table:table-cell office:value-type="float" office:value="-1.4" calcext:value-type="float">
            <text:p>-1.4</text:p>
          </table:table-cell>
          <table:table-cell table:number-columns-repeated="10"/>
        </table:table-row>
        <table:table-row table:style-name="ro1">
          <table:table-cell office:value-type="float" office:value="-1.4" calcext:value-type="float">
            <text:p>-1.4</text:p>
          </table:table-cell>
          <table:table-cell table:number-columns-repeated="10"/>
        </table:table-row>
        <table:table-row table:style-name="ro1">
          <table:table-cell office:value-type="float" office:value="-1.4" calcext:value-type="float">
            <text:p>-1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0"/>
        </table:table-row>
        <table:table-row table:style-name="ro1">
          <table:table-cell office:value-type="float" office:value="-16.4487" calcext:value-type="float">
            <text:p>-16.4487</text:p>
          </table:table-cell>
          <table:table-cell table:number-columns-repeated="10"/>
        </table:table-row>
        <table:table-row table:style-name="ro1">
          <table:table-cell office:value-type="float" office:value="-16.0994" calcext:value-type="float">
            <text:p>-16.0994</text:p>
          </table:table-cell>
          <table:table-cell table:number-columns-repeated="10"/>
        </table:table-row>
        <table:table-row table:style-name="ro1">
          <table:table-cell office:value-type="float" office:value="-15.701" calcext:value-type="float">
            <text:p>-15.701</text:p>
          </table:table-cell>
          <table:table-cell table:number-columns-repeated="10"/>
        </table:table-row>
        <table:table-row table:style-name="ro1">
          <table:table-cell office:value-type="float" office:value="-15.701" calcext:value-type="float">
            <text:p>-15.701</text:p>
          </table:table-cell>
          <table:table-cell table:number-columns-repeated="10"/>
        </table:table-row>
        <table:table-row table:style-name="ro1">
          <table:table-cell office:value-type="float" office:value="-15.701" calcext:value-type="float">
            <text:p>-15.7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0"/>
        </table:table-row>
        <table:table-row table:style-name="ro1">
          <table:table-cell office:value-type="float" office:value="20.0977" calcext:value-type="float">
            <text:p>20.0977</text:p>
          </table:table-cell>
          <table:table-cell table:number-columns-repeated="10"/>
        </table:table-row>
        <table:table-row table:style-name="ro1">
          <table:table-cell office:value-type="float" office:value="26.131" calcext:value-type="float">
            <text:p>26.131</text:p>
          </table:table-cell>
          <table:table-cell table:number-columns-repeated="10"/>
        </table:table-row>
        <table:table-row table:style-name="ro1">
          <table:table-cell office:value-type="float" office:value="20.9088" calcext:value-type="float">
            <text:p>20.9088</text:p>
          </table:table-cell>
          <table:table-cell table:number-columns-repeated="10"/>
        </table:table-row>
        <table:table-row table:style-name="ro1">
          <table:table-cell office:value-type="float" office:value="31.9651" calcext:value-type="float">
            <text:p>31.9651</text:p>
          </table:table-cell>
          <table:table-cell table:number-columns-repeated="10"/>
        </table:table-row>
        <table:table-row table:style-name="ro1">
          <table:table-cell office:value-type="float" office:value="22.7781" calcext:value-type="float">
            <text:p>22.77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0"/>
        </table:table-row>
        <table:table-row table:style-name="ro1">
          <table:table-cell office:value-type="float" office:value="-457.07" calcext:value-type="float">
            <text:p>-457.07</text:p>
          </table:table-cell>
          <table:table-cell table:number-columns-repeated="10"/>
        </table:table-row>
        <table:table-row table:style-name="ro1">
          <table:table-cell office:value-type="float" office:value="-483.629" calcext:value-type="float">
            <text:p>-483.629</text:p>
          </table:table-cell>
          <table:table-cell table:number-columns-repeated="10"/>
        </table:table-row>
        <table:table-row table:style-name="ro1">
          <table:table-cell office:value-type="float" office:value="-488.171" calcext:value-type="float">
            <text:p>-488.171</text:p>
          </table:table-cell>
          <table:table-cell table:number-columns-repeated="10"/>
        </table:table-row>
        <table:table-row table:style-name="ro1">
          <table:table-cell office:value-type="float" office:value="-477.664" calcext:value-type="float">
            <text:p>-477.664</text:p>
          </table:table-cell>
          <table:table-cell table:number-columns-repeated="10"/>
        </table:table-row>
        <table:table-row table:style-name="ro1">
          <table:table-cell office:value-type="float" office:value="-453.13" calcext:value-type="float">
            <text:p>-453.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1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599994" calcext:value-type="float">
            <text:p>-0.599994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0"/>
        </table:table-row>
        <table:table-row table:style-name="ro1">
          <table:table-cell office:value-type="float" office:value="-10.242" calcext:value-type="float">
            <text:p>-10.242</text:p>
          </table:table-cell>
          <table:table-cell table:number-columns-repeated="10"/>
        </table:table-row>
        <table:table-row table:style-name="ro1">
          <table:table-cell office:value-type="float" office:value="-14.7653" calcext:value-type="float">
            <text:p>-14.7653</text:p>
          </table:table-cell>
          <table:table-cell table:number-columns-repeated="10"/>
        </table:table-row>
        <table:table-row table:style-name="ro1">
          <table:table-cell office:value-type="float" office:value="-18.8327" calcext:value-type="float">
            <text:p>-18.8327</text:p>
          </table:table-cell>
          <table:table-cell table:number-columns-repeated="10"/>
        </table:table-row>
        <table:table-row table:style-name="ro1">
          <table:table-cell office:value-type="float" office:value="-11.0852" calcext:value-type="float">
            <text:p>-11.0852</text:p>
          </table:table-cell>
          <table:table-cell table:number-columns-repeated="10"/>
        </table:table-row>
        <table:table-row table:style-name="ro1">
          <table:table-cell office:value-type="float" office:value="-10.8279" calcext:value-type="float">
            <text:p>-10.82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0"/>
        </table:table-row>
        <table:table-row table:style-name="ro1">
          <table:table-cell office:value-type="float" office:value="-6591.85" calcext:value-type="float">
            <text:p>-6591.85</text:p>
          </table:table-cell>
          <table:table-cell table:number-columns-repeated="10"/>
        </table:table-row>
        <table:table-row table:style-name="ro1">
          <table:table-cell office:value-type="float" office:value="-6598.46" calcext:value-type="float">
            <text:p>-6598.46</text:p>
          </table:table-cell>
          <table:table-cell table:number-columns-repeated="10"/>
        </table:table-row>
        <table:table-row table:style-name="ro1">
          <table:table-cell office:value-type="float" office:value="-6596.53" calcext:value-type="float">
            <text:p>-6596.53</text:p>
          </table:table-cell>
          <table:table-cell table:number-columns-repeated="10"/>
        </table:table-row>
        <table:table-row table:style-name="ro1">
          <table:table-cell office:value-type="float" office:value="-6598.38" calcext:value-type="float">
            <text:p>-6598.38</text:p>
          </table:table-cell>
          <table:table-cell table:number-columns-repeated="10"/>
        </table:table-row>
        <table:table-row table:style-name="ro1">
          <table:table-cell office:value-type="float" office:value="-6598.56" calcext:value-type="float">
            <text:p>-6598.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0"/>
        </table:table-row>
        <table:table-row table:style-name="ro1">
          <table:table-cell office:value-type="float" office:value="-6.34501" calcext:value-type="float">
            <text:p>-6.34501</text:p>
          </table:table-cell>
          <table:table-cell table:number-columns-repeated="10"/>
        </table:table-row>
        <table:table-row table:style-name="ro1">
          <table:table-cell office:value-type="float" office:value="-10.7473" calcext:value-type="float">
            <text:p>-10.7473</text:p>
          </table:table-cell>
          <table:table-cell table:number-columns-repeated="10"/>
        </table:table-row>
        <table:table-row table:style-name="ro1">
          <table:table-cell office:value-type="float" office:value="-4.23837" calcext:value-type="float">
            <text:p>-4.23837</text:p>
          </table:table-cell>
          <table:table-cell table:number-columns-repeated="10"/>
        </table:table-row>
        <table:table-row table:style-name="ro1">
          <table:table-cell office:value-type="float" office:value="-6.1377" calcext:value-type="float">
            <text:p>-6.1377</text:p>
          </table:table-cell>
          <table:table-cell table:number-columns-repeated="10"/>
        </table:table-row>
        <table:table-row table:style-name="ro1">
          <table:table-cell office:value-type="float" office:value="-1.77123" calcext:value-type="float">
            <text:p>-1.771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0"/>
        </table:table-row>
        <table:table-row table:style-name="ro1">
          <table:table-cell office:value-type="float" office:value="-2.2801" calcext:value-type="float">
            <text:p>-2.2801</text:p>
          </table:table-cell>
          <table:table-cell table:number-columns-repeated="10"/>
        </table:table-row>
        <table:table-row table:style-name="ro1">
          <table:table-cell office:value-type="float" office:value="-2.28034" calcext:value-type="float">
            <text:p>-2.28034</text:p>
          </table:table-cell>
          <table:table-cell table:number-columns-repeated="10"/>
        </table:table-row>
        <table:table-row table:style-name="ro1">
          <table:table-cell office:value-type="float" office:value="-2.28019" calcext:value-type="float">
            <text:p>-2.28019</text:p>
          </table:table-cell>
          <table:table-cell table:number-columns-repeated="10"/>
        </table:table-row>
        <table:table-row table:style-name="ro1">
          <table:table-cell office:value-type="float" office:value="-2.27331" calcext:value-type="float">
            <text:p>-2.27331</text:p>
          </table:table-cell>
          <table:table-cell table:number-columns-repeated="10"/>
        </table:table-row>
        <table:table-row table:style-name="ro1">
          <table:table-cell office:value-type="float" office:value="-2.28102" calcext:value-type="float">
            <text:p>-2.281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0368061" calcext:value-type="float">
            <text:p>3.68E-012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628972" calcext:value-type="float">
            <text:p>6.29E-01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000284217" calcext:value-type="float">
            <text:p>2.84E-014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285908" calcext:value-type="float">
            <text:p>2.86E-0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0"/>
        </table:table-row>
        <table:table-row table:style-name="ro1">
          <table:table-cell office:value-type="float" office:value="0.578911" calcext:value-type="float">
            <text:p>0.578911</text:p>
          </table:table-cell>
          <table:table-cell table:number-columns-repeated="10"/>
        </table:table-row>
        <table:table-row table:style-name="ro1">
          <table:table-cell office:value-type="float" office:value="0.00518402" calcext:value-type="float">
            <text:p>0.00518402</text:p>
          </table:table-cell>
          <table:table-cell table:number-columns-repeated="10"/>
        </table:table-row>
        <table:table-row table:style-name="ro1">
          <table:table-cell office:value-type="float" office:value="18.5651" calcext:value-type="float">
            <text:p>18.5651</text:p>
          </table:table-cell>
          <table:table-cell table:number-columns-repeated="10"/>
        </table:table-row>
        <table:table-row table:style-name="ro1">
          <table:table-cell office:value-type="float" office:value="96.542" calcext:value-type="float">
            <text:p>96.542</text:p>
          </table:table-cell>
          <table:table-cell table:number-columns-repeated="10"/>
        </table:table-row>
        <table:table-row table:style-name="ro1">
          <table:table-cell office:value-type="float" office:value="20.0547" calcext:value-type="float">
            <text:p>20.05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0"/>
        </table:table-row>
        <table:table-row table:style-name="ro1">
          <table:table-cell table:style-name="ce4" office:value-type="float" office:value="2.22045E-016" calcext:value-type="float">
            <text:p>2.22E-016</text:p>
          </table:table-cell>
          <table:table-cell table:number-columns-repeated="10"/>
        </table:table-row>
        <table:table-row table:style-name="ro1">
          <table:table-cell table:style-name="ce4" office:value-type="float" office:value="2.22045E-016" calcext:value-type="float">
            <text:p>2.22E-016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000166533" calcext:value-type="float">
            <text:p>1.67E-014</text:p>
          </table:table-cell>
          <table:table-cell table:number-columns-repeated="10"/>
        </table:table-row>
        <table:table-row table:style-name="ro1">
          <table:table-cell table:style-name="ce4" office:value-type="float" office:value="2.22045E-016" calcext:value-type="float">
            <text:p>2.22E-016</text:p>
          </table:table-cell>
          <table:table-cell table:number-columns-repeated="10"/>
        </table:table-row>
        <table:table-row table:style-name="ro1">
          <table:table-cell table:style-name="ce4" office:value-type="float" office:value="2.22045E-016" calcext:value-type="float">
            <text:p>2.22E-016</text:p>
          </table:table-cell>
          <table:table-cell table:number-columns-repeated="10"/>
        </table:table-row>
      </table:table>
      <table:table table:name="Sheet4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3"/>
          <table:table-cell office:value-type="string" calcext:value-type="string">
            <text:p>Instancia</text:p>
          </table:table-cell>
          <table:table-cell office:value-type="string" calcext:value-type="string">
            <text:p>Score</text:p>
          </table:table-cell>
          <table:table-cell table:number-columns-repeated="2"/>
          <table:table-cell office:value-type="string" calcext:value-type="string">
            <text:p>Minimo</text:p>
          </table:table-cell>
          <table:table-cell table:number-columns-repeated="2"/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1" calcext:value-type="string">
            <text:p>funcA1</text:p>
          </table:table-cell>
          <table:table-cell table:formula="of:=AVERAGE(INDIRECT(CONCATENATE(&quot;A&quot;;(ROW()-2)*6+2)):INDIRECT(CONCATENATE(&quot;A&quot;;(ROW()-2)*6+6)))" office:value-type="float" office:value="-37.0813" calcext:value-type="float">
            <text:p>-37.0813</text:p>
          </table:table-cell>
          <table:table-cell table:number-columns-repeated="2"/>
          <table:table-cell table:formula="of:=INDIRECT(ADDRESS(ROW();2;1;;&quot;Small+Medium&quot;))" office:value-type="float" office:value="-37" calcext:value-type="float">
            <text:p>-37</text:p>
          </table:table-cell>
          <table:table-cell/>
          <table:table-cell table:style-name="ce6" table:formula="of:=(([.F2]-[.I2]))" office:value-type="float" office:value="-0.0812999999999988" calcext:value-type="float">
            <text:p>-0.08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2" calcext:value-type="string">
            <text:p>funcA2</text:p>
          </table:table-cell>
          <table:table-cell table:formula="of:=AVERAGE(INDIRECT(CONCATENATE(&quot;A&quot;;(ROW()-2)*6+2)):INDIRECT(CONCATENATE(&quot;A&quot;;(ROW()-2)*6+6)))" office:value-type="float" office:value="-49.0201" calcext:value-type="float">
            <text:p>-49.0201</text:p>
          </table:table-cell>
          <table:table-cell table:number-columns-repeated="2"/>
          <table:table-cell table:formula="of:=INDIRECT(ADDRESS(ROW();2;1;;&quot;Small+Medium&quot;))" office:value-type="float" office:value="-49" calcext:value-type="float">
            <text:p>-49</text:p>
          </table:table-cell>
          <table:table-cell/>
          <table:table-cell table:style-name="ce6" table:formula="of:=(([.F3]-[.I3]))" office:value-type="float" office:value="-0.0200999999999993" calcext:value-type="float">
            <text:p>-0.02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3" calcext:value-type="string">
            <text:p>funcA3</text:p>
          </table:table-cell>
          <table:table-cell table:formula="of:=AVERAGE(INDIRECT(CONCATENATE(&quot;A&quot;;(ROW()-2)*6+2)):INDIRECT(CONCATENATE(&quot;A&quot;;(ROW()-2)*6+6)))" office:value-type="float" office:value="-22.275" calcext:value-type="float">
            <text:p>-22.275</text:p>
          </table:table-cell>
          <table:table-cell table:number-columns-repeated="2"/>
          <table:table-cell table:formula="of:=INDIRECT(ADDRESS(ROW();2;1;;&quot;Small+Medium&quot;))" office:value-type="float" office:value="-85.09" calcext:value-type="float">
            <text:p>-85.09</text:p>
          </table:table-cell>
          <table:table-cell/>
          <table:table-cell table:style-name="ce6" table:formula="of:=(([.F4]-[.I4]))" office:value-type="float" office:value="62.815" calcext:value-type="float">
            <text:p>62.82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4" calcext:value-type="string">
            <text:p>funcA4</text:p>
          </table:table-cell>
          <table:table-cell table:formula="of:=AVERAGE(INDIRECT(CONCATENATE(&quot;A&quot;;(ROW()-2)*6+2)):INDIRECT(CONCATENATE(&quot;A&quot;;(ROW()-2)*6+6)))" office:value-type="float" office:value="-17.70836" calcext:value-type="float">
            <text:p>-17.70836</text:p>
          </table:table-cell>
          <table:table-cell table:number-columns-repeated="2"/>
          <table:table-cell table:formula="of:=INDIRECT(ADDRESS(ROW();2;1;;&quot;Small+Medium&quot;))" office:value-type="float" office:value="-29.2" calcext:value-type="float">
            <text:p>-29.2</text:p>
          </table:table-cell>
          <table:table-cell/>
          <table:table-cell table:style-name="ce6" table:formula="of:=(([.F5]-[.I5]))" office:value-type="float" office:value="11.49164" calcext:value-type="float">
            <text:p>11.49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5" calcext:value-type="string">
            <text:p>funcA5</text:p>
          </table:table-cell>
          <table:table-cell table:formula="of:=AVERAGE(INDIRECT(CONCATENATE(&quot;A&quot;;(ROW()-2)*6+2)):INDIRECT(CONCATENATE(&quot;A&quot;;(ROW()-2)*6+6)))" office:value-type="float" office:value="-19.2001" calcext:value-type="float">
            <text:p>-19.2001</text:p>
          </table:table-cell>
          <table:table-cell table:number-columns-repeated="2"/>
          <table:table-cell table:formula="of:=INDIRECT(ADDRESS(ROW();2;1;;&quot;Small+Medium&quot;))" office:value-type="float" office:value="-19" calcext:value-type="float">
            <text:p>-19</text:p>
          </table:table-cell>
          <table:table-cell/>
          <table:table-cell table:style-name="ce6" table:formula="of:=(([.F6]-[.I6]))" office:value-type="float" office:value="-0.200099999999999" calcext:value-type="float">
            <text:p>-0.20</text:p>
          </table:table-cell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3"/>
          <table:table-cell table:formula="of:=INDIRECT(CONCATENATE(&quot;A&quot;;(ROW()-2)*6+1))" office:value-type="string" office:string-value="funcA6" calcext:value-type="string">
            <text:p>funcA6</text:p>
          </table:table-cell>
          <table:table-cell table:formula="of:=AVERAGE(INDIRECT(CONCATENATE(&quot;A&quot;;(ROW()-2)*6+2)):INDIRECT(CONCATENATE(&quot;A&quot;;(ROW()-2)*6+6)))" office:value-type="float" office:value="-2.504902" calcext:value-type="float">
            <text:p>-2.504902</text:p>
          </table:table-cell>
          <table:table-cell table:number-columns-repeated="2"/>
          <table:table-cell table:formula="of:=INDIRECT(ADDRESS(ROW();2;1;;&quot;Small+Medium&quot;))" office:value-type="float" office:value="-3.25" calcext:value-type="float">
            <text:p>-3.25</text:p>
          </table:table-cell>
          <table:table-cell/>
          <table:table-cell table:style-name="ce6" table:formula="of:=(([.F7]-[.I7]))" office:value-type="float" office:value="0.745098" calcext:value-type="float">
            <text:p>0.75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7" calcext:value-type="string">
            <text:p>funcA7</text:p>
          </table:table-cell>
          <table:table-cell table:formula="of:=AVERAGE(INDIRECT(CONCATENATE(&quot;A&quot;;(ROW()-2)*6+2)):INDIRECT(CONCATENATE(&quot;A&quot;;(ROW()-2)*6+6)))" office:value-type="float" office:value="-16.51984" calcext:value-type="float">
            <text:p>-16.51984</text:p>
          </table:table-cell>
          <table:table-cell table:number-columns-repeated="2"/>
          <table:table-cell table:formula="of:=INDIRECT(ADDRESS(ROW();2;1;;&quot;Small+Medium&quot;))" office:value-type="float" office:value="-18.4" calcext:value-type="float">
            <text:p>-18.4</text:p>
          </table:table-cell>
          <table:table-cell/>
          <table:table-cell table:style-name="ce6" table:formula="of:=(([.F8]-[.I8]))" office:value-type="float" office:value="1.88016" calcext:value-type="float">
            <text:p>1.88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8" calcext:value-type="string">
            <text:p>funcA8</text:p>
          </table:table-cell>
          <table:table-cell table:formula="of:=AVERAGE(INDIRECT(CONCATENATE(&quot;A&quot;;(ROW()-2)*6+2)):INDIRECT(CONCATENATE(&quot;A&quot;;(ROW()-2)*6+6)))" office:value-type="float" office:value="20.0974" calcext:value-type="float">
            <text:p>20.0974</text:p>
          </table:table-cell>
          <table:table-cell table:number-columns-repeated="2"/>
          <table:table-cell table:formula="of:=INDIRECT(ADDRESS(ROW();2;1;;&quot;Small+Medium&quot;))" office:value-type="float" office:value="14.99" calcext:value-type="float">
            <text:p>14.99</text:p>
          </table:table-cell>
          <table:table-cell/>
          <table:table-cell table:style-name="ce6" table:formula="of:=(([.F9]-[.I9]))" office:value-type="float" office:value="5.1074" calcext:value-type="float">
            <text:p>5.11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9" calcext:value-type="string">
            <text:p>funcA9</text:p>
          </table:table-cell>
          <table:table-cell table:formula="of:=AVERAGE(INDIRECT(CONCATENATE(&quot;A&quot;;(ROW()-2)*6+2)):INDIRECT(CONCATENATE(&quot;A&quot;;(ROW()-2)*6+6)))" office:value-type="float" office:value="-478.3226" calcext:value-type="float">
            <text:p>-478.3226</text:p>
          </table:table-cell>
          <table:table-cell table:number-columns-repeated="2"/>
          <table:table-cell table:formula="of:=INDIRECT(ADDRESS(ROW();2;1;;&quot;Small+Medium&quot;))" office:value-type="float" office:value="-453.61" calcext:value-type="float">
            <text:p>-453.61</text:p>
          </table:table-cell>
          <table:table-cell/>
          <table:table-cell table:style-name="ce6" table:formula="of:=(([.F10]-[.I10]))" office:value-type="float" office:value="-24.7126000000001" calcext:value-type="float">
            <text:p>-24.71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B1" calcext:value-type="string">
            <text:p>funcB1</text:p>
          </table:table-cell>
          <table:table-cell table:formula="of:=AVERAGE(INDIRECT(CONCATENATE(&quot;A&quot;;(ROW()-2)*6+2)):INDIRECT(CONCATENATE(&quot;A&quot;;(ROW()-2)*6+6)))" office:value-type="float" office:value="1.297898" calcext:value-type="float">
            <text:p>1.297898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1]-[.I11]))" office:value-type="float" office:value="1.297898" calcext:value-type="float">
            <text:p>1.30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B2" calcext:value-type="string">
            <text:p>funcB2</text:p>
          </table:table-cell>
          <table:table-cell table:formula="of:=AVERAGE(INDIRECT(CONCATENATE(&quot;A&quot;;(ROW()-2)*6+2)):INDIRECT(CONCATENATE(&quot;A&quot;;(ROW()-2)*6+6)))" office:value-type="float" office:value="-9.92655" calcext:value-type="float">
            <text:p>-9.92655</text:p>
          </table:table-cell>
          <table:table-cell table:number-columns-repeated="2"/>
          <table:table-cell table:formula="of:=INDIRECT(ADDRESS(ROW();2;1;;&quot;Small+Medium&quot;))" office:value-type="float" office:value="-12.68" calcext:value-type="float">
            <text:p>-12.68</text:p>
          </table:table-cell>
          <table:table-cell/>
          <table:table-cell table:style-name="ce6" table:formula="of:=(([.F12]-[.I12]))" office:value-type="float" office:value="2.75345" calcext:value-type="float">
            <text:p>2.75</text:p>
          </table:table-cell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3"/>
          <table:table-cell table:formula="of:=INDIRECT(CONCATENATE(&quot;A&quot;;(ROW()-2)*6+1))" office:value-type="string" office:string-value="funcB3" calcext:value-type="string">
            <text:p>funcB3</text:p>
          </table:table-cell>
          <table:table-cell table:formula="of:=AVERAGE(INDIRECT(CONCATENATE(&quot;A&quot;;(ROW()-2)*6+2)):INDIRECT(CONCATENATE(&quot;A&quot;;(ROW()-2)*6+6)))" office:value-type="float" office:value="-6597.536" calcext:value-type="float">
            <text:p>-6597.536</text:p>
          </table:table-cell>
          <table:table-cell table:number-columns-repeated="2"/>
          <table:table-cell table:formula="of:=-1*INDIRECT(ADDRESS(ROW();2;1;;&quot;Small+Medium&quot;))" office:value-type="float" office:value="-6600" calcext:value-type="float">
            <text:p>-6600</text:p>
          </table:table-cell>
          <table:table-cell/>
          <table:table-cell table:style-name="ce6" table:formula="of:=(([.F13]-[.I13]))" office:value-type="float" office:value="2.46399999999994" calcext:value-type="float">
            <text:p>2.46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4" calcext:value-type="string">
            <text:p>funcB4</text:p>
          </table:table-cell>
          <table:table-cell table:formula="of:=AVERAGE(INDIRECT(CONCATENATE(&quot;A&quot;;(ROW()-2)*6+2)):INDIRECT(CONCATENATE(&quot;A&quot;;(ROW()-2)*6+6)))" office:value-type="float" office:value="-1.1631446" calcext:value-type="float">
            <text:p>-1.1631446</text:p>
          </table:table-cell>
          <table:table-cell table:number-columns-repeated="2"/>
          <table:table-cell table:formula="of:=-1*INDIRECT(ADDRESS(ROW();2;1;;&quot;Small+Medium&quot;))" office:value-type="float" office:value="-9.56" calcext:value-type="float">
            <text:p>-9.56</text:p>
          </table:table-cell>
          <table:table-cell/>
          <table:table-cell table:style-name="ce6" table:formula="of:=(([.F14]-[.I14]))" office:value-type="float" office:value="8.3968554" calcext:value-type="float">
            <text:p>8.40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5" calcext:value-type="string">
            <text:p>funcB5</text:p>
          </table:table-cell>
          <table:table-cell table:formula="of:=AVERAGE(INDIRECT(CONCATENATE(&quot;A&quot;;(ROW()-2)*6+2)):INDIRECT(CONCATENATE(&quot;A&quot;;(ROW()-2)*6+6)))" office:value-type="float" office:value="-2.163764" calcext:value-type="float">
            <text:p>-2.163764</text:p>
          </table:table-cell>
          <table:table-cell table:number-columns-repeated="2"/>
          <table:table-cell table:formula="of:=-1*INDIRECT(ADDRESS(ROW();2;1;;&quot;Small+Medium&quot;))" office:value-type="float" office:value="-1.98" calcext:value-type="float">
            <text:p>-1.98</text:p>
          </table:table-cell>
          <table:table-cell/>
          <table:table-cell table:style-name="ce6" table:formula="of:=(([.F15]-[.I15]))" office:value-type="float" office:value="-0.183764" calcext:value-type="float">
            <text:p>-0.18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7" calcext:value-type="string">
            <text:p>funcB7</text:p>
          </table:table-cell>
          <table:table-cell table:style-name="ce4" table:formula="of:=AVERAGE(INDIRECT(CONCATENATE(&quot;A&quot;;(ROW()-2)*6+2)):INDIRECT(CONCATENATE(&quot;A&quot;;(ROW()-2)*6+6)))" office:value-type="float" office:value="2.2223725" calcext:value-type="float">
            <text:p>2.22E+000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6]-[.I16]))" office:value-type="float" office:value="2.2223725" calcext:value-type="float">
            <text:p>2.22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8" calcext:value-type="string">
            <text:p>funcB8</text:p>
          </table:table-cell>
          <table:table-cell table:formula="of:=AVERAGE(INDIRECT(CONCATENATE(&quot;A&quot;;(ROW()-2)*6+2)):INDIRECT(CONCATENATE(&quot;A&quot;;(ROW()-2)*6+6)))" office:value-type="float" office:value="198.796" calcext:value-type="float">
            <text:p>198.796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7]-[.I17]))" office:value-type="float" office:value="198.796" calcext:value-type="float">
            <text:p>198.80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9" calcext:value-type="string">
            <text:p>funcB9</text:p>
          </table:table-cell>
          <table:table-cell table:style-name="ce4" table:formula="of:=AVERAGE(INDIRECT(CONCATENATE(&quot;A&quot;;(ROW()-2)*6+2)):INDIRECT(CONCATENATE(&quot;A&quot;;(ROW()-2)*6+6)))" office:value-type="float" office:value="0.000000002148840177636" calcext:value-type="float">
            <text:p>2.15E-009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8]-[.I18]))" office:value-type="float" office:value="0.000000002148840177636" calcext:value-type="float">
            <text:p>0.00</text:p>
          </table:table-cell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7"/>
          <table:table-cell table:style-name="ce2"/>
          <table:table-cell/>
          <table:table-cell table:style-name="ce6" table:formula="of:=AVERAGE([.K2:.K18])" office:value-type="float" office:value="16.0454123471852" calcext:value-type="float">
            <text:p>16.05</text:p>
          </table:table-cell>
        </table:table-row>
        <table:table-row table:style-name="ro1">
          <table:table-cell office:value-type="float" office:value="-18.5408" calcext:value-type="float">
            <text:p>-18.5408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17.31" calcext:value-type="float">
            <text:p>-17.31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19.7337" calcext:value-type="float">
            <text:p>-19.7337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17.256" calcext:value-type="float">
            <text:p>-17.256</text:p>
          </table:table-cell>
          <table:table-cell table:number-columns-repeated="10"/>
        </table:table-row>
        <table:table-row table:style-name="ro1">
          <table:table-cell office:value-type="float" office:value="-15.7013" calcext:value-type="float">
            <text:p>-15.70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0"/>
        </table:table-row>
        <table:table-row table:style-name="ro1">
          <table:table-cell office:value-type="float" office:value="-3.29978" calcext:value-type="float">
            <text:p>-3.29978</text:p>
          </table:table-cell>
          <table:table-cell table:number-columns-repeated="10"/>
        </table:table-row>
        <table:table-row table:style-name="ro1">
          <table:table-cell office:value-type="float" office:value="-3.2225" calcext:value-type="float">
            <text:p>-3.2225</text:p>
          </table:table-cell>
          <table:table-cell table:number-columns-repeated="10"/>
        </table:table-row>
        <table:table-row table:style-name="ro1">
          <table:table-cell office:value-type="float" office:value="-3.20223" calcext:value-type="float">
            <text:p>-3.20223</text:p>
          </table:table-cell>
          <table:table-cell table:number-columns-repeated="10"/>
        </table:table-row>
        <table:table-row table:style-name="ro1">
          <table:table-cell office:value-type="float" office:value="-1.4" calcext:value-type="float">
            <text:p>-1.4</text:p>
          </table:table-cell>
          <table:table-cell table:number-columns-repeated="10"/>
        </table:table-row>
        <table:table-row table:style-name="ro1">
          <table:table-cell office:value-type="float" office:value="-1.4" calcext:value-type="float">
            <text:p>-1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0"/>
        </table:table-row>
        <table:table-row table:style-name="ro1">
          <table:table-cell office:value-type="float" office:value="-17.1098" calcext:value-type="float">
            <text:p>-17.1098</text:p>
          </table:table-cell>
          <table:table-cell table:number-columns-repeated="10"/>
        </table:table-row>
        <table:table-row table:style-name="ro1">
          <table:table-cell office:value-type="float" office:value="-16.2778" calcext:value-type="float">
            <text:p>-16.2778</text:p>
          </table:table-cell>
          <table:table-cell table:number-columns-repeated="10"/>
        </table:table-row>
        <table:table-row table:style-name="ro1">
          <table:table-cell office:value-type="float" office:value="-18.5491" calcext:value-type="float">
            <text:p>-18.5491</text:p>
          </table:table-cell>
          <table:table-cell table:number-columns-repeated="10"/>
        </table:table-row>
        <table:table-row table:style-name="ro1">
          <table:table-cell office:value-type="float" office:value="-12.1776" calcext:value-type="float">
            <text:p>-12.1776</text:p>
          </table:table-cell>
          <table:table-cell table:number-columns-repeated="10"/>
        </table:table-row>
        <table:table-row table:style-name="ro1">
          <table:table-cell office:value-type="float" office:value="-18.4849" calcext:value-type="float">
            <text:p>-18.48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0"/>
        </table:table-row>
        <table:table-row table:style-name="ro1">
          <table:table-cell office:value-type="float" office:value="19.741" calcext:value-type="float">
            <text:p>19.741</text:p>
          </table:table-cell>
          <table:table-cell table:number-columns-repeated="10"/>
        </table:table-row>
        <table:table-row table:style-name="ro1">
          <table:table-cell office:value-type="float" office:value="23.6236" calcext:value-type="float">
            <text:p>23.6236</text:p>
          </table:table-cell>
          <table:table-cell table:number-columns-repeated="10"/>
        </table:table-row>
        <table:table-row table:style-name="ro1">
          <table:table-cell office:value-type="float" office:value="18.2606" calcext:value-type="float">
            <text:p>18.2606</text:p>
          </table:table-cell>
          <table:table-cell table:number-columns-repeated="10"/>
        </table:table-row>
        <table:table-row table:style-name="ro1">
          <table:table-cell office:value-type="float" office:value="18.5184" calcext:value-type="float">
            <text:p>18.5184</text:p>
          </table:table-cell>
          <table:table-cell table:number-columns-repeated="10"/>
        </table:table-row>
        <table:table-row table:style-name="ro1">
          <table:table-cell office:value-type="float" office:value="20.3434" calcext:value-type="float">
            <text:p>20.34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0"/>
        </table:table-row>
        <table:table-row table:style-name="ro1">
          <table:table-cell office:value-type="float" office:value="-470" calcext:value-type="float">
            <text:p>-470</text:p>
          </table:table-cell>
          <table:table-cell table:number-columns-repeated="10"/>
        </table:table-row>
        <table:table-row table:style-name="ro1">
          <table:table-cell office:value-type="float" office:value="-488.845" calcext:value-type="float">
            <text:p>-488.845</text:p>
          </table:table-cell>
          <table:table-cell table:number-columns-repeated="10"/>
        </table:table-row>
        <table:table-row table:style-name="ro1">
          <table:table-cell office:value-type="float" office:value="-477.87" calcext:value-type="float">
            <text:p>-477.87</text:p>
          </table:table-cell>
          <table:table-cell table:number-columns-repeated="10"/>
        </table:table-row>
        <table:table-row table:style-name="ro1">
          <table:table-cell office:value-type="float" office:value="-482.552" calcext:value-type="float">
            <text:p>-482.552</text:p>
          </table:table-cell>
          <table:table-cell table:number-columns-repeated="10"/>
        </table:table-row>
        <table:table-row table:style-name="ro1">
          <table:table-cell office:value-type="float" office:value="-472.346" calcext:value-type="float">
            <text:p>-472.3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1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8.88949" calcext:value-type="float">
            <text:p>8.889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0"/>
        </table:table-row>
        <table:table-row table:style-name="ro1">
          <table:table-cell office:value-type="float" office:value="-9.12531" calcext:value-type="float">
            <text:p>-9.12531</text:p>
          </table:table-cell>
          <table:table-cell table:number-columns-repeated="10"/>
        </table:table-row>
        <table:table-row table:style-name="ro1">
          <table:table-cell office:value-type="float" office:value="-10.1414" calcext:value-type="float">
            <text:p>-10.1414</text:p>
          </table:table-cell>
          <table:table-cell table:number-columns-repeated="10"/>
        </table:table-row>
        <table:table-row table:style-name="ro1">
          <table:table-cell office:value-type="float" office:value="-10.7083" calcext:value-type="float">
            <text:p>-10.7083</text:p>
          </table:table-cell>
          <table:table-cell table:number-columns-repeated="10"/>
        </table:table-row>
        <table:table-row table:style-name="ro1">
          <table:table-cell office:value-type="float" office:value="-10.532" calcext:value-type="float">
            <text:p>-10.532</text:p>
          </table:table-cell>
          <table:table-cell table:number-columns-repeated="10"/>
        </table:table-row>
        <table:table-row table:style-name="ro1">
          <table:table-cell office:value-type="float" office:value="-9.12574" calcext:value-type="float">
            <text:p>-9.125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0"/>
        </table:table-row>
        <table:table-row table:style-name="ro1">
          <table:table-cell office:value-type="float" office:value="-6597.94" calcext:value-type="float">
            <text:p>-6597.94</text:p>
          </table:table-cell>
          <table:table-cell table:number-columns-repeated="10"/>
        </table:table-row>
        <table:table-row table:style-name="ro1">
          <table:table-cell office:value-type="float" office:value="-6599.41" calcext:value-type="float">
            <text:p>-6599.41</text:p>
          </table:table-cell>
          <table:table-cell table:number-columns-repeated="10"/>
        </table:table-row>
        <table:table-row table:style-name="ro1">
          <table:table-cell office:value-type="float" office:value="-6594.88" calcext:value-type="float">
            <text:p>-6594.88</text:p>
          </table:table-cell>
          <table:table-cell table:number-columns-repeated="10"/>
        </table:table-row>
        <table:table-row table:style-name="ro1">
          <table:table-cell office:value-type="float" office:value="-6598.57" calcext:value-type="float">
            <text:p>-6598.57</text:p>
          </table:table-cell>
          <table:table-cell table:number-columns-repeated="10"/>
        </table:table-row>
        <table:table-row table:style-name="ro1">
          <table:table-cell office:value-type="float" office:value="-6596.88" calcext:value-type="float">
            <text:p>-6596.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0"/>
        </table:table-row>
        <table:table-row table:style-name="ro1">
          <table:table-cell office:value-type="float" office:value="-0.989946" calcext:value-type="float">
            <text:p>-0.989946</text:p>
          </table:table-cell>
          <table:table-cell table:number-columns-repeated="10"/>
        </table:table-row>
        <table:table-row table:style-name="ro1">
          <table:table-cell office:value-type="float" office:value="-1.60593" calcext:value-type="float">
            <text:p>-1.60593</text:p>
          </table:table-cell>
          <table:table-cell table:number-columns-repeated="10"/>
        </table:table-row>
        <table:table-row table:style-name="ro1">
          <table:table-cell office:value-type="float" office:value="-0.620509" calcext:value-type="float">
            <text:p>-0.620509</text:p>
          </table:table-cell>
          <table:table-cell table:number-columns-repeated="10"/>
        </table:table-row>
        <table:table-row table:style-name="ro1">
          <table:table-cell office:value-type="float" office:value="-0.993398" calcext:value-type="float">
            <text:p>-0.993398</text:p>
          </table:table-cell>
          <table:table-cell table:number-columns-repeated="10"/>
        </table:table-row>
        <table:table-row table:style-name="ro1">
          <table:table-cell office:value-type="float" office:value="-1.60594" calcext:value-type="float">
            <text:p>-1.605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0"/>
        </table:table-row>
        <table:table-row table:style-name="ro1">
          <table:table-cell office:value-type="float" office:value="-2.1678" calcext:value-type="float">
            <text:p>-2.1678</text:p>
          </table:table-cell>
          <table:table-cell table:number-columns-repeated="10"/>
        </table:table-row>
        <table:table-row table:style-name="ro1">
          <table:table-cell office:value-type="float" office:value="-2.15846" calcext:value-type="float">
            <text:p>-2.15846</text:p>
          </table:table-cell>
          <table:table-cell table:number-columns-repeated="10"/>
        </table:table-row>
        <table:table-row table:style-name="ro1">
          <table:table-cell office:value-type="float" office:value="-2.15917" calcext:value-type="float">
            <text:p>-2.15917</text:p>
          </table:table-cell>
          <table:table-cell table:number-columns-repeated="10"/>
        </table:table-row>
        <table:table-row table:style-name="ro1">
          <table:table-cell office:value-type="float" office:value="-2.12156" calcext:value-type="float">
            <text:p>-2.12156</text:p>
          </table:table-cell>
          <table:table-cell table:number-columns-repeated="10"/>
        </table:table-row>
        <table:table-row table:style-name="ro1">
          <table:table-cell office:value-type="float" office:value="-2.21183" calcext:value-type="float">
            <text:p>-2.211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0"/>
        </table:table-row>
        <table:table-row table:style-name="ro1">
          <table:table-cell table:style-name="ce4" office:value-type="float" office:value="0" calcext:value-type="float">
            <text:p>0.00E+000</text:p>
          </table:table-cell>
          <table:table-cell table:number-columns-repeated="10"/>
        </table:table-row>
        <table:table-row table:style-name="ro1">
          <table:table-cell table:style-name="ce4" office:value-type="float" office:value="0" calcext:value-type="float">
            <text:p>0.00E+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0</text:p>
          </table:table-cell>
          <table:table-cell table:number-columns-repeated="10"/>
        </table:table-row>
        <table:table-row table:style-name="ro1">
          <table:table-cell table:style-name="ce4" office:value-type="float" office:value="0" calcext:value-type="float">
            <text:p>0.00E+000</text:p>
          </table:table-cell>
          <table:table-cell table:number-columns-repeated="10"/>
        </table:table-row>
        <table:table-row table:style-name="ro1">
          <table:table-cell table:style-name="ce4" office:value-type="float" office:value="8.88949" calcext:value-type="float">
            <text:p>8.89E+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0"/>
        </table:table-row>
        <table:table-row table:style-name="ro1">
          <table:table-cell office:value-type="float" office:value="199.996" calcext:value-type="float">
            <text:p>199.996</text:p>
          </table:table-cell>
          <table:table-cell table:number-columns-repeated="10"/>
        </table:table-row>
        <table:table-row table:style-name="ro1">
          <table:table-cell office:value-type="float" office:value="197.996" calcext:value-type="float">
            <text:p>197.996</text:p>
          </table:table-cell>
          <table:table-cell table:number-columns-repeated="10"/>
        </table:table-row>
        <table:table-row table:style-name="ro1">
          <table:table-cell office:value-type="float" office:value="197.996" calcext:value-type="float">
            <text:p>197.996</text:p>
          </table:table-cell>
          <table:table-cell table:number-columns-repeated="10"/>
        </table:table-row>
        <table:table-row table:style-name="ro1">
          <table:table-cell office:value-type="float" office:value="199.996" calcext:value-type="float">
            <text:p>199.996</text:p>
          </table:table-cell>
          <table:table-cell table:number-columns-repeated="10"/>
        </table:table-row>
        <table:table-row table:style-name="ro1">
          <table:table-cell office:value-type="float" office:value="197.996" calcext:value-type="float">
            <text:p>197.9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107442" calcext:value-type="float">
            <text:p>1.07E-008</text:p>
          </table:table-cell>
          <table:table-cell table:number-columns-repeated="10"/>
        </table:table-row>
        <table:table-row table:style-name="ro1">
          <table:table-cell table:style-name="ce4" office:value-type="float" office:value="2.22045E-016" calcext:value-type="float">
            <text:p>2.22E-016</text:p>
          </table:table-cell>
          <table:table-cell table:number-columns-repeated="10"/>
        </table:table-row>
        <table:table-row table:style-name="ro1">
          <table:table-cell table:style-name="ce4" office:value-type="float" office:value="2.22045E-016" calcext:value-type="float">
            <text:p>2.22E-016</text:p>
          </table:table-cell>
          <table:table-cell table:number-columns-repeated="10"/>
        </table:table-row>
        <table:table-row table:style-name="ro1">
          <table:table-cell table:style-name="ce4" office:value-type="float" office:value="2.22045E-016" calcext:value-type="float">
            <text:p>2.22E-016</text:p>
          </table:table-cell>
          <table:table-cell table:number-columns-repeated="10"/>
        </table:table-row>
        <table:table-row table:style-name="ro1">
          <table:table-cell table:style-name="ce4" office:value-type="float" office:value="2.22045E-016" calcext:value-type="float">
            <text:p>2.22E-016</text:p>
          </table:table-cell>
          <table:table-cell table:number-columns-repeated="10"/>
        </table:table-row>
      </table:table>
      <table:table table:name="Sheet5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3"/>
          <table:table-cell office:value-type="string" calcext:value-type="string">
            <text:p>Instancia</text:p>
          </table:table-cell>
          <table:table-cell office:value-type="string" calcext:value-type="string">
            <text:p>Score</text:p>
          </table:table-cell>
          <table:table-cell table:number-columns-repeated="2"/>
          <table:table-cell office:value-type="string" calcext:value-type="string">
            <text:p>Minimo</text:p>
          </table:table-cell>
          <table:table-cell table:number-columns-repeated="2"/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1" calcext:value-type="string">
            <text:p>funcA1</text:p>
          </table:table-cell>
          <table:table-cell table:formula="of:=AVERAGE(INDIRECT(CONCATENATE(&quot;A&quot;;(ROW()-2)*6+2)):INDIRECT(CONCATENATE(&quot;A&quot;;(ROW()-2)*6+6)))" office:value-type="float" office:value="-37.0813" calcext:value-type="float">
            <text:p>-37.0813</text:p>
          </table:table-cell>
          <table:table-cell table:number-columns-repeated="2"/>
          <table:table-cell table:formula="of:=INDIRECT(ADDRESS(ROW();2;1;;&quot;Small+Medium&quot;))" office:value-type="float" office:value="-37" calcext:value-type="float">
            <text:p>-37</text:p>
          </table:table-cell>
          <table:table-cell/>
          <table:table-cell table:style-name="ce6" table:formula="of:=(([.F2]-[.I2]))" office:value-type="float" office:value="-0.0812999999999988" calcext:value-type="float">
            <text:p>-0.08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2" calcext:value-type="string">
            <text:p>funcA2</text:p>
          </table:table-cell>
          <table:table-cell table:formula="of:=AVERAGE(INDIRECT(CONCATENATE(&quot;A&quot;;(ROW()-2)*6+2)):INDIRECT(CONCATENATE(&quot;A&quot;;(ROW()-2)*6+6)))" office:value-type="float" office:value="-49.0201" calcext:value-type="float">
            <text:p>-49.0201</text:p>
          </table:table-cell>
          <table:table-cell table:number-columns-repeated="2"/>
          <table:table-cell table:formula="of:=INDIRECT(ADDRESS(ROW();2;1;;&quot;Small+Medium&quot;))" office:value-type="float" office:value="-49" calcext:value-type="float">
            <text:p>-49</text:p>
          </table:table-cell>
          <table:table-cell/>
          <table:table-cell table:style-name="ce6" table:formula="of:=(([.F3]-[.I3]))" office:value-type="float" office:value="-0.0200999999999993" calcext:value-type="float">
            <text:p>-0.02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3" calcext:value-type="string">
            <text:p>funcA3</text:p>
          </table:table-cell>
          <table:table-cell table:formula="of:=AVERAGE(INDIRECT(CONCATENATE(&quot;A&quot;;(ROW()-2)*6+2)):INDIRECT(CONCATENATE(&quot;A&quot;;(ROW()-2)*6+6)))" office:value-type="float" office:value="-27.98098" calcext:value-type="float">
            <text:p>-27.98098</text:p>
          </table:table-cell>
          <table:table-cell table:number-columns-repeated="2"/>
          <table:table-cell table:formula="of:=INDIRECT(ADDRESS(ROW();2;1;;&quot;Small+Medium&quot;))" office:value-type="float" office:value="-85.09" calcext:value-type="float">
            <text:p>-85.09</text:p>
          </table:table-cell>
          <table:table-cell/>
          <table:table-cell table:style-name="ce6" table:formula="of:=(([.F4]-[.I4]))" office:value-type="float" office:value="57.10902" calcext:value-type="float">
            <text:p>57.11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4" calcext:value-type="string">
            <text:p>funcA4</text:p>
          </table:table-cell>
          <table:table-cell table:formula="of:=AVERAGE(INDIRECT(CONCATENATE(&quot;A&quot;;(ROW()-2)*6+2)):INDIRECT(CONCATENATE(&quot;A&quot;;(ROW()-2)*6+6)))" office:value-type="float" office:value="-20.96446" calcext:value-type="float">
            <text:p>-20.96446</text:p>
          </table:table-cell>
          <table:table-cell table:number-columns-repeated="2"/>
          <table:table-cell table:formula="of:=INDIRECT(ADDRESS(ROW();2;1;;&quot;Small+Medium&quot;))" office:value-type="float" office:value="-29.2" calcext:value-type="float">
            <text:p>-29.2</text:p>
          </table:table-cell>
          <table:table-cell/>
          <table:table-cell table:style-name="ce6" table:formula="of:=(([.F5]-[.I5]))" office:value-type="float" office:value="8.23554" calcext:value-type="float">
            <text:p>8.24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5" calcext:value-type="string">
            <text:p>funcA5</text:p>
          </table:table-cell>
          <table:table-cell table:formula="of:=AVERAGE(INDIRECT(CONCATENATE(&quot;A&quot;;(ROW()-2)*6+2)):INDIRECT(CONCATENATE(&quot;A&quot;;(ROW()-2)*6+6)))" office:value-type="float" office:value="-19.2001" calcext:value-type="float">
            <text:p>-19.2001</text:p>
          </table:table-cell>
          <table:table-cell table:number-columns-repeated="2"/>
          <table:table-cell table:formula="of:=INDIRECT(ADDRESS(ROW();2;1;;&quot;Small+Medium&quot;))" office:value-type="float" office:value="-19" calcext:value-type="float">
            <text:p>-19</text:p>
          </table:table-cell>
          <table:table-cell/>
          <table:table-cell table:style-name="ce6" table:formula="of:=(([.F6]-[.I6]))" office:value-type="float" office:value="-0.200099999999999" calcext:value-type="float">
            <text:p>-0.20</text:p>
          </table:table-cell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3"/>
          <table:table-cell table:formula="of:=INDIRECT(CONCATENATE(&quot;A&quot;;(ROW()-2)*6+1))" office:value-type="string" office:string-value="funcA6" calcext:value-type="string">
            <text:p>funcA6</text:p>
          </table:table-cell>
          <table:table-cell table:formula="of:=AVERAGE(INDIRECT(CONCATENATE(&quot;A&quot;;(ROW()-2)*6+2)):INDIRECT(CONCATENATE(&quot;A&quot;;(ROW()-2)*6+6)))" office:value-type="float" office:value="-2.16538" calcext:value-type="float">
            <text:p>-2.16538</text:p>
          </table:table-cell>
          <table:table-cell table:number-columns-repeated="2"/>
          <table:table-cell table:formula="of:=INDIRECT(ADDRESS(ROW();2;1;;&quot;Small+Medium&quot;))" office:value-type="float" office:value="-3.25" calcext:value-type="float">
            <text:p>-3.25</text:p>
          </table:table-cell>
          <table:table-cell/>
          <table:table-cell table:style-name="ce6" table:formula="of:=(([.F7]-[.I7]))" office:value-type="float" office:value="1.08462" calcext:value-type="float">
            <text:p>1.08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7" calcext:value-type="string">
            <text:p>funcA7</text:p>
          </table:table-cell>
          <table:table-cell table:formula="of:=AVERAGE(INDIRECT(CONCATENATE(&quot;A&quot;;(ROW()-2)*6+2)):INDIRECT(CONCATENATE(&quot;A&quot;;(ROW()-2)*6+6)))" office:value-type="float" office:value="-18.22336" calcext:value-type="float">
            <text:p>-18.22336</text:p>
          </table:table-cell>
          <table:table-cell table:number-columns-repeated="2"/>
          <table:table-cell table:formula="of:=INDIRECT(ADDRESS(ROW();2;1;;&quot;Small+Medium&quot;))" office:value-type="float" office:value="-18.4" calcext:value-type="float">
            <text:p>-18.4</text:p>
          </table:table-cell>
          <table:table-cell/>
          <table:table-cell table:style-name="ce6" table:formula="of:=(([.F8]-[.I8]))" office:value-type="float" office:value="0.176639999999999" calcext:value-type="float">
            <text:p>0.18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8" calcext:value-type="string">
            <text:p>funcA8</text:p>
          </table:table-cell>
          <table:table-cell table:formula="of:=AVERAGE(INDIRECT(CONCATENATE(&quot;A&quot;;(ROW()-2)*6+2)):INDIRECT(CONCATENATE(&quot;A&quot;;(ROW()-2)*6+6)))" office:value-type="float" office:value="27.22892" calcext:value-type="float">
            <text:p>27.22892</text:p>
          </table:table-cell>
          <table:table-cell table:number-columns-repeated="2"/>
          <table:table-cell table:formula="of:=INDIRECT(ADDRESS(ROW();2;1;;&quot;Small+Medium&quot;))" office:value-type="float" office:value="14.99" calcext:value-type="float">
            <text:p>14.99</text:p>
          </table:table-cell>
          <table:table-cell/>
          <table:table-cell table:style-name="ce6" table:formula="of:=(([.F9]-[.I9]))" office:value-type="float" office:value="12.23892" calcext:value-type="float">
            <text:p>12.24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9" calcext:value-type="string">
            <text:p>funcA9</text:p>
          </table:table-cell>
          <table:table-cell table:formula="of:=AVERAGE(INDIRECT(CONCATENATE(&quot;A&quot;;(ROW()-2)*6+2)):INDIRECT(CONCATENATE(&quot;A&quot;;(ROW()-2)*6+6)))" office:value-type="float" office:value="-469.252" calcext:value-type="float">
            <text:p>-469.252</text:p>
          </table:table-cell>
          <table:table-cell table:number-columns-repeated="2"/>
          <table:table-cell table:formula="of:=INDIRECT(ADDRESS(ROW();2;1;;&quot;Small+Medium&quot;))" office:value-type="float" office:value="-453.61" calcext:value-type="float">
            <text:p>-453.61</text:p>
          </table:table-cell>
          <table:table-cell/>
          <table:table-cell table:style-name="ce6" table:formula="of:=(([.F10]-[.I10]))" office:value-type="float" office:value="-15.6419999999999" calcext:value-type="float">
            <text:p>-15.64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B1" calcext:value-type="string">
            <text:p>funcB1</text:p>
          </table:table-cell>
          <table:table-cell table:formula="of:=AVERAGE(INDIRECT(CONCATENATE(&quot;A&quot;;(ROW()-2)*6+2)):INDIRECT(CONCATENATE(&quot;A&quot;;(ROW()-2)*6+6)))" office:value-type="float" office:value="-0.6" calcext:value-type="float">
            <text:p>-0.6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1]-[.I11]))" office:value-type="float" office:value="-0.6" calcext:value-type="float">
            <text:p>-0.60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B2" calcext:value-type="string">
            <text:p>funcB2</text:p>
          </table:table-cell>
          <table:table-cell table:formula="of:=AVERAGE(INDIRECT(CONCATENATE(&quot;A&quot;;(ROW()-2)*6+2)):INDIRECT(CONCATENATE(&quot;A&quot;;(ROW()-2)*6+6)))" office:value-type="float" office:value="-12.31774" calcext:value-type="float">
            <text:p>-12.31774</text:p>
          </table:table-cell>
          <table:table-cell table:number-columns-repeated="2"/>
          <table:table-cell table:formula="of:=INDIRECT(ADDRESS(ROW();2;1;;&quot;Small+Medium&quot;))" office:value-type="float" office:value="-12.68" calcext:value-type="float">
            <text:p>-12.68</text:p>
          </table:table-cell>
          <table:table-cell/>
          <table:table-cell table:style-name="ce6" table:formula="of:=(([.F12]-[.I12]))" office:value-type="float" office:value="0.362260000000001" calcext:value-type="float">
            <text:p>0.36</text:p>
          </table:table-cell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3"/>
          <table:table-cell table:formula="of:=INDIRECT(CONCATENATE(&quot;A&quot;;(ROW()-2)*6+1))" office:value-type="string" office:string-value="funcB3" calcext:value-type="string">
            <text:p>funcB3</text:p>
          </table:table-cell>
          <table:table-cell table:formula="of:=AVERAGE(INDIRECT(CONCATENATE(&quot;A&quot;;(ROW()-2)*6+2)):INDIRECT(CONCATENATE(&quot;A&quot;;(ROW()-2)*6+6)))" office:value-type="float" office:value="-6599.766" calcext:value-type="float">
            <text:p>-6599.766</text:p>
          </table:table-cell>
          <table:table-cell table:number-columns-repeated="2"/>
          <table:table-cell table:formula="of:=-1*INDIRECT(ADDRESS(ROW();2;1;;&quot;Small+Medium&quot;))" office:value-type="float" office:value="-6600" calcext:value-type="float">
            <text:p>-6600</text:p>
          </table:table-cell>
          <table:table-cell/>
          <table:table-cell table:style-name="ce6" table:formula="of:=(([.F13]-[.I13]))" office:value-type="float" office:value="0.233999999999469" calcext:value-type="float">
            <text:p>0.23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4" calcext:value-type="string">
            <text:p>funcB4</text:p>
          </table:table-cell>
          <table:table-cell table:formula="of:=AVERAGE(INDIRECT(CONCATENATE(&quot;A&quot;;(ROW()-2)*6+2)):INDIRECT(CONCATENATE(&quot;A&quot;;(ROW()-2)*6+6)))" office:value-type="float" office:value="-7.927226" calcext:value-type="float">
            <text:p>-7.927226</text:p>
          </table:table-cell>
          <table:table-cell table:number-columns-repeated="2"/>
          <table:table-cell table:formula="of:=-1*INDIRECT(ADDRESS(ROW();2;1;;&quot;Small+Medium&quot;))" office:value-type="float" office:value="-9.56" calcext:value-type="float">
            <text:p>-9.56</text:p>
          </table:table-cell>
          <table:table-cell/>
          <table:table-cell table:style-name="ce6" table:formula="of:=(([.F14]-[.I14]))" office:value-type="float" office:value="1.632774" calcext:value-type="float">
            <text:p>1.63</text:p>
          </table:table-cell>
        </table:table-row>
        <table:table-row table:style-name="ro1">
          <table:table-cell office:value-type="float" office:value="-22.7131" calcext:value-type="float">
            <text:p>-22.7131</text:p>
          </table:table-cell>
          <table:table-cell table:number-columns-repeated="3"/>
          <table:table-cell table:formula="of:=INDIRECT(CONCATENATE(&quot;A&quot;;(ROW()-2)*6+1))" office:value-type="string" office:string-value="funcB5" calcext:value-type="string">
            <text:p>funcB5</text:p>
          </table:table-cell>
          <table:table-cell table:formula="of:=AVERAGE(INDIRECT(CONCATENATE(&quot;A&quot;;(ROW()-2)*6+2)):INDIRECT(CONCATENATE(&quot;A&quot;;(ROW()-2)*6+6)))" office:value-type="float" office:value="-2.227636" calcext:value-type="float">
            <text:p>-2.227636</text:p>
          </table:table-cell>
          <table:table-cell table:number-columns-repeated="2"/>
          <table:table-cell table:formula="of:=-1*INDIRECT(ADDRESS(ROW();2;1;;&quot;Small+Medium&quot;))" office:value-type="float" office:value="-1.98" calcext:value-type="float">
            <text:p>-1.98</text:p>
          </table:table-cell>
          <table:table-cell/>
          <table:table-cell table:style-name="ce6" table:formula="of:=(([.F15]-[.I15]))" office:value-type="float" office:value="-0.247636" calcext:value-type="float">
            <text:p>-0.25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7" calcext:value-type="string">
            <text:p>funcB7</text:p>
          </table:table-cell>
          <table:table-cell table:style-name="ce4" table:formula="of:=AVERAGE(INDIRECT(CONCATENATE(&quot;A&quot;;(ROW()-2)*6+2)):INDIRECT(CONCATENATE(&quot;A&quot;;(ROW()-2)*6+6)))" office:value-type="float" office:value="0.000000000020854417625" calcext:value-type="float">
            <text:p>2.09E-011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6]-[.I16]))" office:value-type="float" office:value="0.000000000020854417625" calcext:value-type="float">
            <text:p>0.00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8" calcext:value-type="string">
            <text:p>funcB8</text:p>
          </table:table-cell>
          <table:table-cell table:formula="of:=AVERAGE(INDIRECT(CONCATENATE(&quot;A&quot;;(ROW()-2)*6+2)):INDIRECT(CONCATENATE(&quot;A&quot;;(ROW()-2)*6+6)))" office:value-type="float" office:value="0.8510056" calcext:value-type="float">
            <text:p>0.8510056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7]-[.I17]))" office:value-type="float" office:value="0.8510056" calcext:value-type="float">
            <text:p>0.85</text:p>
          </table:table-cell>
        </table:table-row>
        <table:table-row table:style-name="ro1">
          <table:table-cell office:value-type="float" office:value="-50.3668" calcext:value-type="float">
            <text:p>-50.3668</text:p>
          </table:table-cell>
          <table:table-cell table:number-columns-repeated="3"/>
          <table:table-cell table:formula="of:=INDIRECT(CONCATENATE(&quot;A&quot;;(ROW()-2)*6+1))" office:value-type="string" office:string-value="funcB9" calcext:value-type="string">
            <text:p>funcB9</text:p>
          </table:table-cell>
          <table:table-cell table:style-name="ce4" table:formula="of:=AVERAGE(INDIRECT(CONCATENATE(&quot;A&quot;;(ROW()-2)*6+2)):INDIRECT(CONCATENATE(&quot;A&quot;;(ROW()-2)*6+6)))" office:value-type="float" office:value="0.00000004174278" calcext:value-type="float">
            <text:p>4.17E-008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8]-[.I18]))" office:value-type="float" office:value="0.00000004174278" calcext:value-type="float">
            <text:p>0.00</text:p>
          </table:table-cell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7"/>
          <table:table-cell table:style-name="ce2"/>
          <table:table-cell/>
          <table:table-cell table:style-name="ce6" table:formula="of:=AVERAGE([.K2:.K18])" office:value-type="float" office:value="3.83139080245665" calcext:value-type="float">
            <text:p>3.83</text:p>
          </table:table-cell>
        </table:table-row>
        <table:table-row table:style-name="ro1">
          <table:table-cell office:value-type="float" office:value="-19.8484" calcext:value-type="float">
            <text:p>-19.8484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19.4126" calcext:value-type="float">
            <text:p>-19.4126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23.3984" calcext:value-type="float">
            <text:p>-23.3984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20.5718" calcext:value-type="float">
            <text:p>-20.5718</text:p>
          </table:table-cell>
          <table:table-cell table:number-columns-repeated="10"/>
        </table:table-row>
        <table:table-row table:style-name="ro1">
          <table:table-cell office:value-type="float" office:value="-21.5911" calcext:value-type="float">
            <text:p>-21.59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0"/>
        </table:table-row>
        <table:table-row table:style-name="ro1">
          <table:table-cell office:value-type="float" office:value="-1.65496" calcext:value-type="float">
            <text:p>-1.65496</text:p>
          </table:table-cell>
          <table:table-cell table:number-columns-repeated="10"/>
        </table:table-row>
        <table:table-row table:style-name="ro1">
          <table:table-cell office:value-type="float" office:value="-1.87978" calcext:value-type="float">
            <text:p>-1.87978</text:p>
          </table:table-cell>
          <table:table-cell table:number-columns-repeated="10"/>
        </table:table-row>
        <table:table-row table:style-name="ro1">
          <table:table-cell office:value-type="float" office:value="-2.48737" calcext:value-type="float">
            <text:p>-2.48737</text:p>
          </table:table-cell>
          <table:table-cell table:number-columns-repeated="10"/>
        </table:table-row>
        <table:table-row table:style-name="ro1">
          <table:table-cell office:value-type="float" office:value="-3.07195" calcext:value-type="float">
            <text:p>-3.07195</text:p>
          </table:table-cell>
          <table:table-cell table:number-columns-repeated="10"/>
        </table:table-row>
        <table:table-row table:style-name="ro1">
          <table:table-cell office:value-type="float" office:value="-1.73284" calcext:value-type="float">
            <text:p>-1.732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0"/>
        </table:table-row>
        <table:table-row table:style-name="ro1">
          <table:table-cell office:value-type="float" office:value="-18.8105" calcext:value-type="float">
            <text:p>-18.8105</text:p>
          </table:table-cell>
          <table:table-cell table:number-columns-repeated="10"/>
        </table:table-row>
        <table:table-row table:style-name="ro1">
          <table:table-cell office:value-type="float" office:value="-18.4008" calcext:value-type="float">
            <text:p>-18.4008</text:p>
          </table:table-cell>
          <table:table-cell table:number-columns-repeated="10"/>
        </table:table-row>
        <table:table-row table:style-name="ro1">
          <table:table-cell office:value-type="float" office:value="-17.6597" calcext:value-type="float">
            <text:p>-17.6597</text:p>
          </table:table-cell>
          <table:table-cell table:number-columns-repeated="10"/>
        </table:table-row>
        <table:table-row table:style-name="ro1">
          <table:table-cell office:value-type="float" office:value="-18.5838" calcext:value-type="float">
            <text:p>-18.5838</text:p>
          </table:table-cell>
          <table:table-cell table:number-columns-repeated="10"/>
        </table:table-row>
        <table:table-row table:style-name="ro1">
          <table:table-cell office:value-type="float" office:value="-17.662" calcext:value-type="float">
            <text:p>-17.6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0"/>
        </table:table-row>
        <table:table-row table:style-name="ro1">
          <table:table-cell office:value-type="float" office:value="29.1386" calcext:value-type="float">
            <text:p>29.1386</text:p>
          </table:table-cell>
          <table:table-cell table:number-columns-repeated="10"/>
        </table:table-row>
        <table:table-row table:style-name="ro1">
          <table:table-cell office:value-type="float" office:value="27.2948" calcext:value-type="float">
            <text:p>27.2948</text:p>
          </table:table-cell>
          <table:table-cell table:number-columns-repeated="10"/>
        </table:table-row>
        <table:table-row table:style-name="ro1">
          <table:table-cell office:value-type="float" office:value="22.5792" calcext:value-type="float">
            <text:p>22.5792</text:p>
          </table:table-cell>
          <table:table-cell table:number-columns-repeated="10"/>
        </table:table-row>
        <table:table-row table:style-name="ro1">
          <table:table-cell office:value-type="float" office:value="29.8563" calcext:value-type="float">
            <text:p>29.8563</text:p>
          </table:table-cell>
          <table:table-cell table:number-columns-repeated="10"/>
        </table:table-row>
        <table:table-row table:style-name="ro1">
          <table:table-cell office:value-type="float" office:value="27.2757" calcext:value-type="float">
            <text:p>27.27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0"/>
        </table:table-row>
        <table:table-row table:style-name="ro1">
          <table:table-cell office:value-type="float" office:value="-476.114" calcext:value-type="float">
            <text:p>-476.114</text:p>
          </table:table-cell>
          <table:table-cell table:number-columns-repeated="10"/>
        </table:table-row>
        <table:table-row table:style-name="ro1">
          <table:table-cell office:value-type="float" office:value="-474.437" calcext:value-type="float">
            <text:p>-474.437</text:p>
          </table:table-cell>
          <table:table-cell table:number-columns-repeated="10"/>
        </table:table-row>
        <table:table-row table:style-name="ro1">
          <table:table-cell office:value-type="float" office:value="-473.413" calcext:value-type="float">
            <text:p>-473.413</text:p>
          </table:table-cell>
          <table:table-cell table:number-columns-repeated="10"/>
        </table:table-row>
        <table:table-row table:style-name="ro1">
          <table:table-cell office:value-type="float" office:value="-462.549" calcext:value-type="float">
            <text:p>-462.549</text:p>
          </table:table-cell>
          <table:table-cell table:number-columns-repeated="10"/>
        </table:table-row>
        <table:table-row table:style-name="ro1">
          <table:table-cell office:value-type="float" office:value="-459.747" calcext:value-type="float">
            <text:p>-459.7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aaaaaa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0"/>
        </table:table-row>
        <table:table-row table:style-name="ro1">
          <table:table-cell office:value-type="float" office:value="-10.3361" calcext:value-type="float">
            <text:p>-10.3361</text:p>
          </table:table-cell>
          <table:table-cell table:number-columns-repeated="10"/>
        </table:table-row>
        <table:table-row table:style-name="ro1">
          <table:table-cell office:value-type="float" office:value="-12.9272" calcext:value-type="float">
            <text:p>-12.9272</text:p>
          </table:table-cell>
          <table:table-cell table:number-columns-repeated="10"/>
        </table:table-row>
        <table:table-row table:style-name="ro1">
          <table:table-cell office:value-type="float" office:value="-18.8205" calcext:value-type="float">
            <text:p>-18.8205</text:p>
          </table:table-cell>
          <table:table-cell table:number-columns-repeated="10"/>
        </table:table-row>
        <table:table-row table:style-name="ro1">
          <table:table-cell office:value-type="float" office:value="-10.344" calcext:value-type="float">
            <text:p>-10.344</text:p>
          </table:table-cell>
          <table:table-cell table:number-columns-repeated="10"/>
        </table:table-row>
        <table:table-row table:style-name="ro1">
          <table:table-cell office:value-type="float" office:value="-9.1609" calcext:value-type="float">
            <text:p>-9.16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0"/>
        </table:table-row>
        <table:table-row table:style-name="ro1">
          <table:table-cell office:value-type="float" office:value="-6599.89" calcext:value-type="float">
            <text:p>-6599.89</text:p>
          </table:table-cell>
          <table:table-cell table:number-columns-repeated="10"/>
        </table:table-row>
        <table:table-row table:style-name="ro1">
          <table:table-cell office:value-type="float" office:value="-6599.5" calcext:value-type="float">
            <text:p>-6599.5</text:p>
          </table:table-cell>
          <table:table-cell table:number-columns-repeated="10"/>
        </table:table-row>
        <table:table-row table:style-name="ro1">
          <table:table-cell office:value-type="float" office:value="-6599.82" calcext:value-type="float">
            <text:p>-6599.82</text:p>
          </table:table-cell>
          <table:table-cell table:number-columns-repeated="10"/>
        </table:table-row>
        <table:table-row table:style-name="ro1">
          <table:table-cell office:value-type="float" office:value="-6599.9" calcext:value-type="float">
            <text:p>-6599.9</text:p>
          </table:table-cell>
          <table:table-cell table:number-columns-repeated="10"/>
        </table:table-row>
        <table:table-row table:style-name="ro1">
          <table:table-cell office:value-type="float" office:value="-6599.72" calcext:value-type="float">
            <text:p>-6599.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0"/>
        </table:table-row>
        <table:table-row table:style-name="ro1">
          <table:table-cell office:value-type="float" office:value="-9.8593" calcext:value-type="float">
            <text:p>-9.8593</text:p>
          </table:table-cell>
          <table:table-cell table:number-columns-repeated="10"/>
        </table:table-row>
        <table:table-row table:style-name="ro1">
          <table:table-cell office:value-type="float" office:value="-6.37005" calcext:value-type="float">
            <text:p>-6.37005</text:p>
          </table:table-cell>
          <table:table-cell table:number-columns-repeated="10"/>
        </table:table-row>
        <table:table-row table:style-name="ro1">
          <table:table-cell office:value-type="float" office:value="-9.03218" calcext:value-type="float">
            <text:p>-9.03218</text:p>
          </table:table-cell>
          <table:table-cell table:number-columns-repeated="10"/>
        </table:table-row>
        <table:table-row table:style-name="ro1">
          <table:table-cell office:value-type="float" office:value="-7.9658" calcext:value-type="float">
            <text:p>-7.9658</text:p>
          </table:table-cell>
          <table:table-cell table:number-columns-repeated="10"/>
        </table:table-row>
        <table:table-row table:style-name="ro1">
          <table:table-cell office:value-type="float" office:value="-6.4088" calcext:value-type="float">
            <text:p>-6.40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0"/>
        </table:table-row>
        <table:table-row table:style-name="ro1">
          <table:table-cell office:value-type="float" office:value="-2.28043" calcext:value-type="float">
            <text:p>-2.28043</text:p>
          </table:table-cell>
          <table:table-cell table:number-columns-repeated="10"/>
        </table:table-row>
        <table:table-row table:style-name="ro1">
          <table:table-cell office:value-type="float" office:value="-2.25801" calcext:value-type="float">
            <text:p>-2.25801</text:p>
          </table:table-cell>
          <table:table-cell table:number-columns-repeated="10"/>
        </table:table-row>
        <table:table-row table:style-name="ro1">
          <table:table-cell office:value-type="float" office:value="-2.27101" calcext:value-type="float">
            <text:p>-2.27101</text:p>
          </table:table-cell>
          <table:table-cell table:number-columns-repeated="10"/>
        </table:table-row>
        <table:table-row table:style-name="ro1">
          <table:table-cell office:value-type="float" office:value="-2.12897" calcext:value-type="float">
            <text:p>-2.12897</text:p>
          </table:table-cell>
          <table:table-cell table:number-columns-repeated="10"/>
        </table:table-row>
        <table:table-row table:style-name="ro1">
          <table:table-cell office:value-type="float" office:value="-2.19976" calcext:value-type="float">
            <text:p>-2.199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000639488" calcext:value-type="float">
            <text:p>6.39E-014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833253" calcext:value-type="float">
            <text:p>8.33E-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aa0</text:p>
          </table:table-cell>
          <table:table-cell table:number-columns-repeated="10"/>
        </table:table-row>
        <table:table-row table:style-name="ro1">
          <table:table-cell table:style-name="ce4" office:value-type="float" office:value="0" calcext:value-type="float">
            <text:p>0.00E+000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000284217" calcext:value-type="float">
            <text:p>2.84E-0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0"/>
        </table:table-row>
        <table:table-row table:style-name="ro1">
          <table:table-cell office:value-type="float" office:value="2.493" calcext:value-type="float">
            <text:p>2.493</text:p>
          </table:table-cell>
          <table:table-cell table:number-columns-repeated="10"/>
        </table:table-row>
        <table:table-row table:style-name="ro1">
          <table:table-cell office:value-type="float" office:value="0.463107" calcext:value-type="float">
            <text:p>0.463107</text:p>
          </table:table-cell>
          <table:table-cell table:number-columns-repeated="10"/>
        </table:table-row>
        <table:table-row table:style-name="ro1">
          <table:table-cell office:value-type="float" office:value="0.31653" calcext:value-type="float">
            <text:p>0.31653</text:p>
          </table:table-cell>
          <table:table-cell table:number-columns-repeated="10"/>
        </table:table-row>
        <table:table-row table:style-name="ro1">
          <table:table-cell office:value-type="float" office:value="0.650011" calcext:value-type="float">
            <text:p>0.650011</text:p>
          </table:table-cell>
          <table:table-cell table:number-columns-repeated="10"/>
        </table:table-row>
        <table:table-row table:style-name="ro1">
          <table:table-cell office:value-type="float" office:value="0.33238" calcext:value-type="float">
            <text:p>0.332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562645" calcext:value-type="float">
            <text:p>5.63E-00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105942" calcext:value-type="float">
            <text:p>1.06E-007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806265" calcext:value-type="float">
            <text:p>8.06E-00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614064" calcext:value-type="float">
            <text:p>6.14E-008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276764" calcext:value-type="float">
            <text:p>2.77E-008</text:p>
          </table:table-cell>
          <table:table-cell table:number-columns-repeated="10"/>
        </table:table-row>
      </table:table>
      <table:table table:name="Sheet6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3"/>
          <table:table-cell office:value-type="string" calcext:value-type="string">
            <text:p>Instancia</text:p>
          </table:table-cell>
          <table:table-cell office:value-type="string" calcext:value-type="string">
            <text:p>Score</text:p>
          </table:table-cell>
          <table:table-cell table:number-columns-repeated="2"/>
          <table:table-cell office:value-type="string" calcext:value-type="string">
            <text:p>Minimo</text:p>
          </table:table-cell>
          <table:table-cell table:number-columns-repeated="2"/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1" calcext:value-type="string">
            <text:p>funcA1</text:p>
          </table:table-cell>
          <table:table-cell table:formula="of:=AVERAGE(INDIRECT(CONCATENATE(&quot;A&quot;;(ROW()-2)*6+2)):INDIRECT(CONCATENATE(&quot;A&quot;;(ROW()-2)*6+6)))" office:value-type="float" office:value="-37.0813" calcext:value-type="float">
            <text:p>-37.0813</text:p>
          </table:table-cell>
          <table:table-cell table:number-columns-repeated="2"/>
          <table:table-cell table:formula="of:=INDIRECT(ADDRESS(ROW();2;1;;&quot;Small+Medium&quot;))" office:value-type="float" office:value="-37" calcext:value-type="float">
            <text:p>-37</text:p>
          </table:table-cell>
          <table:table-cell/>
          <table:table-cell table:style-name="ce6" table:formula="of:=(([.F2]-[.I2]))" office:value-type="float" office:value="-0.0812999999999988" calcext:value-type="float">
            <text:p>-0.08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2" calcext:value-type="string">
            <text:p>funcA2</text:p>
          </table:table-cell>
          <table:table-cell table:formula="of:=AVERAGE(INDIRECT(CONCATENATE(&quot;A&quot;;(ROW()-2)*6+2)):INDIRECT(CONCATENATE(&quot;A&quot;;(ROW()-2)*6+6)))" office:value-type="float" office:value="-49.0201" calcext:value-type="float">
            <text:p>-49.0201</text:p>
          </table:table-cell>
          <table:table-cell table:number-columns-repeated="2"/>
          <table:table-cell table:formula="of:=INDIRECT(ADDRESS(ROW();2;1;;&quot;Small+Medium&quot;))" office:value-type="float" office:value="-49" calcext:value-type="float">
            <text:p>-49</text:p>
          </table:table-cell>
          <table:table-cell/>
          <table:table-cell table:style-name="ce6" table:formula="of:=(([.F3]-[.I3]))" office:value-type="float" office:value="-0.0200999999999993" calcext:value-type="float">
            <text:p>-0.02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3" calcext:value-type="string">
            <text:p>funcA3</text:p>
          </table:table-cell>
          <table:table-cell table:formula="of:=AVERAGE(INDIRECT(CONCATENATE(&quot;A&quot;;(ROW()-2)*6+2)):INDIRECT(CONCATENATE(&quot;A&quot;;(ROW()-2)*6+6)))" office:value-type="float" office:value="-85.2773" calcext:value-type="float">
            <text:p>-85.2773</text:p>
          </table:table-cell>
          <table:table-cell table:number-columns-repeated="2"/>
          <table:table-cell table:formula="of:=INDIRECT(ADDRESS(ROW();2;1;;&quot;Small+Medium&quot;))" office:value-type="float" office:value="-85.09" calcext:value-type="float">
            <text:p>-85.09</text:p>
          </table:table-cell>
          <table:table-cell/>
          <table:table-cell table:style-name="ce6" table:formula="of:=(([.F4]-[.I4]))" office:value-type="float" office:value="-0.187299999999993" calcext:value-type="float">
            <text:p>-0.19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4" calcext:value-type="string">
            <text:p>funcA4</text:p>
          </table:table-cell>
          <table:table-cell table:formula="of:=AVERAGE(INDIRECT(CONCATENATE(&quot;A&quot;;(ROW()-2)*6+2)):INDIRECT(CONCATENATE(&quot;A&quot;;(ROW()-2)*6+6)))" office:value-type="float" office:value="-27.85218" calcext:value-type="float">
            <text:p>-27.85218</text:p>
          </table:table-cell>
          <table:table-cell table:number-columns-repeated="2"/>
          <table:table-cell table:formula="of:=INDIRECT(ADDRESS(ROW();2;1;;&quot;Small+Medium&quot;))" office:value-type="float" office:value="-29.2" calcext:value-type="float">
            <text:p>-29.2</text:p>
          </table:table-cell>
          <table:table-cell/>
          <table:table-cell table:style-name="ce6" table:formula="of:=(([.F5]-[.I5]))" office:value-type="float" office:value="1.34782" calcext:value-type="float">
            <text:p>1.35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5" calcext:value-type="string">
            <text:p>funcA5</text:p>
          </table:table-cell>
          <table:table-cell table:formula="of:=AVERAGE(INDIRECT(CONCATENATE(&quot;A&quot;;(ROW()-2)*6+2)):INDIRECT(CONCATENATE(&quot;A&quot;;(ROW()-2)*6+6)))" office:value-type="float" office:value="-19.2001" calcext:value-type="float">
            <text:p>-19.2001</text:p>
          </table:table-cell>
          <table:table-cell table:number-columns-repeated="2"/>
          <table:table-cell table:formula="of:=INDIRECT(ADDRESS(ROW();2;1;;&quot;Small+Medium&quot;))" office:value-type="float" office:value="-19" calcext:value-type="float">
            <text:p>-19</text:p>
          </table:table-cell>
          <table:table-cell/>
          <table:table-cell table:style-name="ce6" table:formula="of:=(([.F6]-[.I6]))" office:value-type="float" office:value="-0.200099999999999" calcext:value-type="float">
            <text:p>-0.20</text:p>
          </table:table-cell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3"/>
          <table:table-cell table:formula="of:=INDIRECT(CONCATENATE(&quot;A&quot;;(ROW()-2)*6+1))" office:value-type="string" office:string-value="funcA6" calcext:value-type="string">
            <text:p>funcA6</text:p>
          </table:table-cell>
          <table:table-cell table:formula="of:=AVERAGE(INDIRECT(CONCATENATE(&quot;A&quot;;(ROW()-2)*6+2)):INDIRECT(CONCATENATE(&quot;A&quot;;(ROW()-2)*6+6)))" office:value-type="float" office:value="-2.789704" calcext:value-type="float">
            <text:p>-2.789704</text:p>
          </table:table-cell>
          <table:table-cell table:number-columns-repeated="2"/>
          <table:table-cell table:formula="of:=INDIRECT(ADDRESS(ROW();2;1;;&quot;Small+Medium&quot;))" office:value-type="float" office:value="-3.25" calcext:value-type="float">
            <text:p>-3.25</text:p>
          </table:table-cell>
          <table:table-cell/>
          <table:table-cell table:style-name="ce6" table:formula="of:=(([.F7]-[.I7]))" office:value-type="float" office:value="0.460296" calcext:value-type="float">
            <text:p>0.46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7" calcext:value-type="string">
            <text:p>funcA7</text:p>
          </table:table-cell>
          <table:table-cell table:formula="of:=AVERAGE(INDIRECT(CONCATENATE(&quot;A&quot;;(ROW()-2)*6+2)):INDIRECT(CONCATENATE(&quot;A&quot;;(ROW()-2)*6+6)))" office:value-type="float" office:value="-25.01376" calcext:value-type="float">
            <text:p>-25.01376</text:p>
          </table:table-cell>
          <table:table-cell table:number-columns-repeated="2"/>
          <table:table-cell table:formula="of:=INDIRECT(ADDRESS(ROW();2;1;;&quot;Small+Medium&quot;))" office:value-type="float" office:value="-18.4" calcext:value-type="float">
            <text:p>-18.4</text:p>
          </table:table-cell>
          <table:table-cell/>
          <table:table-cell table:style-name="ce6" table:formula="of:=(([.F8]-[.I8]))" office:value-type="float" office:value="-6.61376" calcext:value-type="float">
            <text:p>-6.61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8" calcext:value-type="string">
            <text:p>funcA8</text:p>
          </table:table-cell>
          <table:table-cell table:formula="of:=AVERAGE(INDIRECT(CONCATENATE(&quot;A&quot;;(ROW()-2)*6+2)):INDIRECT(CONCATENATE(&quot;A&quot;;(ROW()-2)*6+6)))" office:value-type="float" office:value="16.23338" calcext:value-type="float">
            <text:p>16.23338</text:p>
          </table:table-cell>
          <table:table-cell table:number-columns-repeated="2"/>
          <table:table-cell table:formula="of:=INDIRECT(ADDRESS(ROW();2;1;;&quot;Small+Medium&quot;))" office:value-type="float" office:value="14.99" calcext:value-type="float">
            <text:p>14.99</text:p>
          </table:table-cell>
          <table:table-cell/>
          <table:table-cell table:style-name="ce6" table:formula="of:=(([.F9]-[.I9]))" office:value-type="float" office:value="1.24338" calcext:value-type="float">
            <text:p>1.24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9" calcext:value-type="string">
            <text:p>funcA9</text:p>
          </table:table-cell>
          <table:table-cell table:formula="of:=AVERAGE(INDIRECT(CONCATENATE(&quot;A&quot;;(ROW()-2)*6+2)):INDIRECT(CONCATENATE(&quot;A&quot;;(ROW()-2)*6+6)))" office:value-type="float" office:value="-471.9576" calcext:value-type="float">
            <text:p>-471.9576</text:p>
          </table:table-cell>
          <table:table-cell table:number-columns-repeated="2"/>
          <table:table-cell table:formula="of:=INDIRECT(ADDRESS(ROW();2;1;;&quot;Small+Medium&quot;))" office:value-type="float" office:value="-453.61" calcext:value-type="float">
            <text:p>-453.61</text:p>
          </table:table-cell>
          <table:table-cell/>
          <table:table-cell table:style-name="ce6" table:formula="of:=(([.F10]-[.I10]))" office:value-type="float" office:value="-18.3476" calcext:value-type="float">
            <text:p>-18.35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B1" calcext:value-type="string">
            <text:p>funcB1</text:p>
          </table:table-cell>
          <table:table-cell table:formula="of:=AVERAGE(INDIRECT(CONCATENATE(&quot;A&quot;;(ROW()-2)*6+2)):INDIRECT(CONCATENATE(&quot;A&quot;;(ROW()-2)*6+6)))" office:value-type="float" office:value="-0.6" calcext:value-type="float">
            <text:p>-0.6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1]-[.I11]))" office:value-type="float" office:value="-0.6" calcext:value-type="float">
            <text:p>-0.60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B2" calcext:value-type="string">
            <text:p>funcB2</text:p>
          </table:table-cell>
          <table:table-cell table:formula="of:=AVERAGE(INDIRECT(CONCATENATE(&quot;A&quot;;(ROW()-2)*6+2)):INDIRECT(CONCATENATE(&quot;A&quot;;(ROW()-2)*6+6)))" office:value-type="float" office:value="-18.66798" calcext:value-type="float">
            <text:p>-18.66798</text:p>
          </table:table-cell>
          <table:table-cell table:number-columns-repeated="2"/>
          <table:table-cell table:formula="of:=INDIRECT(ADDRESS(ROW();2;1;;&quot;Small+Medium&quot;))" office:value-type="float" office:value="-12.68" calcext:value-type="float">
            <text:p>-12.68</text:p>
          </table:table-cell>
          <table:table-cell/>
          <table:table-cell table:style-name="ce6" table:formula="of:=(([.F12]-[.I12]))" office:value-type="float" office:value="-5.98798" calcext:value-type="float">
            <text:p>-5.99</text:p>
          </table:table-cell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3"/>
          <table:table-cell table:formula="of:=INDIRECT(CONCATENATE(&quot;A&quot;;(ROW()-2)*6+1))" office:value-type="string" office:string-value="funcB3" calcext:value-type="string">
            <text:p>funcB3</text:p>
          </table:table-cell>
          <table:table-cell table:formula="of:=AVERAGE(INDIRECT(CONCATENATE(&quot;A&quot;;(ROW()-2)*6+2)):INDIRECT(CONCATENATE(&quot;A&quot;;(ROW()-2)*6+6)))" office:value-type="float" office:value="-6599.828" calcext:value-type="float">
            <text:p>-6599.828</text:p>
          </table:table-cell>
          <table:table-cell table:number-columns-repeated="2"/>
          <table:table-cell table:formula="of:=-1*INDIRECT(ADDRESS(ROW();2;1;;&quot;Small+Medium&quot;))" office:value-type="float" office:value="-6600" calcext:value-type="float">
            <text:p>-6600</text:p>
          </table:table-cell>
          <table:table-cell/>
          <table:table-cell table:style-name="ce6" table:formula="of:=(([.F13]-[.I13]))" office:value-type="float" office:value="0.17200000000048" calcext:value-type="float">
            <text:p>0.17</text:p>
          </table:table-cell>
        </table:table-row>
        <table:table-row table:style-name="ro1">
          <table:table-cell office:value-type="float" office:value="-85.347" calcext:value-type="float">
            <text:p>-85.347</text:p>
          </table:table-cell>
          <table:table-cell table:number-columns-repeated="3"/>
          <table:table-cell table:formula="of:=INDIRECT(CONCATENATE(&quot;A&quot;;(ROW()-2)*6+1))" office:value-type="string" office:string-value="funcB4" calcext:value-type="string">
            <text:p>funcB4</text:p>
          </table:table-cell>
          <table:table-cell table:formula="of:=AVERAGE(INDIRECT(CONCATENATE(&quot;A&quot;;(ROW()-2)*6+2)):INDIRECT(CONCATENATE(&quot;A&quot;;(ROW()-2)*6+6)))" office:value-type="float" office:value="-9.577788" calcext:value-type="float">
            <text:p>-9.577788</text:p>
          </table:table-cell>
          <table:table-cell table:number-columns-repeated="2"/>
          <table:table-cell table:formula="of:=-1*INDIRECT(ADDRESS(ROW();2;1;;&quot;Small+Medium&quot;))" office:value-type="float" office:value="-9.56" calcext:value-type="float">
            <text:p>-9.56</text:p>
          </table:table-cell>
          <table:table-cell/>
          <table:table-cell table:style-name="ce6" table:formula="of:=(([.F14]-[.I14]))" office:value-type="float" office:value="-0.0177880000000012" calcext:value-type="float">
            <text:p>-0.02</text:p>
          </table:table-cell>
        </table:table-row>
        <table:table-row table:style-name="ro1">
          <table:table-cell office:value-type="float" office:value="-85.4139" calcext:value-type="float">
            <text:p>-85.4139</text:p>
          </table:table-cell>
          <table:table-cell table:number-columns-repeated="3"/>
          <table:table-cell table:formula="of:=INDIRECT(CONCATENATE(&quot;A&quot;;(ROW()-2)*6+1))" office:value-type="string" office:string-value="funcB5" calcext:value-type="string">
            <text:p>funcB5</text:p>
          </table:table-cell>
          <table:table-cell table:formula="of:=AVERAGE(INDIRECT(CONCATENATE(&quot;A&quot;;(ROW()-2)*6+2)):INDIRECT(CONCATENATE(&quot;A&quot;;(ROW()-2)*6+6)))" office:value-type="float" office:value="-2.263728" calcext:value-type="float">
            <text:p>-2.263728</text:p>
          </table:table-cell>
          <table:table-cell table:number-columns-repeated="2"/>
          <table:table-cell table:formula="of:=-1*INDIRECT(ADDRESS(ROW();2;1;;&quot;Small+Medium&quot;))" office:value-type="float" office:value="-1.98" calcext:value-type="float">
            <text:p>-1.98</text:p>
          </table:table-cell>
          <table:table-cell/>
          <table:table-cell table:style-name="ce6" table:formula="of:=(([.F15]-[.I15]))" office:value-type="float" office:value="-0.283728" calcext:value-type="float">
            <text:p>-0.28</text:p>
          </table:table-cell>
        </table:table-row>
        <table:table-row table:style-name="ro1">
          <table:table-cell office:value-type="float" office:value="-85.2456" calcext:value-type="float">
            <text:p>-85.2456</text:p>
          </table:table-cell>
          <table:table-cell table:number-columns-repeated="3"/>
          <table:table-cell table:formula="of:=INDIRECT(CONCATENATE(&quot;A&quot;;(ROW()-2)*6+1))" office:value-type="string" office:string-value="funcB7" calcext:value-type="string">
            <text:p>funcB7</text:p>
          </table:table-cell>
          <table:table-cell table:style-name="ce4" table:formula="of:=AVERAGE(INDIRECT(CONCATENATE(&quot;A&quot;;(ROW()-2)*6+2)):INDIRECT(CONCATENATE(&quot;A&quot;;(ROW()-2)*6+6)))" office:value-type="float" office:value="0" calcext:value-type="float">
            <text:p>0.00E+000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6]-[.I16]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84.9208" calcext:value-type="float">
            <text:p>-84.9208</text:p>
          </table:table-cell>
          <table:table-cell table:number-columns-repeated="3"/>
          <table:table-cell table:formula="of:=INDIRECT(CONCATENATE(&quot;A&quot;;(ROW()-2)*6+1))" office:value-type="string" office:string-value="funcB8" calcext:value-type="string">
            <text:p>funcB8</text:p>
          </table:table-cell>
          <table:table-cell table:formula="of:=AVERAGE(INDIRECT(CONCATENATE(&quot;A&quot;;(ROW()-2)*6+2)):INDIRECT(CONCATENATE(&quot;A&quot;;(ROW()-2)*6+6)))" office:value-type="float" office:value="0.934107600012784" calcext:value-type="float">
            <text:p>0.9341076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7]-[.I17]))" office:value-type="float" office:value="0.934107600012784" calcext:value-type="float">
            <text:p>0.93</text:p>
          </table:table-cell>
        </table:table-row>
        <table:table-row table:style-name="ro1">
          <table:table-cell office:value-type="float" office:value="-85.4592" calcext:value-type="float">
            <text:p>-85.4592</text:p>
          </table:table-cell>
          <table:table-cell table:number-columns-repeated="3"/>
          <table:table-cell table:formula="of:=INDIRECT(CONCATENATE(&quot;A&quot;;(ROW()-2)*6+1))" office:value-type="string" office:string-value="funcB9" calcext:value-type="string">
            <text:p>funcB9</text:p>
          </table:table-cell>
          <table:table-cell table:style-name="ce4" table:formula="of:=AVERAGE(INDIRECT(CONCATENATE(&quot;A&quot;;(ROW()-2)*6+2)):INDIRECT(CONCATENATE(&quot;A&quot;;(ROW()-2)*6+6)))" office:value-type="float" office:value="0.0000000007024984" calcext:value-type="float">
            <text:p>7.02E-010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8]-[.I18]))" office:value-type="float" office:value="0.0000000007024984" calcext:value-type="float">
            <text:p>0.00</text:p>
          </table:table-cell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7"/>
          <table:table-cell table:style-name="ce2"/>
          <table:table-cell/>
          <table:table-cell table:style-name="ce6" table:formula="of:=AVERAGE([.K2:.K18])" office:value-type="float" office:value="-1.65776778819319" calcext:value-type="float">
            <text:p>-1.66</text:p>
          </table:table-cell>
        </table:table-row>
        <table:table-row table:style-name="ro1">
          <table:table-cell office:value-type="float" office:value="-23.0979" calcext:value-type="float">
            <text:p>-23.0979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30.078" calcext:value-type="float">
            <text:p>-30.078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30.9395" calcext:value-type="float">
            <text:p>-30.9395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29.4974" calcext:value-type="float">
            <text:p>-29.4974</text:p>
          </table:table-cell>
          <table:table-cell table:number-columns-repeated="10"/>
        </table:table-row>
        <table:table-row table:style-name="ro1">
          <table:table-cell office:value-type="float" office:value="-25.6481" calcext:value-type="float">
            <text:p>-25.64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0"/>
        </table:table-row>
        <table:table-row table:style-name="ro1">
          <table:table-cell office:value-type="float" office:value="-2.76469" calcext:value-type="float">
            <text:p>-2.76469</text:p>
          </table:table-cell>
          <table:table-cell table:number-columns-repeated="10"/>
        </table:table-row>
        <table:table-row table:style-name="ro1">
          <table:table-cell office:value-type="float" office:value="-3.03155" calcext:value-type="float">
            <text:p>-3.03155</text:p>
          </table:table-cell>
          <table:table-cell table:number-columns-repeated="10"/>
        </table:table-row>
        <table:table-row table:style-name="ro1">
          <table:table-cell office:value-type="float" office:value="-3.25515" calcext:value-type="float">
            <text:p>-3.25515</text:p>
          </table:table-cell>
          <table:table-cell table:number-columns-repeated="10"/>
        </table:table-row>
        <table:table-row table:style-name="ro1">
          <table:table-cell office:value-type="float" office:value="-2.17976" calcext:value-type="float">
            <text:p>-2.17976</text:p>
          </table:table-cell>
          <table:table-cell table:number-columns-repeated="10"/>
        </table:table-row>
        <table:table-row table:style-name="ro1">
          <table:table-cell office:value-type="float" office:value="-2.71737" calcext:value-type="float">
            <text:p>-2.717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0"/>
        </table:table-row>
        <table:table-row table:style-name="ro1">
          <table:table-cell office:value-type="float" office:value="-29.8159" calcext:value-type="float">
            <text:p>-29.8159</text:p>
          </table:table-cell>
          <table:table-cell table:number-columns-repeated="10"/>
        </table:table-row>
        <table:table-row table:style-name="ro1">
          <table:table-cell office:value-type="float" office:value="-30.2785" calcext:value-type="float">
            <text:p>-30.2785</text:p>
          </table:table-cell>
          <table:table-cell table:number-columns-repeated="10"/>
        </table:table-row>
        <table:table-row table:style-name="ro1">
          <table:table-cell office:value-type="float" office:value="-23.0057" calcext:value-type="float">
            <text:p>-23.0057</text:p>
          </table:table-cell>
          <table:table-cell table:number-columns-repeated="10"/>
        </table:table-row>
        <table:table-row table:style-name="ro1">
          <table:table-cell office:value-type="float" office:value="-20.7903" calcext:value-type="float">
            <text:p>-20.7903</text:p>
          </table:table-cell>
          <table:table-cell table:number-columns-repeated="10"/>
        </table:table-row>
        <table:table-row table:style-name="ro1">
          <table:table-cell office:value-type="float" office:value="-21.1784" calcext:value-type="float">
            <text:p>-21.17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0"/>
        </table:table-row>
        <table:table-row table:style-name="ro1">
          <table:table-cell office:value-type="float" office:value="14.1115" calcext:value-type="float">
            <text:p>14.1115</text:p>
          </table:table-cell>
          <table:table-cell table:number-columns-repeated="10"/>
        </table:table-row>
        <table:table-row table:style-name="ro1">
          <table:table-cell office:value-type="float" office:value="17.0846" calcext:value-type="float">
            <text:p>17.0846</text:p>
          </table:table-cell>
          <table:table-cell table:number-columns-repeated="10"/>
        </table:table-row>
        <table:table-row table:style-name="ro1">
          <table:table-cell office:value-type="float" office:value="15.4316" calcext:value-type="float">
            <text:p>15.4316</text:p>
          </table:table-cell>
          <table:table-cell table:number-columns-repeated="10"/>
        </table:table-row>
        <table:table-row table:style-name="ro1">
          <table:table-cell office:value-type="float" office:value="16.8381" calcext:value-type="float">
            <text:p>16.8381</text:p>
          </table:table-cell>
          <table:table-cell table:number-columns-repeated="10"/>
        </table:table-row>
        <table:table-row table:style-name="ro1">
          <table:table-cell office:value-type="float" office:value="17.7011" calcext:value-type="float">
            <text:p>17.7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0"/>
        </table:table-row>
        <table:table-row table:style-name="ro1">
          <table:table-cell office:value-type="float" office:value="-467.8" calcext:value-type="float">
            <text:p>-467.8</text:p>
          </table:table-cell>
          <table:table-cell table:number-columns-repeated="10"/>
        </table:table-row>
        <table:table-row table:style-name="ro1">
          <table:table-cell office:value-type="float" office:value="-465.901" calcext:value-type="float">
            <text:p>-465.901</text:p>
          </table:table-cell>
          <table:table-cell table:number-columns-repeated="10"/>
        </table:table-row>
        <table:table-row table:style-name="ro1">
          <table:table-cell office:value-type="float" office:value="-465.144" calcext:value-type="float">
            <text:p>-465.144</text:p>
          </table:table-cell>
          <table:table-cell table:number-columns-repeated="10"/>
        </table:table-row>
        <table:table-row table:style-name="ro1">
          <table:table-cell office:value-type="float" office:value="-475.478" calcext:value-type="float">
            <text:p>-475.478</text:p>
          </table:table-cell>
          <table:table-cell table:number-columns-repeated="10"/>
        </table:table-row>
        <table:table-row table:style-name="ro1">
          <table:table-cell office:value-type="float" office:value="-485.465" calcext:value-type="float">
            <text:p>-485.4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aaaa-0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aaaaaa-0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-0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0"/>
        </table:table-row>
        <table:table-row table:style-name="ro1">
          <table:table-cell office:value-type="float" office:value="-18.8561" calcext:value-type="float">
            <text:p>-18.8561</text:p>
          </table:table-cell>
          <table:table-cell table:number-columns-repeated="10"/>
        </table:table-row>
        <table:table-row table:style-name="ro1">
          <table:table-cell office:value-type="float" office:value="-18.0009" calcext:value-type="float">
            <text:p>-18.0009</text:p>
          </table:table-cell>
          <table:table-cell table:number-columns-repeated="10"/>
        </table:table-row>
        <table:table-row table:style-name="ro1">
          <table:table-cell office:value-type="float" office:value="-18.8406" calcext:value-type="float">
            <text:p>-18.8406</text:p>
          </table:table-cell>
          <table:table-cell table:number-columns-repeated="10"/>
        </table:table-row>
        <table:table-row table:style-name="ro1">
          <table:table-cell office:value-type="float" office:value="-18.8033" calcext:value-type="float">
            <text:p>-18.8033</text:p>
          </table:table-cell>
          <table:table-cell table:number-columns-repeated="10"/>
        </table:table-row>
        <table:table-row table:style-name="ro1">
          <table:table-cell office:value-type="float" office:value="-18.839" calcext:value-type="float">
            <text:p>-18.8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0"/>
        </table:table-row>
        <table:table-row table:style-name="ro1">
          <table:table-cell office:value-type="float" office:value="-6599.55" calcext:value-type="float">
            <text:p>-6599.55</text:p>
          </table:table-cell>
          <table:table-cell table:number-columns-repeated="10"/>
        </table:table-row>
        <table:table-row table:style-name="ro1">
          <table:table-cell office:value-type="float" office:value="-6600.02" calcext:value-type="float">
            <text:p>-6600.02</text:p>
          </table:table-cell>
          <table:table-cell table:number-columns-repeated="10"/>
        </table:table-row>
        <table:table-row table:style-name="ro1">
          <table:table-cell office:value-type="float" office:value="-6599.95" calcext:value-type="float">
            <text:p>-6599.95</text:p>
          </table:table-cell>
          <table:table-cell table:number-columns-repeated="10"/>
        </table:table-row>
        <table:table-row table:style-name="ro1">
          <table:table-cell office:value-type="float" office:value="-6599.99" calcext:value-type="float">
            <text:p>-6599.99</text:p>
          </table:table-cell>
          <table:table-cell table:number-columns-repeated="10"/>
        </table:table-row>
        <table:table-row table:style-name="ro1">
          <table:table-cell office:value-type="float" office:value="-6599.63" calcext:value-type="float">
            <text:p>-6599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0"/>
        </table:table-row>
        <table:table-row table:style-name="ro1">
          <table:table-cell office:value-type="float" office:value="-8.89375" calcext:value-type="float">
            <text:p>-8.89375</text:p>
          </table:table-cell>
          <table:table-cell table:number-columns-repeated="10"/>
        </table:table-row>
        <table:table-row table:style-name="ro1">
          <table:table-cell office:value-type="float" office:value="-8.47654" calcext:value-type="float">
            <text:p>-8.47654</text:p>
          </table:table-cell>
          <table:table-cell table:number-columns-repeated="10"/>
        </table:table-row>
        <table:table-row table:style-name="ro1">
          <table:table-cell office:value-type="float" office:value="-9.41045" calcext:value-type="float">
            <text:p>-9.41045</text:p>
          </table:table-cell>
          <table:table-cell table:number-columns-repeated="10"/>
        </table:table-row>
        <table:table-row table:style-name="ro1">
          <table:table-cell office:value-type="float" office:value="-10.4034" calcext:value-type="float">
            <text:p>-10.4034</text:p>
          </table:table-cell>
          <table:table-cell table:number-columns-repeated="10"/>
        </table:table-row>
        <table:table-row table:style-name="ro1">
          <table:table-cell office:value-type="float" office:value="-10.7048" calcext:value-type="float">
            <text:p>-10.70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0"/>
        </table:table-row>
        <table:table-row table:style-name="ro1">
          <table:table-cell office:value-type="float" office:value="-2.23421" calcext:value-type="float">
            <text:p>-2.23421</text:p>
          </table:table-cell>
          <table:table-cell table:number-columns-repeated="10"/>
        </table:table-row>
        <table:table-row table:style-name="ro1">
          <table:table-cell office:value-type="float" office:value="-2.26375" calcext:value-type="float">
            <text:p>-2.26375</text:p>
          </table:table-cell>
          <table:table-cell table:number-columns-repeated="10"/>
        </table:table-row>
        <table:table-row table:style-name="ro1">
          <table:table-cell office:value-type="float" office:value="-2.28096" calcext:value-type="float">
            <text:p>-2.28096</text:p>
          </table:table-cell>
          <table:table-cell table:number-columns-repeated="10"/>
        </table:table-row>
        <table:table-row table:style-name="ro1">
          <table:table-cell office:value-type="float" office:value="-2.25946" calcext:value-type="float">
            <text:p>-2.25946</text:p>
          </table:table-cell>
          <table:table-cell table:number-columns-repeated="10"/>
        </table:table-row>
        <table:table-row table:style-name="ro1">
          <table:table-cell office:value-type="float" office:value="-2.28026" calcext:value-type="float">
            <text:p>-2.280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0"/>
        </table:table-row>
        <table:table-row table:style-name="ro1">
          <table:table-cell table:style-name="ce4" office:value-type="float" office:value="0" calcext:value-type="float">
            <text:p>0.00E+000</text:p>
          </table:table-cell>
          <table:table-cell table:number-columns-repeated="10"/>
        </table:table-row>
        <table:table-row table:style-name="ro1">
          <table:table-cell table:style-name="ce4" office:value-type="float" office:value="0" calcext:value-type="float">
            <text:p>0.00E+00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 office:value-type="float" office:value="0" calcext:value-type="float">
            <text:p>0.00E+000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aa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0"/>
        </table:table-row>
        <table:table-row table:style-name="ro1">
          <table:table-cell office:value-type="float" office:value="0.351979" calcext:value-type="float">
            <text:p>0.35197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639204" calcext:value-type="float">
            <text:p>6.39E-011</text:p>
          </table:table-cell>
          <table:table-cell table:number-columns-repeated="10"/>
        </table:table-row>
        <table:table-row table:style-name="ro1">
          <table:table-cell office:value-type="float" office:value="2.74751" calcext:value-type="float">
            <text:p>2.74751</text:p>
          </table:table-cell>
          <table:table-cell table:number-columns-repeated="10"/>
        </table:table-row>
        <table:table-row table:style-name="ro1">
          <table:table-cell office:value-type="float" office:value="0.380269" calcext:value-type="float">
            <text:p>0.380269</text:p>
          </table:table-cell>
          <table:table-cell table:number-columns-repeated="10"/>
        </table:table-row>
        <table:table-row table:style-name="ro1">
          <table:table-cell office:value-type="float" office:value="1.19078" calcext:value-type="float">
            <text:p>1.190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111424" calcext:value-type="float">
            <text:p>1.11E-00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111929" calcext:value-type="float">
            <text:p>1.12E-00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351149" calcext:value-type="float">
            <text:p>3.51E-010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108639" calcext:value-type="float">
            <text:p>1.09E-010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819174" calcext:value-type="float">
            <text:p>8.19E-010</text:p>
          </table:table-cell>
          <table:table-cell table:number-columns-repeated="10"/>
        </table:table-row>
      </table:table>
      <table:table table:name="Sheet7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3"/>
          <table:table-cell office:value-type="string" calcext:value-type="string">
            <text:p>Instancia</text:p>
          </table:table-cell>
          <table:table-cell office:value-type="string" calcext:value-type="string">
            <text:p>Score</text:p>
          </table:table-cell>
          <table:table-cell table:number-columns-repeated="2"/>
          <table:table-cell office:value-type="string" calcext:value-type="string">
            <text:p>Minimo</text:p>
          </table:table-cell>
          <table:table-cell table:number-columns-repeated="2"/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1" calcext:value-type="string">
            <text:p>funcA1</text:p>
          </table:table-cell>
          <table:table-cell table:formula="of:=AVERAGE(INDIRECT(CONCATENATE(&quot;A&quot;;(ROW()-2)*6+2)):INDIRECT(CONCATENATE(&quot;A&quot;;(ROW()-2)*6+6)))" office:value-type="float" office:value="-37.0813" calcext:value-type="float">
            <text:p>-37.0813</text:p>
          </table:table-cell>
          <table:table-cell table:number-columns-repeated="2"/>
          <table:table-cell table:formula="of:=INDIRECT(ADDRESS(ROW();2;1;;&quot;Small+Medium&quot;))" office:value-type="float" office:value="-37" calcext:value-type="float">
            <text:p>-37</text:p>
          </table:table-cell>
          <table:table-cell/>
          <table:table-cell table:style-name="ce6" table:formula="of:=(([.F2]-[.I2]))" office:value-type="float" office:value="-0.0812999999999988" calcext:value-type="float">
            <text:p>-0.08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2" calcext:value-type="string">
            <text:p>funcA2</text:p>
          </table:table-cell>
          <table:table-cell table:formula="of:=AVERAGE(INDIRECT(CONCATENATE(&quot;A&quot;;(ROW()-2)*6+2)):INDIRECT(CONCATENATE(&quot;A&quot;;(ROW()-2)*6+6)))" office:value-type="float" office:value="-49.0201" calcext:value-type="float">
            <text:p>-49.0201</text:p>
          </table:table-cell>
          <table:table-cell table:number-columns-repeated="2"/>
          <table:table-cell table:formula="of:=INDIRECT(ADDRESS(ROW();2;1;;&quot;Small+Medium&quot;))" office:value-type="float" office:value="-49" calcext:value-type="float">
            <text:p>-49</text:p>
          </table:table-cell>
          <table:table-cell/>
          <table:table-cell table:style-name="ce6" table:formula="of:=(([.F3]-[.I3]))" office:value-type="float" office:value="-0.0200999999999993" calcext:value-type="float">
            <text:p>-0.02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3" calcext:value-type="string">
            <text:p>funcA3</text:p>
          </table:table-cell>
          <table:table-cell table:formula="of:=AVERAGE(INDIRECT(CONCATENATE(&quot;A&quot;;(ROW()-2)*6+2)):INDIRECT(CONCATENATE(&quot;A&quot;;(ROW()-2)*6+6)))" office:value-type="float" office:value="-47.54984" calcext:value-type="float">
            <text:p>-47.54984</text:p>
          </table:table-cell>
          <table:table-cell table:number-columns-repeated="2"/>
          <table:table-cell table:formula="of:=INDIRECT(ADDRESS(ROW();2;1;;&quot;Small+Medium&quot;))" office:value-type="float" office:value="-85.09" calcext:value-type="float">
            <text:p>-85.09</text:p>
          </table:table-cell>
          <table:table-cell/>
          <table:table-cell table:style-name="ce6" table:formula="of:=(([.F4]-[.I4]))" office:value-type="float" office:value="37.54016" calcext:value-type="float">
            <text:p>37.54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4" calcext:value-type="string">
            <text:p>funcA4</text:p>
          </table:table-cell>
          <table:table-cell table:formula="of:=AVERAGE(INDIRECT(CONCATENATE(&quot;A&quot;;(ROW()-2)*6+2)):INDIRECT(CONCATENATE(&quot;A&quot;;(ROW()-2)*6+6)))" office:value-type="float" office:value="-27.42156" calcext:value-type="float">
            <text:p>-27.42156</text:p>
          </table:table-cell>
          <table:table-cell table:number-columns-repeated="2"/>
          <table:table-cell table:formula="of:=INDIRECT(ADDRESS(ROW();2;1;;&quot;Small+Medium&quot;))" office:value-type="float" office:value="-29.2" calcext:value-type="float">
            <text:p>-29.2</text:p>
          </table:table-cell>
          <table:table-cell/>
          <table:table-cell table:style-name="ce6" table:formula="of:=(([.F5]-[.I5]))" office:value-type="float" office:value="1.77844" calcext:value-type="float">
            <text:p>1.78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5" calcext:value-type="string">
            <text:p>funcA5</text:p>
          </table:table-cell>
          <table:table-cell table:formula="of:=AVERAGE(INDIRECT(CONCATENATE(&quot;A&quot;;(ROW()-2)*6+2)):INDIRECT(CONCATENATE(&quot;A&quot;;(ROW()-2)*6+6)))" office:value-type="float" office:value="-19.2001" calcext:value-type="float">
            <text:p>-19.2001</text:p>
          </table:table-cell>
          <table:table-cell table:number-columns-repeated="2"/>
          <table:table-cell table:formula="of:=INDIRECT(ADDRESS(ROW();2;1;;&quot;Small+Medium&quot;))" office:value-type="float" office:value="-19" calcext:value-type="float">
            <text:p>-19</text:p>
          </table:table-cell>
          <table:table-cell/>
          <table:table-cell table:style-name="ce6" table:formula="of:=(([.F6]-[.I6]))" office:value-type="float" office:value="-0.200099999999999" calcext:value-type="float">
            <text:p>-0.20</text:p>
          </table:table-cell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3"/>
          <table:table-cell table:formula="of:=INDIRECT(CONCATENATE(&quot;A&quot;;(ROW()-2)*6+1))" office:value-type="string" office:string-value="funcA6" calcext:value-type="string">
            <text:p>funcA6</text:p>
          </table:table-cell>
          <table:table-cell table:formula="of:=AVERAGE(INDIRECT(CONCATENATE(&quot;A&quot;;(ROW()-2)*6+2)):INDIRECT(CONCATENATE(&quot;A&quot;;(ROW()-2)*6+6)))" office:value-type="float" office:value="-3.001676" calcext:value-type="float">
            <text:p>-3.001676</text:p>
          </table:table-cell>
          <table:table-cell table:number-columns-repeated="2"/>
          <table:table-cell table:formula="of:=INDIRECT(ADDRESS(ROW();2;1;;&quot;Small+Medium&quot;))" office:value-type="float" office:value="-3.25" calcext:value-type="float">
            <text:p>-3.25</text:p>
          </table:table-cell>
          <table:table-cell/>
          <table:table-cell table:style-name="ce6" table:formula="of:=(([.F7]-[.I7]))" office:value-type="float" office:value="0.248324" calcext:value-type="float">
            <text:p>0.25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7" calcext:value-type="string">
            <text:p>funcA7</text:p>
          </table:table-cell>
          <table:table-cell table:formula="of:=AVERAGE(INDIRECT(CONCATENATE(&quot;A&quot;;(ROW()-2)*6+2)):INDIRECT(CONCATENATE(&quot;A&quot;;(ROW()-2)*6+6)))" office:value-type="float" office:value="-21.61928" calcext:value-type="float">
            <text:p>-21.61928</text:p>
          </table:table-cell>
          <table:table-cell table:number-columns-repeated="2"/>
          <table:table-cell table:formula="of:=INDIRECT(ADDRESS(ROW();2;1;;&quot;Small+Medium&quot;))" office:value-type="float" office:value="-18.4" calcext:value-type="float">
            <text:p>-18.4</text:p>
          </table:table-cell>
          <table:table-cell/>
          <table:table-cell table:style-name="ce6" table:formula="of:=(([.F8]-[.I8]))" office:value-type="float" office:value="-3.21928" calcext:value-type="float">
            <text:p>-3.22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8" calcext:value-type="string">
            <text:p>funcA8</text:p>
          </table:table-cell>
          <table:table-cell table:formula="of:=AVERAGE(INDIRECT(CONCATENATE(&quot;A&quot;;(ROW()-2)*6+2)):INDIRECT(CONCATENATE(&quot;A&quot;;(ROW()-2)*6+6)))" office:value-type="float" office:value="23.8101" calcext:value-type="float">
            <text:p>23.8101</text:p>
          </table:table-cell>
          <table:table-cell table:number-columns-repeated="2"/>
          <table:table-cell table:formula="of:=INDIRECT(ADDRESS(ROW();2;1;;&quot;Small+Medium&quot;))" office:value-type="float" office:value="14.99" calcext:value-type="float">
            <text:p>14.99</text:p>
          </table:table-cell>
          <table:table-cell/>
          <table:table-cell table:style-name="ce6" table:formula="of:=(([.F9]-[.I9]))" office:value-type="float" office:value="8.8201" calcext:value-type="float">
            <text:p>8.82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9" calcext:value-type="string">
            <text:p>funcA9</text:p>
          </table:table-cell>
          <table:table-cell table:formula="of:=AVERAGE(INDIRECT(CONCATENATE(&quot;A&quot;;(ROW()-2)*6+2)):INDIRECT(CONCATENATE(&quot;A&quot;;(ROW()-2)*6+6)))" office:value-type="float" office:value="-477.901" calcext:value-type="float">
            <text:p>-477.901</text:p>
          </table:table-cell>
          <table:table-cell table:number-columns-repeated="2"/>
          <table:table-cell table:formula="of:=INDIRECT(ADDRESS(ROW();2;1;;&quot;Small+Medium&quot;))" office:value-type="float" office:value="-453.61" calcext:value-type="float">
            <text:p>-453.61</text:p>
          </table:table-cell>
          <table:table-cell/>
          <table:table-cell table:style-name="ce6" table:formula="of:=(([.F10]-[.I10]))" office:value-type="float" office:value="-24.291" calcext:value-type="float">
            <text:p>-24.29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B1" calcext:value-type="string">
            <text:p>funcB1</text:p>
          </table:table-cell>
          <table:table-cell table:formula="of:=AVERAGE(INDIRECT(CONCATENATE(&quot;A&quot;;(ROW()-2)*6+2)):INDIRECT(CONCATENATE(&quot;A&quot;;(ROW()-2)*6+6)))" office:value-type="float" office:value="-0.6" calcext:value-type="float">
            <text:p>-0.6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1]-[.I11]))" office:value-type="float" office:value="-0.6" calcext:value-type="float">
            <text:p>-0.60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B2" calcext:value-type="string">
            <text:p>funcB2</text:p>
          </table:table-cell>
          <table:table-cell table:formula="of:=AVERAGE(INDIRECT(CONCATENATE(&quot;A&quot;;(ROW()-2)*6+2)):INDIRECT(CONCATENATE(&quot;A&quot;;(ROW()-2)*6+6)))" office:value-type="float" office:value="-18.84876" calcext:value-type="float">
            <text:p>-18.84876</text:p>
          </table:table-cell>
          <table:table-cell table:number-columns-repeated="2"/>
          <table:table-cell table:formula="of:=INDIRECT(ADDRESS(ROW();2;1;;&quot;Small+Medium&quot;))" office:value-type="float" office:value="-12.68" calcext:value-type="float">
            <text:p>-12.68</text:p>
          </table:table-cell>
          <table:table-cell/>
          <table:table-cell table:style-name="ce6" table:formula="of:=(([.F12]-[.I12]))" office:value-type="float" office:value="-6.16876" calcext:value-type="float">
            <text:p>-6.17</text:p>
          </table:table-cell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3"/>
          <table:table-cell table:formula="of:=INDIRECT(CONCATENATE(&quot;A&quot;;(ROW()-2)*6+1))" office:value-type="string" office:string-value="funcB3" calcext:value-type="string">
            <text:p>funcB3</text:p>
          </table:table-cell>
          <table:table-cell table:formula="of:=AVERAGE(INDIRECT(CONCATENATE(&quot;A&quot;;(ROW()-2)*6+2)):INDIRECT(CONCATENATE(&quot;A&quot;;(ROW()-2)*6+6)))" office:value-type="float" office:value="-6599.832" calcext:value-type="float">
            <text:p>-6599.832</text:p>
          </table:table-cell>
          <table:table-cell table:number-columns-repeated="2"/>
          <table:table-cell table:formula="of:=-1*INDIRECT(ADDRESS(ROW();2;1;;&quot;Small+Medium&quot;))" office:value-type="float" office:value="-6600" calcext:value-type="float">
            <text:p>-6600</text:p>
          </table:table-cell>
          <table:table-cell/>
          <table:table-cell table:style-name="ce6" table:formula="of:=(([.F13]-[.I13]))" office:value-type="float" office:value="0.167999999999665" calcext:value-type="float">
            <text:p>0.17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4" calcext:value-type="string">
            <text:p>funcB4</text:p>
          </table:table-cell>
          <table:table-cell table:formula="of:=AVERAGE(INDIRECT(CONCATENATE(&quot;A&quot;;(ROW()-2)*6+2)):INDIRECT(CONCATENATE(&quot;A&quot;;(ROW()-2)*6+6)))" office:value-type="float" office:value="-9.68509" calcext:value-type="float">
            <text:p>-9.68509</text:p>
          </table:table-cell>
          <table:table-cell table:number-columns-repeated="2"/>
          <table:table-cell table:formula="of:=-1*INDIRECT(ADDRESS(ROW();2;1;;&quot;Small+Medium&quot;))" office:value-type="float" office:value="-9.56" calcext:value-type="float">
            <text:p>-9.56</text:p>
          </table:table-cell>
          <table:table-cell/>
          <table:table-cell table:style-name="ce6" table:formula="of:=(([.F14]-[.I14]))" office:value-type="float" office:value="-0.125089999999998" calcext:value-type="float">
            <text:p>-0.13</text:p>
          </table:table-cell>
        </table:table-row>
        <table:table-row table:style-name="ro1">
          <table:table-cell office:value-type="float" office:value="-85.4633" calcext:value-type="float">
            <text:p>-85.4633</text:p>
          </table:table-cell>
          <table:table-cell table:number-columns-repeated="3"/>
          <table:table-cell table:formula="of:=INDIRECT(CONCATENATE(&quot;A&quot;;(ROW()-2)*6+1))" office:value-type="string" office:string-value="funcB5" calcext:value-type="string">
            <text:p>funcB5</text:p>
          </table:table-cell>
          <table:table-cell table:formula="of:=AVERAGE(INDIRECT(CONCATENATE(&quot;A&quot;;(ROW()-2)*6+2)):INDIRECT(CONCATENATE(&quot;A&quot;;(ROW()-2)*6+6)))" office:value-type="float" office:value="-2.205924" calcext:value-type="float">
            <text:p>-2.205924</text:p>
          </table:table-cell>
          <table:table-cell table:number-columns-repeated="2"/>
          <table:table-cell table:formula="of:=-1*INDIRECT(ADDRESS(ROW();2;1;;&quot;Small+Medium&quot;))" office:value-type="float" office:value="-1.98" calcext:value-type="float">
            <text:p>-1.98</text:p>
          </table:table-cell>
          <table:table-cell/>
          <table:table-cell table:style-name="ce6" table:formula="of:=(([.F15]-[.I15]))" office:value-type="float" office:value="-0.225924" calcext:value-type="float">
            <text:p>-0.23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7" calcext:value-type="string">
            <text:p>funcB7</text:p>
          </table:table-cell>
          <table:table-cell table:style-name="ce4" table:formula="of:=AVERAGE(INDIRECT(CONCATENATE(&quot;A&quot;;(ROW()-2)*6+2)):INDIRECT(CONCATENATE(&quot;A&quot;;(ROW()-2)*6+6)))" office:value-type="float" office:value="0.00000000000029274362" calcext:value-type="float">
            <text:p>2.93E-013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6]-[.I16]))" office:value-type="float" office:value="0.00000000000029274362" calcext:value-type="float">
            <text:p>0.00</text:p>
          </table:table-cell>
        </table:table-row>
        <table:table-row table:style-name="ro1">
          <table:table-cell office:value-type="float" office:value="-85.4609" calcext:value-type="float">
            <text:p>-85.4609</text:p>
          </table:table-cell>
          <table:table-cell table:number-columns-repeated="3"/>
          <table:table-cell table:formula="of:=INDIRECT(CONCATENATE(&quot;A&quot;;(ROW()-2)*6+1))" office:value-type="string" office:string-value="funcB8" calcext:value-type="string">
            <text:p>funcB8</text:p>
          </table:table-cell>
          <table:table-cell table:formula="of:=AVERAGE(INDIRECT(CONCATENATE(&quot;A&quot;;(ROW()-2)*6+2)):INDIRECT(CONCATENATE(&quot;A&quot;;(ROW()-2)*6+6)))" office:value-type="float" office:value="2.44003427" calcext:value-type="float">
            <text:p>2.44003427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7]-[.I17]))" office:value-type="float" office:value="2.44003427" calcext:value-type="float">
            <text:p>2.44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9" calcext:value-type="string">
            <text:p>funcB9</text:p>
          </table:table-cell>
          <table:table-cell table:style-name="ce4" table:formula="of:=AVERAGE(INDIRECT(CONCATENATE(&quot;A&quot;;(ROW()-2)*6+2)):INDIRECT(CONCATENATE(&quot;A&quot;;(ROW()-2)*6+6)))" office:value-type="float" office:value="0.00000002699750392" calcext:value-type="float">
            <text:p>2.70E-008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8]-[.I18]))" office:value-type="float" office:value="0.00000002699750392" calcext:value-type="float">
            <text:p>0.00</text:p>
          </table:table-cell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7"/>
          <table:table-cell table:style-name="ce2"/>
          <table:table-cell/>
          <table:table-cell table:style-name="ce6" table:formula="of:=AVERAGE([.K2:.K18])" office:value-type="float" office:value="0.944912017470439" calcext:value-type="float">
            <text:p>0.94</text:p>
          </table:table-cell>
        </table:table-row>
        <table:table-row table:style-name="ro1">
          <table:table-cell office:value-type="float" office:value="-29.2021" calcext:value-type="float">
            <text:p>-29.2021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26.9021" calcext:value-type="float">
            <text:p>-26.9021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30.2724" calcext:value-type="float">
            <text:p>-30.2724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29.197" calcext:value-type="float">
            <text:p>-29.197</text:p>
          </table:table-cell>
          <table:table-cell table:number-columns-repeated="10"/>
        </table:table-row>
        <table:table-row table:style-name="ro1">
          <table:table-cell office:value-type="float" office:value="-21.5342" calcext:value-type="float">
            <text:p>-21.53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0"/>
        </table:table-row>
        <table:table-row table:style-name="ro1">
          <table:table-cell office:value-type="float" office:value="-2.374" calcext:value-type="float">
            <text:p>-2.374</text:p>
          </table:table-cell>
          <table:table-cell table:number-columns-repeated="10"/>
        </table:table-row>
        <table:table-row table:style-name="ro1">
          <table:table-cell office:value-type="float" office:value="-2.84261" calcext:value-type="float">
            <text:p>-2.84261</text:p>
          </table:table-cell>
          <table:table-cell table:number-columns-repeated="10"/>
        </table:table-row>
        <table:table-row table:style-name="ro1">
          <table:table-cell office:value-type="float" office:value="-3.25618" calcext:value-type="float">
            <text:p>-3.25618</text:p>
          </table:table-cell>
          <table:table-cell table:number-columns-repeated="10"/>
        </table:table-row>
        <table:table-row table:style-name="ro1">
          <table:table-cell office:value-type="float" office:value="-3.29947" calcext:value-type="float">
            <text:p>-3.29947</text:p>
          </table:table-cell>
          <table:table-cell table:number-columns-repeated="10"/>
        </table:table-row>
        <table:table-row table:style-name="ro1">
          <table:table-cell office:value-type="float" office:value="-3.23612" calcext:value-type="float">
            <text:p>-3.236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0"/>
        </table:table-row>
        <table:table-row table:style-name="ro1">
          <table:table-cell office:value-type="float" office:value="-18.1571" calcext:value-type="float">
            <text:p>-18.1571</text:p>
          </table:table-cell>
          <table:table-cell table:number-columns-repeated="10"/>
        </table:table-row>
        <table:table-row table:style-name="ro1">
          <table:table-cell office:value-type="float" office:value="-21.0092" calcext:value-type="float">
            <text:p>-21.0092</text:p>
          </table:table-cell>
          <table:table-cell table:number-columns-repeated="10"/>
        </table:table-row>
        <table:table-row table:style-name="ro1">
          <table:table-cell office:value-type="float" office:value="-22.4436" calcext:value-type="float">
            <text:p>-22.4436</text:p>
          </table:table-cell>
          <table:table-cell table:number-columns-repeated="10"/>
        </table:table-row>
        <table:table-row table:style-name="ro1">
          <table:table-cell office:value-type="float" office:value="-18.9969" calcext:value-type="float">
            <text:p>-18.9969</text:p>
          </table:table-cell>
          <table:table-cell table:number-columns-repeated="10"/>
        </table:table-row>
        <table:table-row table:style-name="ro1">
          <table:table-cell office:value-type="float" office:value="-27.4896" calcext:value-type="float">
            <text:p>-27.48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0"/>
        </table:table-row>
        <table:table-row table:style-name="ro1">
          <table:table-cell office:value-type="float" office:value="29.6457" calcext:value-type="float">
            <text:p>29.6457</text:p>
          </table:table-cell>
          <table:table-cell table:number-columns-repeated="10"/>
        </table:table-row>
        <table:table-row table:style-name="ro1">
          <table:table-cell office:value-type="float" office:value="15.7536" calcext:value-type="float">
            <text:p>15.7536</text:p>
          </table:table-cell>
          <table:table-cell table:number-columns-repeated="10"/>
        </table:table-row>
        <table:table-row table:style-name="ro1">
          <table:table-cell office:value-type="float" office:value="13.7593" calcext:value-type="float">
            <text:p>13.7593</text:p>
          </table:table-cell>
          <table:table-cell table:number-columns-repeated="10"/>
        </table:table-row>
        <table:table-row table:style-name="ro1">
          <table:table-cell office:value-type="float" office:value="30.5402" calcext:value-type="float">
            <text:p>30.5402</text:p>
          </table:table-cell>
          <table:table-cell table:number-columns-repeated="10"/>
        </table:table-row>
        <table:table-row table:style-name="ro1">
          <table:table-cell office:value-type="float" office:value="29.3517" calcext:value-type="float">
            <text:p>29.35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0"/>
        </table:table-row>
        <table:table-row table:style-name="ro1">
          <table:table-cell office:value-type="float" office:value="-473.954" calcext:value-type="float">
            <text:p>-473.954</text:p>
          </table:table-cell>
          <table:table-cell table:number-columns-repeated="10"/>
        </table:table-row>
        <table:table-row table:style-name="ro1">
          <table:table-cell office:value-type="float" office:value="-479.175" calcext:value-type="float">
            <text:p>-479.175</text:p>
          </table:table-cell>
          <table:table-cell table:number-columns-repeated="10"/>
        </table:table-row>
        <table:table-row table:style-name="ro1">
          <table:table-cell office:value-type="float" office:value="-487.559" calcext:value-type="float">
            <text:p>-487.559</text:p>
          </table:table-cell>
          <table:table-cell table:number-columns-repeated="10"/>
        </table:table-row>
        <table:table-row table:style-name="ro1">
          <table:table-cell office:value-type="float" office:value="-469.239" calcext:value-type="float">
            <text:p>-469.239</text:p>
          </table:table-cell>
          <table:table-cell table:number-columns-repeated="10"/>
        </table:table-row>
        <table:table-row table:style-name="ro1">
          <table:table-cell office:value-type="float" office:value="-479.578" calcext:value-type="float">
            <text:p>-479.5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1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0"/>
        </table:table-row>
        <table:table-row table:style-name="ro1">
          <table:table-cell office:value-type="float" office:value="-18.8381" calcext:value-type="float">
            <text:p>-18.8381</text:p>
          </table:table-cell>
          <table:table-cell table:number-columns-repeated="10"/>
        </table:table-row>
        <table:table-row table:style-name="ro1">
          <table:table-cell office:value-type="float" office:value="-18.8453" calcext:value-type="float">
            <text:p>-18.8453</text:p>
          </table:table-cell>
          <table:table-cell table:number-columns-repeated="10"/>
        </table:table-row>
        <table:table-row table:style-name="ro1">
          <table:table-cell office:value-type="float" office:value="-18.8557" calcext:value-type="float">
            <text:p>-18.8557</text:p>
          </table:table-cell>
          <table:table-cell table:number-columns-repeated="10"/>
        </table:table-row>
        <table:table-row table:style-name="ro1">
          <table:table-cell office:value-type="float" office:value="-18.8564" calcext:value-type="float">
            <text:p>-18.8564</text:p>
          </table:table-cell>
          <table:table-cell table:number-columns-repeated="10"/>
        </table:table-row>
        <table:table-row table:style-name="ro1">
          <table:table-cell office:value-type="float" office:value="-18.8483" calcext:value-type="float">
            <text:p>-18.84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0"/>
        </table:table-row>
        <table:table-row table:style-name="ro1">
          <table:table-cell office:value-type="float" office:value="-6600" calcext:value-type="float">
            <text:p>-6600</text:p>
          </table:table-cell>
          <table:table-cell table:number-columns-repeated="10"/>
        </table:table-row>
        <table:table-row table:style-name="ro1">
          <table:table-cell office:value-type="float" office:value="-6599.82" calcext:value-type="float">
            <text:p>-6599.82</text:p>
          </table:table-cell>
          <table:table-cell table:number-columns-repeated="10"/>
        </table:table-row>
        <table:table-row table:style-name="ro1">
          <table:table-cell office:value-type="float" office:value="-6600.04" calcext:value-type="float">
            <text:p>-6600.04</text:p>
          </table:table-cell>
          <table:table-cell table:number-columns-repeated="10"/>
        </table:table-row>
        <table:table-row table:style-name="ro1">
          <table:table-cell office:value-type="float" office:value="-6599.76" calcext:value-type="float">
            <text:p>-6599.76</text:p>
          </table:table-cell>
          <table:table-cell table:number-columns-repeated="10"/>
        </table:table-row>
        <table:table-row table:style-name="ro1">
          <table:table-cell office:value-type="float" office:value="-6599.54" calcext:value-type="float">
            <text:p>-6599.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0"/>
        </table:table-row>
        <table:table-row table:style-name="ro1">
          <table:table-cell office:value-type="float" office:value="-10.6159" calcext:value-type="float">
            <text:p>-10.6159</text:p>
          </table:table-cell>
          <table:table-cell table:number-columns-repeated="10"/>
        </table:table-row>
        <table:table-row table:style-name="ro1">
          <table:table-cell office:value-type="float" office:value="-10.5233" calcext:value-type="float">
            <text:p>-10.5233</text:p>
          </table:table-cell>
          <table:table-cell table:number-columns-repeated="10"/>
        </table:table-row>
        <table:table-row table:style-name="ro1">
          <table:table-cell office:value-type="float" office:value="-6.31545" calcext:value-type="float">
            <text:p>-6.31545</text:p>
          </table:table-cell>
          <table:table-cell table:number-columns-repeated="10"/>
        </table:table-row>
        <table:table-row table:style-name="ro1">
          <table:table-cell office:value-type="float" office:value="-10.8737" calcext:value-type="float">
            <text:p>-10.8737</text:p>
          </table:table-cell>
          <table:table-cell table:number-columns-repeated="10"/>
        </table:table-row>
        <table:table-row table:style-name="ro1">
          <table:table-cell office:value-type="float" office:value="-10.0971" calcext:value-type="float">
            <text:p>-10.09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0"/>
        </table:table-row>
        <table:table-row table:style-name="ro1">
          <table:table-cell office:value-type="float" office:value="-2.27013" calcext:value-type="float">
            <text:p>-2.27013</text:p>
          </table:table-cell>
          <table:table-cell table:number-columns-repeated="10"/>
        </table:table-row>
        <table:table-row table:style-name="ro1">
          <table:table-cell office:value-type="float" office:value="-2.15108" calcext:value-type="float">
            <text:p>-2.15108</text:p>
          </table:table-cell>
          <table:table-cell table:number-columns-repeated="10"/>
        </table:table-row>
        <table:table-row table:style-name="ro1">
          <table:table-cell office:value-type="float" office:value="-2.20566" calcext:value-type="float">
            <text:p>-2.20566</text:p>
          </table:table-cell>
          <table:table-cell table:number-columns-repeated="10"/>
        </table:table-row>
        <table:table-row table:style-name="ro1">
          <table:table-cell office:value-type="float" office:value="-2.13186" calcext:value-type="float">
            <text:p>-2.13186</text:p>
          </table:table-cell>
          <table:table-cell table:number-columns-repeated="10"/>
        </table:table-row>
        <table:table-row table:style-name="ro1">
          <table:table-cell office:value-type="float" office:value="-2.27089" calcext:value-type="float">
            <text:p>-2.270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00881073" calcext:value-type="float">
            <text:p>8.81E-013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000284217" calcext:value-type="float">
            <text:p>2.84E-014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0049738" calcext:value-type="float">
            <text:p>4.97E-013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000568434" calcext:value-type="float">
            <text:p>5.68E-014</text:p>
          </table:table-cell>
          <table:table-cell table:number-columns-repeated="10"/>
        </table:table-row>
        <table:table-row table:style-name="ro1">
          <table:table-cell table:style-name="ce4" office:value-type="float" office:value="0" calcext:value-type="float">
            <text:p>0.00E+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0"/>
        </table:table-row>
        <table:table-row table:style-name="ro1">
          <table:table-cell office:value-type="float" office:value="3.3943" calcext:value-type="float">
            <text:p>3.3943</text:p>
          </table:table-cell>
          <table:table-cell table:number-columns-repeated="10"/>
        </table:table-row>
        <table:table-row table:style-name="ro1">
          <table:table-cell table:style-name="ce4" office:value-type="float" office:value="0.565566" calcext:value-type="float">
            <text:p>5.66E-001</text:p>
          </table:table-cell>
          <table:table-cell table:number-columns-repeated="10"/>
        </table:table-row>
        <table:table-row table:style-name="ro1">
          <table:table-cell office:value-type="float" office:value="0.726565" calcext:value-type="float">
            <text:p>0.726565</text:p>
          </table:table-cell>
          <table:table-cell table:number-columns-repeated="10"/>
        </table:table-row>
        <table:table-row table:style-name="ro1">
          <table:table-cell office:value-type="float" office:value="0.00016035" calcext:value-type="float">
            <text:p>0.00016035</text:p>
          </table:table-cell>
          <table:table-cell table:number-columns-repeated="10"/>
        </table:table-row>
        <table:table-row table:style-name="ro1">
          <table:table-cell office:value-type="float" office:value="7.51358" calcext:value-type="float">
            <text:p>7.513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206575" calcext:value-type="float">
            <text:p>2.07E-00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332391" calcext:value-type="float">
            <text:p>3.32E-00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518396" calcext:value-type="float">
            <text:p>5.18E-011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234102" calcext:value-type="float">
            <text:p>2.34E-00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127205" calcext:value-type="float">
            <text:p>1.27E-007</text:p>
          </table:table-cell>
          <table:table-cell table:number-columns-repeated="10"/>
        </table:table-row>
      </table:table>
      <table:table table:name="Sheet9" table:style-name="ta1"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3" office:value-type="string" calcext:value-type="string" table:number-columns-spanned="3" table:number-rows-spanned="1">
            <text:p>Score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Temp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Min/Med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in/Med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1 Feromoneo+PR_Inside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JustImproveBL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+BL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s+PR+BL_JustImproveBL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+BL_Inside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BL+PR_Inside_JustImproveBL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BL5_MOREEARLY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BL5_MORELATE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BL5_MORELATE_TARDY&lt;EARLY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BL5_MOREEARLY_TARDY&lt;EARLY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NeighboorSearch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BL5_MORELATE_NeighboorSearch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NeighboorSearch_Best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NeighboorSearch_BL5_MORELATE_Best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BL5_MORELATE_TARDY&lt;EARLY_NeighboorSearch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Feromoneo+PR_Inside_BL5_MORELATE_TARDY&lt;EARLY_Correto</text:p>
          </table:table-cell>
          <table:table-cell table:formula="of:=AVERAGE([Sheet24.K2:.K101])" office:value-type="float" office:value="4.88027448259242" calcext:value-type="float">
            <text:p>4.8802744826</text:p>
          </table:table-cell>
          <table:table-cell table:formula="of:=AVERAGE([Sheet24.K102:.K107])" office:value-type="string" office:string-value="" calcext:value-type="error">
            <text:p>#DIV/0!</text:p>
          </table:table-cell>
          <table:table-cell table:formula="of:=AVERAGE([Sheet24.K2:.K107])" office:value-type="float" office:value="4.88027448259242" calcext:value-type="float">
            <text:p>4.8802744826</text:p>
          </table:table-cell>
          <table:table-cell table:formula="of:=AVERAGE([Sheet24.G2:.G101])" office:value-type="string" office:string-value="" calcext:value-type="error">
            <text:p>#DIV/0!</text:p>
          </table:table-cell>
          <table:table-cell table:formula="of:=AVERAGE([Sheet24.G102:.G107])" office:value-type="string" office:string-value="" calcext:value-type="error">
            <text:p>#DIV/0!</text:p>
          </table:table-cell>
          <table:table-cell table:formula="of:=AVERAGE([Sheet24.G2:.G10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 Feromoneo+PR_Inside_BL5_MORELATE_NeighboorSearch_bestPR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BL5_MORELATE_NeighboorSearch_bestPR_ForaEliteSet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NEH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core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Temp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Min/Med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in/Med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1 Feromoneo+PR_Inside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JustImproveBL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+BL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s+PR+BL_JustImproveBL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+BL_Inside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BL+PR_Inside_JustImproveBL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BL6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</table:table>
      <table:table table:name="Sheet8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3"/>
          <table:table-cell office:value-type="string" calcext:value-type="string">
            <text:p>Instancia</text:p>
          </table:table-cell>
          <table:table-cell office:value-type="string" calcext:value-type="string">
            <text:p>Score</text:p>
          </table:table-cell>
          <table:table-cell table:number-columns-repeated="2"/>
          <table:table-cell office:value-type="string" calcext:value-type="string">
            <text:p>Minimo</text:p>
          </table:table-cell>
          <table:table-cell table:number-columns-repeated="2"/>
        </table:table-row>
        <table:table-row table:style-name="ro1">
          <table:table-cell office:value-type="float" office:value="-36.8713" calcext:value-type="float">
            <text:p>-36.8713</text:p>
          </table:table-cell>
          <table:table-cell table:number-columns-repeated="3"/>
          <table:table-cell table:formula="of:=INDIRECT(CONCATENATE(&quot;A&quot;;(ROW()-2)*6+1))" office:value-type="string" office:string-value="funcA1" calcext:value-type="string">
            <text:p>funcA1</text:p>
          </table:table-cell>
          <table:table-cell table:formula="of:=AVERAGE(INDIRECT(CONCATENATE(&quot;A&quot;;(ROW()-2)*6+2)):INDIRECT(CONCATENATE(&quot;A&quot;;(ROW()-2)*6+6)))" office:value-type="float" office:value="-36.94688" calcext:value-type="float">
            <text:p>-36.94688</text:p>
          </table:table-cell>
          <table:table-cell table:number-columns-repeated="2"/>
          <table:table-cell table:formula="of:=INDIRECT(ADDRESS(ROW();2;1;;&quot;Small+Medium&quot;))" office:value-type="float" office:value="-37" calcext:value-type="float">
            <text:p>-37</text:p>
          </table:table-cell>
          <table:table-cell/>
          <table:table-cell table:style-name="ce6" table:formula="of:=(([.F2]-[.I2]))" office:value-type="float" office:value="0.0531199999999998" calcext:value-type="float">
            <text:p>0.05</text:p>
          </table:table-cell>
        </table:table-row>
        <table:table-row table:style-name="ro1">
          <table:table-cell office:value-type="float" office:value="-37.0146" calcext:value-type="float">
            <text:p>-37.0146</text:p>
          </table:table-cell>
          <table:table-cell table:number-columns-repeated="3"/>
          <table:table-cell table:formula="of:=INDIRECT(CONCATENATE(&quot;A&quot;;(ROW()-2)*6+1))" office:value-type="string" office:string-value="funcA2" calcext:value-type="string">
            <text:p>funcA2</text:p>
          </table:table-cell>
          <table:table-cell table:formula="of:=AVERAGE(INDIRECT(CONCATENATE(&quot;A&quot;;(ROW()-2)*6+2)):INDIRECT(CONCATENATE(&quot;A&quot;;(ROW()-2)*6+6)))" office:value-type="float" office:value="-47.43016" calcext:value-type="float">
            <text:p>-47.43016</text:p>
          </table:table-cell>
          <table:table-cell table:number-columns-repeated="2"/>
          <table:table-cell table:formula="of:=INDIRECT(ADDRESS(ROW();2;1;;&quot;Small+Medium&quot;))" office:value-type="float" office:value="-49" calcext:value-type="float">
            <text:p>-49</text:p>
          </table:table-cell>
          <table:table-cell/>
          <table:table-cell table:style-name="ce6" table:formula="of:=(([.F3]-[.I3]))" office:value-type="float" office:value="1.56984" calcext:value-type="float">
            <text:p>1.57</text:p>
          </table:table-cell>
        </table:table-row>
        <table:table-row table:style-name="ro1">
          <table:table-cell office:value-type="float" office:value="-37.0124" calcext:value-type="float">
            <text:p>-37.0124</text:p>
          </table:table-cell>
          <table:table-cell table:number-columns-repeated="3"/>
          <table:table-cell table:formula="of:=INDIRECT(CONCATENATE(&quot;A&quot;;(ROW()-2)*6+1))" office:value-type="string" office:string-value="funcA3" calcext:value-type="string">
            <text:p>funcA3</text:p>
          </table:table-cell>
          <table:table-cell table:formula="of:=AVERAGE(INDIRECT(CONCATENATE(&quot;A&quot;;(ROW()-2)*6+2)):INDIRECT(CONCATENATE(&quot;A&quot;;(ROW()-2)*6+6)))" office:value-type="float" office:value="-76.79844" calcext:value-type="float">
            <text:p>-76.79844</text:p>
          </table:table-cell>
          <table:table-cell table:number-columns-repeated="2"/>
          <table:table-cell table:formula="of:=INDIRECT(ADDRESS(ROW();2;1;;&quot;Small+Medium&quot;))" office:value-type="float" office:value="-85.09" calcext:value-type="float">
            <text:p>-85.09</text:p>
          </table:table-cell>
          <table:table-cell/>
          <table:table-cell table:style-name="ce6" table:formula="of:=(([.F4]-[.I4]))" office:value-type="float" office:value="8.29156" calcext:value-type="float">
            <text:p>8.29</text:p>
          </table:table-cell>
        </table:table-row>
        <table:table-row table:style-name="ro1">
          <table:table-cell office:value-type="float" office:value="-36.8504" calcext:value-type="float">
            <text:p>-36.8504</text:p>
          </table:table-cell>
          <table:table-cell table:number-columns-repeated="3"/>
          <table:table-cell table:formula="of:=INDIRECT(CONCATENATE(&quot;A&quot;;(ROW()-2)*6+1))" office:value-type="string" office:string-value="funcA4" calcext:value-type="string">
            <text:p>funcA4</text:p>
          </table:table-cell>
          <table:table-cell table:formula="of:=AVERAGE(INDIRECT(CONCATENATE(&quot;A&quot;;(ROW()-2)*6+2)):INDIRECT(CONCATENATE(&quot;A&quot;;(ROW()-2)*6+6)))" office:value-type="float" office:value="-27.19096" calcext:value-type="float">
            <text:p>-27.19096</text:p>
          </table:table-cell>
          <table:table-cell table:number-columns-repeated="2"/>
          <table:table-cell table:formula="of:=INDIRECT(ADDRESS(ROW();2;1;;&quot;Small+Medium&quot;))" office:value-type="float" office:value="-29.2" calcext:value-type="float">
            <text:p>-29.2</text:p>
          </table:table-cell>
          <table:table-cell/>
          <table:table-cell table:style-name="ce6" table:formula="of:=(([.F5]-[.I5]))" office:value-type="float" office:value="2.00904" calcext:value-type="float">
            <text:p>2.01</text:p>
          </table:table-cell>
        </table:table-row>
        <table:table-row table:style-name="ro1">
          <table:table-cell office:value-type="float" office:value="-36.9857" calcext:value-type="float">
            <text:p>-36.9857</text:p>
          </table:table-cell>
          <table:table-cell table:number-columns-repeated="3"/>
          <table:table-cell table:formula="of:=INDIRECT(CONCATENATE(&quot;A&quot;;(ROW()-2)*6+1))" office:value-type="string" office:string-value="funcA5" calcext:value-type="string">
            <text:p>funcA5</text:p>
          </table:table-cell>
          <table:table-cell table:formula="of:=AVERAGE(INDIRECT(CONCATENATE(&quot;A&quot;;(ROW()-2)*6+2)):INDIRECT(CONCATENATE(&quot;A&quot;;(ROW()-2)*6+6)))" office:value-type="float" office:value="-19.20006" calcext:value-type="float">
            <text:p>-19.20006</text:p>
          </table:table-cell>
          <table:table-cell table:number-columns-repeated="2"/>
          <table:table-cell table:formula="of:=INDIRECT(ADDRESS(ROW();2;1;;&quot;Small+Medium&quot;))" office:value-type="float" office:value="-19" calcext:value-type="float">
            <text:p>-19</text:p>
          </table:table-cell>
          <table:table-cell/>
          <table:table-cell table:style-name="ce6" table:formula="of:=(([.F6]-[.I6]))" office:value-type="float" office:value="-0.200059999999997" calcext:value-type="float">
            <text:p>-0.20</text:p>
          </table:table-cell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3"/>
          <table:table-cell table:formula="of:=INDIRECT(CONCATENATE(&quot;A&quot;;(ROW()-2)*6+1))" office:value-type="string" office:string-value="funcA6" calcext:value-type="string">
            <text:p>funcA6</text:p>
          </table:table-cell>
          <table:table-cell table:formula="of:=AVERAGE(INDIRECT(CONCATENATE(&quot;A&quot;;(ROW()-2)*6+2)):INDIRECT(CONCATENATE(&quot;A&quot;;(ROW()-2)*6+6)))" office:value-type="float" office:value="-3.285876" calcext:value-type="float">
            <text:p>-3.285876</text:p>
          </table:table-cell>
          <table:table-cell table:number-columns-repeated="2"/>
          <table:table-cell table:formula="of:=INDIRECT(ADDRESS(ROW();2;1;;&quot;Small+Medium&quot;))" office:value-type="float" office:value="-3.25" calcext:value-type="float">
            <text:p>-3.25</text:p>
          </table:table-cell>
          <table:table-cell/>
          <table:table-cell table:style-name="ce6" table:formula="of:=(([.F7]-[.I7]))" office:value-type="float" office:value="-0.0358760000000005" calcext:value-type="float">
            <text:p>-0.04</text:p>
          </table:table-cell>
        </table:table-row>
        <table:table-row table:style-name="ro1">
          <table:table-cell office:value-type="float" office:value="-46.8912" calcext:value-type="float">
            <text:p>-46.8912</text:p>
          </table:table-cell>
          <table:table-cell table:number-columns-repeated="3"/>
          <table:table-cell table:formula="of:=INDIRECT(CONCATENATE(&quot;A&quot;;(ROW()-2)*6+1))" office:value-type="string" office:string-value="funcA7" calcext:value-type="string">
            <text:p>funcA7</text:p>
          </table:table-cell>
          <table:table-cell table:formula="of:=AVERAGE(INDIRECT(CONCATENATE(&quot;A&quot;;(ROW()-2)*6+2)):INDIRECT(CONCATENATE(&quot;A&quot;;(ROW()-2)*6+6)))" office:value-type="float" office:value="-18.31048" calcext:value-type="float">
            <text:p>-18.31048</text:p>
          </table:table-cell>
          <table:table-cell table:number-columns-repeated="2"/>
          <table:table-cell table:formula="of:=INDIRECT(ADDRESS(ROW();2;1;;&quot;Small+Medium&quot;))" office:value-type="float" office:value="-18.4" calcext:value-type="float">
            <text:p>-18.4</text:p>
          </table:table-cell>
          <table:table-cell/>
          <table:table-cell table:style-name="ce6" table:formula="of:=(([.F8]-[.I8]))" office:value-type="float" office:value="0.0895199999999967" calcext:value-type="float">
            <text:p>0.09</text:p>
          </table:table-cell>
        </table:table-row>
        <table:table-row table:style-name="ro1">
          <table:table-cell office:value-type="float" office:value="-43.2267" calcext:value-type="float">
            <text:p>-43.2267</text:p>
          </table:table-cell>
          <table:table-cell table:number-columns-repeated="3"/>
          <table:table-cell table:formula="of:=INDIRECT(CONCATENATE(&quot;A&quot;;(ROW()-2)*6+1))" office:value-type="string" office:string-value="funcA8" calcext:value-type="string">
            <text:p>funcA8</text:p>
          </table:table-cell>
          <table:table-cell table:formula="of:=AVERAGE(INDIRECT(CONCATENATE(&quot;A&quot;;(ROW()-2)*6+2)):INDIRECT(CONCATENATE(&quot;A&quot;;(ROW()-2)*6+6)))" office:value-type="float" office:value="32.86752" calcext:value-type="float">
            <text:p>32.86752</text:p>
          </table:table-cell>
          <table:table-cell table:number-columns-repeated="2"/>
          <table:table-cell table:formula="of:=INDIRECT(ADDRESS(ROW();2;1;;&quot;Small+Medium&quot;))" office:value-type="float" office:value="14.99" calcext:value-type="float">
            <text:p>14.99</text:p>
          </table:table-cell>
          <table:table-cell/>
          <table:table-cell table:style-name="ce6" table:formula="of:=(([.F9]-[.I9]))" office:value-type="float" office:value="17.87752" calcext:value-type="float">
            <text:p>17.88</text:p>
          </table:table-cell>
        </table:table-row>
        <table:table-row table:style-name="ro1">
          <table:table-cell office:value-type="float" office:value="-49.0151" calcext:value-type="float">
            <text:p>-49.0151</text:p>
          </table:table-cell>
          <table:table-cell table:number-columns-repeated="3"/>
          <table:table-cell table:formula="of:=INDIRECT(CONCATENATE(&quot;A&quot;;(ROW()-2)*6+1))" office:value-type="string" office:string-value="funcA9" calcext:value-type="string">
            <text:p>funcA9</text:p>
          </table:table-cell>
          <table:table-cell table:formula="of:=AVERAGE(INDIRECT(CONCATENATE(&quot;A&quot;;(ROW()-2)*6+2)):INDIRECT(CONCATENATE(&quot;A&quot;;(ROW()-2)*6+6)))" office:value-type="float" office:value="-312.5658" calcext:value-type="float">
            <text:p>-312.5658</text:p>
          </table:table-cell>
          <table:table-cell table:number-columns-repeated="2"/>
          <table:table-cell table:formula="of:=INDIRECT(ADDRESS(ROW();2;1;;&quot;Small+Medium&quot;))" office:value-type="float" office:value="-453.61" calcext:value-type="float">
            <text:p>-453.61</text:p>
          </table:table-cell>
          <table:table-cell/>
          <table:table-cell table:style-name="ce6" table:formula="of:=(([.F10]-[.I10]))" office:value-type="float" office:value="141.0442" calcext:value-type="float">
            <text:p>141.04</text:p>
          </table:table-cell>
        </table:table-row>
        <table:table-row table:style-name="ro1">
          <table:table-cell office:value-type="float" office:value="-49.003" calcext:value-type="float">
            <text:p>-49.003</text:p>
          </table:table-cell>
          <table:table-cell table:number-columns-repeated="3"/>
          <table:table-cell table:formula="of:=INDIRECT(CONCATENATE(&quot;A&quot;;(ROW()-2)*6+1))" office:value-type="string" office:string-value="funcB1" calcext:value-type="string">
            <text:p>funcB1</text:p>
          </table:table-cell>
          <table:table-cell table:formula="of:=AVERAGE(INDIRECT(CONCATENATE(&quot;A&quot;;(ROW()-2)*6+2)):INDIRECT(CONCATENATE(&quot;A&quot;;(ROW()-2)*6+6)))" office:value-type="float" office:value="8.380576" calcext:value-type="float">
            <text:p>8.380576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1]-[.I11]))" office:value-type="float" office:value="8.380576" calcext:value-type="float">
            <text:p>8.38</text:p>
          </table:table-cell>
        </table:table-row>
        <table:table-row table:style-name="ro1">
          <table:table-cell office:value-type="float" office:value="-49.0148" calcext:value-type="float">
            <text:p>-49.0148</text:p>
          </table:table-cell>
          <table:table-cell table:number-columns-repeated="3"/>
          <table:table-cell table:formula="of:=INDIRECT(CONCATENATE(&quot;A&quot;;(ROW()-2)*6+1))" office:value-type="string" office:string-value="funcB2" calcext:value-type="string">
            <text:p>funcB2</text:p>
          </table:table-cell>
          <table:table-cell table:formula="of:=AVERAGE(INDIRECT(CONCATENATE(&quot;A&quot;;(ROW()-2)*6+2)):INDIRECT(CONCATENATE(&quot;A&quot;;(ROW()-2)*6+6)))" office:value-type="float" office:value="-10.4203425" calcext:value-type="float">
            <text:p>-10.4203425</text:p>
          </table:table-cell>
          <table:table-cell table:number-columns-repeated="2"/>
          <table:table-cell table:formula="of:=INDIRECT(ADDRESS(ROW();2;1;;&quot;Small+Medium&quot;))" office:value-type="float" office:value="-12.68" calcext:value-type="float">
            <text:p>-12.68</text:p>
          </table:table-cell>
          <table:table-cell/>
          <table:table-cell table:style-name="ce6" table:formula="of:=(([.F12]-[.I12]))" office:value-type="float" office:value="2.2596575" calcext:value-type="float">
            <text:p>2.26</text:p>
          </table:table-cell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3"/>
          <table:table-cell table:formula="of:=INDIRECT(CONCATENATE(&quot;A&quot;;(ROW()-2)*6+1))" office:value-type="string" office:string-value="funcB3" calcext:value-type="string">
            <text:p>funcB3</text:p>
          </table:table-cell>
          <table:table-cell table:formula="of:=AVERAGE(INDIRECT(CONCATENATE(&quot;A&quot;;(ROW()-2)*6+2)):INDIRECT(CONCATENATE(&quot;A&quot;;(ROW()-2)*6+6)))" office:value-type="float" office:value="-5615.37" calcext:value-type="float">
            <text:p>-5615.37</text:p>
          </table:table-cell>
          <table:table-cell table:number-columns-repeated="2"/>
          <table:table-cell table:formula="of:=-1*INDIRECT(ADDRESS(ROW();2;1;;&quot;Small+Medium&quot;))" office:value-type="float" office:value="-6600" calcext:value-type="float">
            <text:p>-6600</text:p>
          </table:table-cell>
          <table:table-cell/>
          <table:table-cell table:style-name="ce6" table:formula="of:=(([.F13]-[.I13]))" office:value-type="float" office:value="984.63" calcext:value-type="float">
            <text:p>984.63</text:p>
          </table:table-cell>
        </table:table-row>
        <table:table-row table:style-name="ro1">
          <table:table-cell office:value-type="float" office:value="-80.5951" calcext:value-type="float">
            <text:p>-80.5951</text:p>
          </table:table-cell>
          <table:table-cell table:number-columns-repeated="3"/>
          <table:table-cell table:formula="of:=INDIRECT(CONCATENATE(&quot;A&quot;;(ROW()-2)*6+1))" office:value-type="string" office:string-value="funcB4" calcext:value-type="string">
            <text:p>funcB4</text:p>
          </table:table-cell>
          <table:table-cell table:formula="of:=AVERAGE(INDIRECT(CONCATENATE(&quot;A&quot;;(ROW()-2)*6+2)):INDIRECT(CONCATENATE(&quot;A&quot;;(ROW()-2)*6+6)))" office:value-type="float" office:value="0.752904" calcext:value-type="float">
            <text:p>0.752904</text:p>
          </table:table-cell>
          <table:table-cell table:number-columns-repeated="2"/>
          <table:table-cell table:formula="of:=-1*INDIRECT(ADDRESS(ROW();2;1;;&quot;Small+Medium&quot;))" office:value-type="float" office:value="-9.56" calcext:value-type="float">
            <text:p>-9.56</text:p>
          </table:table-cell>
          <table:table-cell/>
          <table:table-cell table:style-name="ce6" table:formula="of:=(([.F14]-[.I14]))" office:value-type="float" office:value="10.312904" calcext:value-type="float">
            <text:p>10.31</text:p>
          </table:table-cell>
        </table:table-row>
        <table:table-row table:style-name="ro1">
          <table:table-cell office:value-type="float" office:value="-83.7123" calcext:value-type="float">
            <text:p>-83.7123</text:p>
          </table:table-cell>
          <table:table-cell table:number-columns-repeated="3"/>
          <table:table-cell table:formula="of:=INDIRECT(CONCATENATE(&quot;A&quot;;(ROW()-2)*6+1))" office:value-type="string" office:string-value="funcB5" calcext:value-type="string">
            <text:p>funcB5</text:p>
          </table:table-cell>
          <table:table-cell table:formula="of:=AVERAGE(INDIRECT(CONCATENATE(&quot;A&quot;;(ROW()-2)*6+2)):INDIRECT(CONCATENATE(&quot;A&quot;;(ROW()-2)*6+6)))" office:value-type="float" office:value="-2.271352" calcext:value-type="float">
            <text:p>-2.271352</text:p>
          </table:table-cell>
          <table:table-cell table:number-columns-repeated="2"/>
          <table:table-cell table:formula="of:=-1*INDIRECT(ADDRESS(ROW();2;1;;&quot;Small+Medium&quot;))" office:value-type="float" office:value="-1.98" calcext:value-type="float">
            <text:p>-1.98</text:p>
          </table:table-cell>
          <table:table-cell/>
          <table:table-cell table:style-name="ce6" table:formula="of:=(([.F15]-[.I15]))" office:value-type="float" office:value="-0.291352" calcext:value-type="float">
            <text:p>-0.29</text:p>
          </table:table-cell>
        </table:table-row>
        <table:table-row table:style-name="ro1">
          <table:table-cell office:value-type="float" office:value="-80.2064" calcext:value-type="float">
            <text:p>-80.2064</text:p>
          </table:table-cell>
          <table:table-cell table:number-columns-repeated="3"/>
          <table:table-cell table:formula="of:=INDIRECT(CONCATENATE(&quot;A&quot;;(ROW()-2)*6+1))" office:value-type="string" office:string-value="funcB7" calcext:value-type="string">
            <text:p>funcB7</text:p>
          </table:table-cell>
          <table:table-cell table:style-name="ce4" table:formula="of:=AVERAGE(INDIRECT(CONCATENATE(&quot;A&quot;;(ROW()-2)*6+2)):INDIRECT(CONCATENATE(&quot;A&quot;;(ROW()-2)*6+6)))" office:value-type="float" office:value="8.380576" calcext:value-type="float">
            <text:p>8.38E+000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6]-[.I16]))" office:value-type="float" office:value="8.380576" calcext:value-type="float">
            <text:p>8.38</text:p>
          </table:table-cell>
        </table:table-row>
        <table:table-row table:style-name="ro1">
          <table:table-cell office:value-type="float" office:value="-83.7161" calcext:value-type="float">
            <text:p>-83.7161</text:p>
          </table:table-cell>
          <table:table-cell table:number-columns-repeated="3"/>
          <table:table-cell table:formula="of:=INDIRECT(CONCATENATE(&quot;A&quot;;(ROW()-2)*6+1))" office:value-type="string" office:string-value="funcB8" calcext:value-type="string">
            <text:p>funcB8</text:p>
          </table:table-cell>
          <table:table-cell table:style-name="ce4" table:formula="of:=AVERAGE(INDIRECT(CONCATENATE(&quot;A&quot;;(ROW()-2)*6+2)):INDIRECT(CONCATENATE(&quot;A&quot;;(ROW()-2)*6+6)))" office:value-type="float" office:value="48.28376" calcext:value-type="float">
            <text:p>4.83E+001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7]-[.I17]))" office:value-type="float" office:value="48.28376" calcext:value-type="float">
            <text:p>48.28</text:p>
          </table:table-cell>
        </table:table-row>
        <table:table-row table:style-name="ro1">
          <table:table-cell office:value-type="float" office:value="-55.7623" calcext:value-type="float">
            <text:p>-55.7623</text:p>
          </table:table-cell>
          <table:table-cell table:number-columns-repeated="3"/>
          <table:table-cell table:formula="of:=INDIRECT(CONCATENATE(&quot;A&quot;;(ROW()-2)*6+1))" office:value-type="string" office:string-value="funcB9" calcext:value-type="string">
            <text:p>funcB9</text:p>
          </table:table-cell>
          <table:table-cell table:style-name="ce4" table:formula="of:=AVERAGE(INDIRECT(CONCATENATE(&quot;A&quot;;(ROW()-2)*6+2)):INDIRECT(CONCATENATE(&quot;A&quot;;(ROW()-2)*6+6)))" office:value-type="float" office:value="0.2359226" calcext:value-type="float">
            <text:p>2.36E-001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8]-[.I18]))" office:value-type="float" office:value="0.2359226" calcext:value-type="float">
            <text:p>0.24</text:p>
          </table:table-cell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7"/>
          <table:table-cell table:style-name="ce2"/>
          <table:table-cell/>
          <table:table-cell table:style-name="ce6" table:formula="of:=AVERAGE([.K2:.K18])" office:value-type="float" office:value="72.5229945941177" calcext:value-type="float">
            <text:p>72.52</text:p>
          </table:table-cell>
        </table:table-row>
        <table:table-row table:style-name="ro1">
          <table:table-cell office:value-type="float" office:value="-27.8754" calcext:value-type="float">
            <text:p>-27.8754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28.6109" calcext:value-type="float">
            <text:p>-28.6109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28.5569" calcext:value-type="float">
            <text:p>-28.5569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25.7295" calcext:value-type="float">
            <text:p>-25.7295</text:p>
          </table:table-cell>
          <table:table-cell table:number-columns-repeated="10"/>
        </table:table-row>
        <table:table-row table:style-name="ro1">
          <table:table-cell office:value-type="float" office:value="-25.1821" calcext:value-type="float">
            <text:p>-25.18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1999" calcext:value-type="float">
            <text:p>-19.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0"/>
        </table:table-row>
        <table:table-row table:style-name="ro1">
          <table:table-cell office:value-type="float" office:value="-3.29942" calcext:value-type="float">
            <text:p>-3.29942</text:p>
          </table:table-cell>
          <table:table-cell table:number-columns-repeated="10"/>
        </table:table-row>
        <table:table-row table:style-name="ro1">
          <table:table-cell office:value-type="float" office:value="-3.29902" calcext:value-type="float">
            <text:p>-3.29902</text:p>
          </table:table-cell>
          <table:table-cell table:number-columns-repeated="10"/>
        </table:table-row>
        <table:table-row table:style-name="ro1">
          <table:table-cell office:value-type="float" office:value="-3.24268" calcext:value-type="float">
            <text:p>-3.24268</text:p>
          </table:table-cell>
          <table:table-cell table:number-columns-repeated="10"/>
        </table:table-row>
        <table:table-row table:style-name="ro1">
          <table:table-cell office:value-type="float" office:value="-3.29933" calcext:value-type="float">
            <text:p>-3.29933</text:p>
          </table:table-cell>
          <table:table-cell table:number-columns-repeated="10"/>
        </table:table-row>
        <table:table-row table:style-name="ro1">
          <table:table-cell office:value-type="float" office:value="-3.28893" calcext:value-type="float">
            <text:p>-3.288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0"/>
        </table:table-row>
        <table:table-row table:style-name="ro1">
          <table:table-cell office:value-type="float" office:value="-15.0712" calcext:value-type="float">
            <text:p>-15.0712</text:p>
          </table:table-cell>
          <table:table-cell table:number-columns-repeated="10"/>
        </table:table-row>
        <table:table-row table:style-name="ro1">
          <table:table-cell office:value-type="float" office:value="-21.5564" calcext:value-type="float">
            <text:p>-21.5564</text:p>
          </table:table-cell>
          <table:table-cell table:number-columns-repeated="10"/>
        </table:table-row>
        <table:table-row table:style-name="ro1">
          <table:table-cell office:value-type="float" office:value="-22.8786" calcext:value-type="float">
            <text:p>-22.8786</text:p>
          </table:table-cell>
          <table:table-cell table:number-columns-repeated="10"/>
        </table:table-row>
        <table:table-row table:style-name="ro1">
          <table:table-cell office:value-type="float" office:value="-16.254" calcext:value-type="float">
            <text:p>-16.254</text:p>
          </table:table-cell>
          <table:table-cell table:number-columns-repeated="10"/>
        </table:table-row>
        <table:table-row table:style-name="ro1">
          <table:table-cell office:value-type="float" office:value="-15.7922" calcext:value-type="float">
            <text:p>-15.79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0"/>
        </table:table-row>
        <table:table-row table:style-name="ro1">
          <table:table-cell office:value-type="float" office:value="25.558" calcext:value-type="float">
            <text:p>25.558</text:p>
          </table:table-cell>
          <table:table-cell table:number-columns-repeated="10"/>
        </table:table-row>
        <table:table-row table:style-name="ro1">
          <table:table-cell office:value-type="float" office:value="31.8932" calcext:value-type="float">
            <text:p>31.8932</text:p>
          </table:table-cell>
          <table:table-cell table:number-columns-repeated="10"/>
        </table:table-row>
        <table:table-row table:style-name="ro1">
          <table:table-cell office:value-type="float" office:value="30.5697" calcext:value-type="float">
            <text:p>30.5697</text:p>
          </table:table-cell>
          <table:table-cell table:number-columns-repeated="10"/>
        </table:table-row>
        <table:table-row table:style-name="ro1">
          <table:table-cell office:value-type="float" office:value="37.1043" calcext:value-type="float">
            <text:p>37.1043</text:p>
          </table:table-cell>
          <table:table-cell table:number-columns-repeated="10"/>
        </table:table-row>
        <table:table-row table:style-name="ro1">
          <table:table-cell office:value-type="float" office:value="39.2124" calcext:value-type="float">
            <text:p>39.21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0"/>
        </table:table-row>
        <table:table-row table:style-name="ro1">
          <table:table-cell office:value-type="float" office:value="-356.403" calcext:value-type="float">
            <text:p>-356.403</text:p>
          </table:table-cell>
          <table:table-cell table:number-columns-repeated="10"/>
        </table:table-row>
        <table:table-row table:style-name="ro1">
          <table:table-cell office:value-type="float" office:value="-266.488" calcext:value-type="float">
            <text:p>-266.488</text:p>
          </table:table-cell>
          <table:table-cell table:number-columns-repeated="10"/>
        </table:table-row>
        <table:table-row table:style-name="ro1">
          <table:table-cell office:value-type="float" office:value="-341.165" calcext:value-type="float">
            <text:p>-341.165</text:p>
          </table:table-cell>
          <table:table-cell table:number-columns-repeated="10"/>
        </table:table-row>
        <table:table-row table:style-name="ro1">
          <table:table-cell office:value-type="float" office:value="-274.439" calcext:value-type="float">
            <text:p>-274.439</text:p>
          </table:table-cell>
          <table:table-cell table:number-columns-repeated="10"/>
        </table:table-row>
        <table:table-row table:style-name="ro1">
          <table:table-cell office:value-type="float" office:value="-324.334" calcext:value-type="float">
            <text:p>-324.3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1</text:p>
          </table:table-cell>
          <table:table-cell table:number-columns-repeated="10"/>
        </table:table-row>
        <table:table-row table:style-name="ro1">
          <table:table-cell office:value-type="float" office:value="6.14207" calcext:value-type="float">
            <text:p>6.14207</text:p>
          </table:table-cell>
          <table:table-cell table:number-columns-repeated="10"/>
        </table:table-row>
        <table:table-row table:style-name="ro1">
          <table:table-cell office:value-type="float" office:value="11.6787" calcext:value-type="float">
            <text:p>11.6787</text:p>
          </table:table-cell>
          <table:table-cell table:number-columns-repeated="10"/>
        </table:table-row>
        <table:table-row table:style-name="ro1">
          <table:table-cell office:value-type="float" office:value="7.54946" calcext:value-type="float">
            <text:p>7.54946</text:p>
          </table:table-cell>
          <table:table-cell table:number-columns-repeated="10"/>
        </table:table-row>
        <table:table-row table:style-name="ro1">
          <table:table-cell office:value-type="float" office:value="9.94559" calcext:value-type="float">
            <text:p>9.94559</text:p>
          </table:table-cell>
          <table:table-cell table:number-columns-repeated="10"/>
        </table:table-row>
        <table:table-row table:style-name="ro1">
          <table:table-cell office:value-type="float" office:value="6.58706" calcext:value-type="float">
            <text:p>6.587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0"/>
        </table:table-row>
        <table:table-row table:style-name="ro1">
          <table:table-cell office:value-type="float" office:value="-18.6358" calcext:value-type="float">
            <text:p>-18.63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feasible solution</text:p>
          </table:table-cell>
          <table:table-cell table:number-columns-repeated="10"/>
        </table:table-row>
        <table:table-row table:style-name="ro1">
          <table:table-cell office:value-type="float" office:value="-6.38641" calcext:value-type="float">
            <text:p>-6.38641</text:p>
          </table:table-cell>
          <table:table-cell table:number-columns-repeated="10"/>
        </table:table-row>
        <table:table-row table:style-name="ro1">
          <table:table-cell office:value-type="float" office:value="-9.2635" calcext:value-type="float">
            <text:p>-9.2635</text:p>
          </table:table-cell>
          <table:table-cell table:number-columns-repeated="10"/>
        </table:table-row>
        <table:table-row table:style-name="ro1">
          <table:table-cell office:value-type="float" office:value="-7.39566" calcext:value-type="float">
            <text:p>-7.395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0"/>
        </table:table-row>
        <table:table-row table:style-name="ro1">
          <table:table-cell office:value-type="float" office:value="-5615.37" calcext:value-type="float">
            <text:p>-5615.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feasible solu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feasible solu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feasible solu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feasible solu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feasible solu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feasible solu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feasible solution</text:p>
          </table:table-cell>
          <table:table-cell table:number-columns-repeated="10"/>
        </table:table-row>
        <table:table-row table:style-name="ro1">
          <table:table-cell office:value-type="float" office:value="0.752904" calcext:value-type="float">
            <text:p>0.7529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feasible solu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0"/>
        </table:table-row>
        <table:table-row table:style-name="ro1">
          <table:table-cell office:value-type="float" office:value="-2.27035" calcext:value-type="float">
            <text:p>-2.27035</text:p>
          </table:table-cell>
          <table:table-cell table:number-columns-repeated="10"/>
        </table:table-row>
        <table:table-row table:style-name="ro1">
          <table:table-cell office:value-type="float" office:value="-2.27615" calcext:value-type="float">
            <text:p>-2.27615</text:p>
          </table:table-cell>
          <table:table-cell table:number-columns-repeated="10"/>
        </table:table-row>
        <table:table-row table:style-name="ro1">
          <table:table-cell office:value-type="float" office:value="-2.25984" calcext:value-type="float">
            <text:p>-2.25984</text:p>
          </table:table-cell>
          <table:table-cell table:number-columns-repeated="10"/>
        </table:table-row>
        <table:table-row table:style-name="ro1">
          <table:table-cell office:value-type="float" office:value="-2.27178" calcext:value-type="float">
            <text:p>-2.27178</text:p>
          </table:table-cell>
          <table:table-cell table:number-columns-repeated="10"/>
        </table:table-row>
        <table:table-row table:style-name="ro1">
          <table:table-cell office:value-type="float" office:value="-2.27864" calcext:value-type="float">
            <text:p>-2.27864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funcB7</text:p>
          </table:table-cell>
          <table:table-cell table:number-columns-repeated="10"/>
        </table:table-row>
        <table:table-row table:style-name="ro1">
          <table:table-cell table:style-name="ce4" office:value-type="float" office:value="6.14207" calcext:value-type="float">
            <text:p>6.14E+000</text:p>
          </table:table-cell>
          <table:table-cell table:number-columns-repeated="10"/>
        </table:table-row>
        <table:table-row table:style-name="ro1">
          <table:table-cell table:style-name="ce4" office:value-type="float" office:value="11.6787" calcext:value-type="float">
            <text:p>1.17E+001</text:p>
          </table:table-cell>
          <table:table-cell table:number-columns-repeated="10"/>
        </table:table-row>
        <table:table-row table:style-name="ro1">
          <table:table-cell table:style-name="ce4" office:value-type="float" office:value="7.54946" calcext:value-type="float">
            <text:p>7.55E+000</text:p>
          </table:table-cell>
          <table:table-cell table:number-columns-repeated="10"/>
        </table:table-row>
        <table:table-row table:style-name="ro1">
          <table:table-cell table:style-name="ce4" office:value-type="float" office:value="9.94559" calcext:value-type="float">
            <text:p>9.95E+000</text:p>
          </table:table-cell>
          <table:table-cell table:number-columns-repeated="10"/>
        </table:table-row>
        <table:table-row table:style-name="ro1">
          <table:table-cell office:value-type="float" office:value="6.58706" calcext:value-type="float">
            <text:p>6.587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0"/>
        </table:table-row>
        <table:table-row table:style-name="ro1">
          <table:table-cell table:style-name="ce4" office:value-type="float" office:value="75.8305" calcext:value-type="float">
            <text:p>7.58E+001</text:p>
          </table:table-cell>
          <table:table-cell table:number-columns-repeated="10"/>
        </table:table-row>
        <table:table-row table:style-name="ro1">
          <table:table-cell office:value-type="float" office:value="25.8085" calcext:value-type="float">
            <text:p>25.8085</text:p>
          </table:table-cell>
          <table:table-cell table:number-columns-repeated="10"/>
        </table:table-row>
        <table:table-row table:style-name="ro1">
          <table:table-cell office:value-type="float" office:value="38.1252" calcext:value-type="float">
            <text:p>38.1252</text:p>
          </table:table-cell>
          <table:table-cell table:number-columns-repeated="10"/>
        </table:table-row>
        <table:table-row table:style-name="ro1">
          <table:table-cell office:value-type="float" office:value="79.3352" calcext:value-type="float">
            <text:p>79.3352</text:p>
          </table:table-cell>
          <table:table-cell table:number-columns-repeated="10"/>
        </table:table-row>
        <table:table-row table:style-name="ro1">
          <table:table-cell office:value-type="float" office:value="22.3194" calcext:value-type="float">
            <text:p>22.3194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funcB9</text:p>
          </table:table-cell>
          <table:table-cell table:number-columns-repeated="10"/>
        </table:table-row>
        <table:table-row table:style-name="ro1">
          <table:table-cell table:style-name="ce4" office:value-type="float" office:value="0.318055" calcext:value-type="float">
            <text:p>3.18E-001</text:p>
          </table:table-cell>
          <table:table-cell table:number-columns-repeated="10"/>
        </table:table-row>
        <table:table-row table:style-name="ro1">
          <table:table-cell table:style-name="ce4" office:value-type="float" office:value="0.191239" calcext:value-type="float">
            <text:p>1.91E-001</text:p>
          </table:table-cell>
          <table:table-cell table:number-columns-repeated="10"/>
        </table:table-row>
        <table:table-row table:style-name="ro1">
          <table:table-cell table:style-name="ce4" office:value-type="float" office:value="0.105184" calcext:value-type="float">
            <text:p>1.05E-001</text:p>
          </table:table-cell>
          <table:table-cell table:number-columns-repeated="10"/>
        </table:table-row>
        <table:table-row table:style-name="ro1">
          <table:table-cell table:style-name="ce4" office:value-type="float" office:value="0.142254" calcext:value-type="float">
            <text:p>1.42E-001</text:p>
          </table:table-cell>
          <table:table-cell table:number-columns-repeated="10"/>
        </table:table-row>
        <table:table-row table:style-name="ro1">
          <table:table-cell office:value-type="float" office:value="0.422881" calcext:value-type="float">
            <text:p>0.422881</text:p>
          </table:table-cell>
          <table:table-cell table:number-columns-repeated="10"/>
        </table:table-row>
      </table:table>
      <table:table table:name="Sheet10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3"/>
          <table:table-cell office:value-type="string" calcext:value-type="string">
            <text:p>Instancia</text:p>
          </table:table-cell>
          <table:table-cell office:value-type="string" calcext:value-type="string">
            <text:p>Score</text:p>
          </table:table-cell>
          <table:table-cell table:number-columns-repeated="2"/>
          <table:table-cell office:value-type="string" calcext:value-type="string">
            <text:p>Minimo</text:p>
          </table:table-cell>
          <table:table-cell table:number-columns-repeated="2"/>
        </table:table-row>
        <table:table-row table:style-name="ro1">
          <table:table-cell office:value-type="float" office:value="-37.0798" calcext:value-type="float">
            <text:p>-37.0798</text:p>
          </table:table-cell>
          <table:table-cell table:number-columns-repeated="3"/>
          <table:table-cell table:formula="of:=INDIRECT(CONCATENATE(&quot;A&quot;;(ROW()-2)*6+1))" office:value-type="string" office:string-value="funcA1" calcext:value-type="string">
            <text:p>funcA1</text:p>
          </table:table-cell>
          <table:table-cell table:style-name="ce5" table:formula="of:=AVERAGE(INDIRECT(CONCATENATE(&quot;A&quot;;(ROW()-2)*6+2)):INDIRECT(CONCATENATE(&quot;A&quot;;(ROW()-2)*6+6)))" office:value-type="float" office:value="-37.07992" calcext:value-type="float">
            <text:p>-37.08</text:p>
          </table:table-cell>
          <table:table-cell table:number-columns-repeated="2"/>
          <table:table-cell table:formula="of:=INDIRECT(ADDRESS(ROW();2;1;;&quot;Small+Medium&quot;))" office:value-type="float" office:value="-37" calcext:value-type="float">
            <text:p>-37</text:p>
          </table:table-cell>
          <table:table-cell/>
          <table:table-cell table:style-name="ce6" table:formula="of:=(([.F2]-[.I2]))" office:value-type="float" office:value="-0.0799200000000013" calcext:value-type="float">
            <text:p>-0.08</text:p>
          </table:table-cell>
        </table:table-row>
        <table:table-row table:style-name="ro1">
          <table:table-cell office:value-type="float" office:value="-37.0799" calcext:value-type="float">
            <text:p>-37.0799</text:p>
          </table:table-cell>
          <table:table-cell table:number-columns-repeated="3"/>
          <table:table-cell table:formula="of:=INDIRECT(CONCATENATE(&quot;A&quot;;(ROW()-2)*6+1))" office:value-type="string" office:string-value="funcA2" calcext:value-type="string">
            <text:p>funcA2</text:p>
          </table:table-cell>
          <table:table-cell table:style-name="ce5" table:formula="of:=AVERAGE(INDIRECT(CONCATENATE(&quot;A&quot;;(ROW()-2)*6+2)):INDIRECT(CONCATENATE(&quot;A&quot;;(ROW()-2)*6+6)))" office:value-type="float" office:value="-48.56484" calcext:value-type="float">
            <text:p>-48.56</text:p>
          </table:table-cell>
          <table:table-cell table:number-columns-repeated="2"/>
          <table:table-cell table:formula="of:=INDIRECT(ADDRESS(ROW();2;1;;&quot;Small+Medium&quot;))" office:value-type="float" office:value="-49" calcext:value-type="float">
            <text:p>-49</text:p>
          </table:table-cell>
          <table:table-cell/>
          <table:table-cell table:style-name="ce6" table:formula="of:=(([.F3]-[.I3]))" office:value-type="float" office:value="0.435160000000003" calcext:value-type="float">
            <text:p>0.44</text:p>
          </table:table-cell>
        </table:table-row>
        <table:table-row table:style-name="ro1">
          <table:table-cell office:value-type="float" office:value="-37.0805" calcext:value-type="float">
            <text:p>-37.0805</text:p>
          </table:table-cell>
          <table:table-cell table:number-columns-repeated="3"/>
          <table:table-cell table:formula="of:=INDIRECT(CONCATENATE(&quot;A&quot;;(ROW()-2)*6+1))" office:value-type="string" office:string-value="funcA3" calcext:value-type="string">
            <text:p>funcA3</text:p>
          </table:table-cell>
          <table:table-cell table:style-name="ce5" table:formula="of:=AVERAGE(INDIRECT(CONCATENATE(&quot;A&quot;;(ROW()-2)*6+2)):INDIRECT(CONCATENATE(&quot;A&quot;;(ROW()-2)*6+6)))" office:value-type="float" office:value="-84.97134" calcext:value-type="float">
            <text:p>-84.97</text:p>
          </table:table-cell>
          <table:table-cell table:number-columns-repeated="2"/>
          <table:table-cell table:formula="of:=INDIRECT(ADDRESS(ROW();2;1;;&quot;Small+Medium&quot;))" office:value-type="float" office:value="-85.09" calcext:value-type="float">
            <text:p>-85.09</text:p>
          </table:table-cell>
          <table:table-cell/>
          <table:table-cell table:style-name="ce6" table:formula="of:=(([.F4]-[.I4]))" office:value-type="float" office:value="0.118659999999991" calcext:value-type="float">
            <text:p>0.12</text:p>
          </table:table-cell>
        </table:table-row>
        <table:table-row table:style-name="ro1">
          <table:table-cell office:value-type="float" office:value="-37.0809" calcext:value-type="float">
            <text:p>-37.0809</text:p>
          </table:table-cell>
          <table:table-cell table:number-columns-repeated="3"/>
          <table:table-cell table:formula="of:=INDIRECT(CONCATENATE(&quot;A&quot;;(ROW()-2)*6+1))" office:value-type="string" office:string-value="funcA4" calcext:value-type="string">
            <text:p>funcA4</text:p>
          </table:table-cell>
          <table:table-cell table:style-name="ce5" table:formula="of:=AVERAGE(INDIRECT(CONCATENATE(&quot;A&quot;;(ROW()-2)*6+2)):INDIRECT(CONCATENATE(&quot;A&quot;;(ROW()-2)*6+6)))" office:value-type="float" office:value="-28.96858" calcext:value-type="float">
            <text:p>-28.97</text:p>
          </table:table-cell>
          <table:table-cell table:number-columns-repeated="2"/>
          <table:table-cell table:formula="of:=INDIRECT(ADDRESS(ROW();2;1;;&quot;Small+Medium&quot;))" office:value-type="float" office:value="-29.2" calcext:value-type="float">
            <text:p>-29.2</text:p>
          </table:table-cell>
          <table:table-cell/>
          <table:table-cell table:style-name="ce6" table:formula="of:=(([.F5]-[.I5]))" office:value-type="float" office:value="0.231420000000004" calcext:value-type="float">
            <text:p>0.23</text:p>
          </table:table-cell>
        </table:table-row>
        <table:table-row table:style-name="ro1">
          <table:table-cell office:value-type="float" office:value="-37.0785" calcext:value-type="float">
            <text:p>-37.0785</text:p>
          </table:table-cell>
          <table:table-cell table:number-columns-repeated="3"/>
          <table:table-cell table:formula="of:=INDIRECT(CONCATENATE(&quot;A&quot;;(ROW()-2)*6+1))" office:value-type="string" office:string-value="funcA5" calcext:value-type="string">
            <text:p>funcA5</text:p>
          </table:table-cell>
          <table:table-cell table:style-name="ce5" table:formula="of:=AVERAGE(INDIRECT(CONCATENATE(&quot;A&quot;;(ROW()-2)*6+2)):INDIRECT(CONCATENATE(&quot;A&quot;;(ROW()-2)*6+6)))" office:value-type="float" office:value="-19.2001" calcext:value-type="float">
            <text:p>-19.20</text:p>
          </table:table-cell>
          <table:table-cell table:number-columns-repeated="2"/>
          <table:table-cell table:formula="of:=INDIRECT(ADDRESS(ROW();2;1;;&quot;Small+Medium&quot;))" office:value-type="float" office:value="-19" calcext:value-type="float">
            <text:p>-19</text:p>
          </table:table-cell>
          <table:table-cell/>
          <table:table-cell table:style-name="ce6" table:formula="of:=(([.F6]-[.I6]))" office:value-type="float" office:value="-0.200099999999999" calcext:value-type="float">
            <text:p>-0.20</text:p>
          </table:table-cell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3"/>
          <table:table-cell table:formula="of:=INDIRECT(CONCATENATE(&quot;A&quot;;(ROW()-2)*6+1))" office:value-type="string" office:string-value="funcA6" calcext:value-type="string">
            <text:p>funcA6</text:p>
          </table:table-cell>
          <table:table-cell table:style-name="ce5" table:formula="of:=AVERAGE(INDIRECT(CONCATENATE(&quot;A&quot;;(ROW()-2)*6+2)):INDIRECT(CONCATENATE(&quot;A&quot;;(ROW()-2)*6+6)))" office:value-type="float" office:value="-3.297536" calcext:value-type="float">
            <text:p>-3.30</text:p>
          </table:table-cell>
          <table:table-cell table:number-columns-repeated="2"/>
          <table:table-cell table:formula="of:=INDIRECT(ADDRESS(ROW();2;1;;&quot;Small+Medium&quot;))" office:value-type="float" office:value="-3.25" calcext:value-type="float">
            <text:p>-3.25</text:p>
          </table:table-cell>
          <table:table-cell/>
          <table:table-cell table:style-name="ce6" table:formula="of:=(([.F7]-[.I7]))" office:value-type="float" office:value="-0.047536" calcext:value-type="float">
            <text:p>-0.05</text:p>
          </table:table-cell>
        </table:table-row>
        <table:table-row table:style-name="ro1">
          <table:table-cell office:value-type="float" office:value="-49.0153" calcext:value-type="float">
            <text:p>-49.0153</text:p>
          </table:table-cell>
          <table:table-cell table:number-columns-repeated="3"/>
          <table:table-cell table:formula="of:=INDIRECT(CONCATENATE(&quot;A&quot;;(ROW()-2)*6+1))" office:value-type="string" office:string-value="funcA7" calcext:value-type="string">
            <text:p>funcA7</text:p>
          </table:table-cell>
          <table:table-cell table:style-name="ce5" table:formula="of:=AVERAGE(INDIRECT(CONCATENATE(&quot;A&quot;;(ROW()-2)*6+2)):INDIRECT(CONCATENATE(&quot;A&quot;;(ROW()-2)*6+6)))" office:value-type="float" office:value="-20.45304" calcext:value-type="float">
            <text:p>-20.45</text:p>
          </table:table-cell>
          <table:table-cell table:number-columns-repeated="2"/>
          <table:table-cell table:formula="of:=INDIRECT(ADDRESS(ROW();2;1;;&quot;Small+Medium&quot;))" office:value-type="float" office:value="-18.4" calcext:value-type="float">
            <text:p>-18.4</text:p>
          </table:table-cell>
          <table:table-cell/>
          <table:table-cell table:style-name="ce6" table:formula="of:=(([.F8]-[.I8]))" office:value-type="float" office:value="-2.05304" calcext:value-type="float">
            <text:p>-2.05</text:p>
          </table:table-cell>
        </table:table-row>
        <table:table-row table:style-name="ro1">
          <table:table-cell office:value-type="float" office:value="-46.7576" calcext:value-type="float">
            <text:p>-46.7576</text:p>
          </table:table-cell>
          <table:table-cell table:number-columns-repeated="3"/>
          <table:table-cell table:formula="of:=INDIRECT(CONCATENATE(&quot;A&quot;;(ROW()-2)*6+1))" office:value-type="string" office:string-value="funcA8" calcext:value-type="string">
            <text:p>funcA8</text:p>
          </table:table-cell>
          <table:table-cell table:style-name="ce5" table:formula="of:=AVERAGE(INDIRECT(CONCATENATE(&quot;A&quot;;(ROW()-2)*6+2)):INDIRECT(CONCATENATE(&quot;A&quot;;(ROW()-2)*6+6)))" office:value-type="float" office:value="25.16344" calcext:value-type="float">
            <text:p>25.16</text:p>
          </table:table-cell>
          <table:table-cell table:number-columns-repeated="2"/>
          <table:table-cell table:formula="of:=INDIRECT(ADDRESS(ROW();2;1;;&quot;Small+Medium&quot;))" office:value-type="float" office:value="14.99" calcext:value-type="float">
            <text:p>14.99</text:p>
          </table:table-cell>
          <table:table-cell/>
          <table:table-cell table:style-name="ce6" table:formula="of:=(([.F9]-[.I9]))" office:value-type="float" office:value="10.17344" calcext:value-type="float">
            <text:p>10.17</text:p>
          </table:table-cell>
        </table:table-row>
        <table:table-row table:style-name="ro1">
          <table:table-cell office:value-type="float" office:value="-49.0186" calcext:value-type="float">
            <text:p>-49.0186</text:p>
          </table:table-cell>
          <table:table-cell table:number-columns-repeated="3"/>
          <table:table-cell table:formula="of:=INDIRECT(CONCATENATE(&quot;A&quot;;(ROW()-2)*6+1))" office:value-type="string" office:string-value="funcA9" calcext:value-type="string">
            <text:p>funcA9</text:p>
          </table:table-cell>
          <table:table-cell table:style-name="ce5" table:formula="of:=AVERAGE(INDIRECT(CONCATENATE(&quot;A&quot;;(ROW()-2)*6+2)):INDIRECT(CONCATENATE(&quot;A&quot;;(ROW()-2)*6+6)))" office:value-type="float" office:value="-443.843" calcext:value-type="float">
            <text:p>-443.84</text:p>
          </table:table-cell>
          <table:table-cell table:number-columns-repeated="2"/>
          <table:table-cell table:formula="of:=INDIRECT(ADDRESS(ROW();2;1;;&quot;Small+Medium&quot;))" office:value-type="float" office:value="-453.61" calcext:value-type="float">
            <text:p>-453.61</text:p>
          </table:table-cell>
          <table:table-cell/>
          <table:table-cell table:style-name="ce6" table:formula="of:=(([.F10]-[.I10]))" office:value-type="float" office:value="9.76700000000005" calcext:value-type="float">
            <text:p>9.77</text:p>
          </table:table-cell>
        </table:table-row>
        <table:table-row table:style-name="ro1">
          <table:table-cell office:value-type="float" office:value="-49.0163" calcext:value-type="float">
            <text:p>-49.0163</text:p>
          </table:table-cell>
          <table:table-cell table:number-columns-repeated="3"/>
          <table:table-cell table:formula="of:=INDIRECT(CONCATENATE(&quot;A&quot;;(ROW()-2)*6+1))" office:value-type="string" office:string-value="funcB1" calcext:value-type="string">
            <text:p>funcB1</text:p>
          </table:table-cell>
          <table:table-cell table:style-name="ce5" table:formula="of:=AVERAGE(INDIRECT(CONCATENATE(&quot;A&quot;;(ROW()-2)*6+2)):INDIRECT(CONCATENATE(&quot;A&quot;;(ROW()-2)*6+6)))" office:value-type="float" office:value="-0.596798" calcext:value-type="float">
            <text:p>-0.60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1]-[.I11]))" office:value-type="float" office:value="-0.596798" calcext:value-type="float">
            <text:p>-0.60</text:p>
          </table:table-cell>
        </table:table-row>
        <table:table-row table:style-name="ro1">
          <table:table-cell office:value-type="float" office:value="-49.0164" calcext:value-type="float">
            <text:p>-49.0164</text:p>
          </table:table-cell>
          <table:table-cell table:number-columns-repeated="3"/>
          <table:table-cell table:formula="of:=INDIRECT(CONCATENATE(&quot;A&quot;;(ROW()-2)*6+1))" office:value-type="string" office:string-value="funcB2" calcext:value-type="string">
            <text:p>funcB2</text:p>
          </table:table-cell>
          <table:table-cell table:style-name="ce5" table:formula="of:=AVERAGE(INDIRECT(CONCATENATE(&quot;A&quot;;(ROW()-2)*6+2)):INDIRECT(CONCATENATE(&quot;A&quot;;(ROW()-2)*6+6)))" office:value-type="float" office:value="-14.88692" calcext:value-type="float">
            <text:p>-14.89</text:p>
          </table:table-cell>
          <table:table-cell table:number-columns-repeated="2"/>
          <table:table-cell table:formula="of:=INDIRECT(ADDRESS(ROW();2;1;;&quot;Small+Medium&quot;))" office:value-type="float" office:value="-12.68" calcext:value-type="float">
            <text:p>-12.68</text:p>
          </table:table-cell>
          <table:table-cell/>
          <table:table-cell table:style-name="ce6" table:formula="of:=(([.F12]-[.I12]))" office:value-type="float" office:value="-2.20692" calcext:value-type="float">
            <text:p>-2.21</text:p>
          </table:table-cell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3"/>
          <table:table-cell table:formula="of:=INDIRECT(CONCATENATE(&quot;A&quot;;(ROW()-2)*6+1))" office:value-type="string" office:string-value="funcB3" calcext:value-type="string">
            <text:p>funcB3</text:p>
          </table:table-cell>
          <table:table-cell table:style-name="ce5" table:formula="of:=AVERAGE(INDIRECT(CONCATENATE(&quot;A&quot;;(ROW()-2)*6+2)):INDIRECT(CONCATENATE(&quot;A&quot;;(ROW()-2)*6+6)))" office:value-type="float" office:value="-6562.424" calcext:value-type="float">
            <text:p>-6562.42</text:p>
          </table:table-cell>
          <table:table-cell table:number-columns-repeated="2"/>
          <table:table-cell table:formula="of:=-1*INDIRECT(ADDRESS(ROW();2;1;;&quot;Small+Medium&quot;))" office:value-type="float" office:value="-6600" calcext:value-type="float">
            <text:p>-6600</text:p>
          </table:table-cell>
          <table:table-cell/>
          <table:table-cell table:style-name="ce6" table:formula="of:=(([.F13]-[.I13]))" office:value-type="float" office:value="37.5760000000009" calcext:value-type="float">
            <text:p>37.58</text:p>
          </table:table-cell>
        </table:table-row>
        <table:table-row table:style-name="ro1">
          <table:table-cell office:value-type="float" office:value="-85.3091" calcext:value-type="float">
            <text:p>-85.3091</text:p>
          </table:table-cell>
          <table:table-cell table:number-columns-repeated="3"/>
          <table:table-cell table:formula="of:=INDIRECT(CONCATENATE(&quot;A&quot;;(ROW()-2)*6+1))" office:value-type="string" office:string-value="funcB4" calcext:value-type="string">
            <text:p>funcB4</text:p>
          </table:table-cell>
          <table:table-cell table:style-name="ce5" table:formula="of:=AVERAGE(INDIRECT(CONCATENATE(&quot;A&quot;;(ROW()-2)*6+2)):INDIRECT(CONCATENATE(&quot;A&quot;;(ROW()-2)*6+6)))" office:value-type="float" office:value="-4.05774644" calcext:value-type="float">
            <text:p>-4.06</text:p>
          </table:table-cell>
          <table:table-cell table:number-columns-repeated="2"/>
          <table:table-cell table:formula="of:=-1*INDIRECT(ADDRESS(ROW();2;1;;&quot;Small+Medium&quot;))" office:value-type="float" office:value="-9.56" calcext:value-type="float">
            <text:p>-9.56</text:p>
          </table:table-cell>
          <table:table-cell/>
          <table:table-cell table:style-name="ce6" table:formula="of:=(([.F14]-[.I14]))" office:value-type="float" office:value="5.50225356" calcext:value-type="float">
            <text:p>5.50</text:p>
          </table:table-cell>
        </table:table-row>
        <table:table-row table:style-name="ro1">
          <table:table-cell office:value-type="float" office:value="-84.5651" calcext:value-type="float">
            <text:p>-84.5651</text:p>
          </table:table-cell>
          <table:table-cell table:number-columns-repeated="3"/>
          <table:table-cell table:formula="of:=INDIRECT(CONCATENATE(&quot;A&quot;;(ROW()-2)*6+1))" office:value-type="string" office:string-value="funcB5" calcext:value-type="string">
            <text:p>funcB5</text:p>
          </table:table-cell>
          <table:table-cell table:style-name="ce5" table:formula="of:=AVERAGE(INDIRECT(CONCATENATE(&quot;A&quot;;(ROW()-2)*6+2)):INDIRECT(CONCATENATE(&quot;A&quot;;(ROW()-2)*6+6)))" office:value-type="float" office:value="-2.274932" calcext:value-type="float">
            <text:p>-2.27</text:p>
          </table:table-cell>
          <table:table-cell table:number-columns-repeated="2"/>
          <table:table-cell table:formula="of:=-1*INDIRECT(ADDRESS(ROW();2;1;;&quot;Small+Medium&quot;))" office:value-type="float" office:value="-1.98" calcext:value-type="float">
            <text:p>-1.98</text:p>
          </table:table-cell>
          <table:table-cell/>
          <table:table-cell table:style-name="ce6" table:formula="of:=(([.F15]-[.I15]))" office:value-type="float" office:value="-0.294932" calcext:value-type="float">
            <text:p>-0.29</text:p>
          </table:table-cell>
        </table:table-row>
        <table:table-row table:style-name="ro1">
          <table:table-cell office:value-type="float" office:value="-84.5304" calcext:value-type="float">
            <text:p>-84.5304</text:p>
          </table:table-cell>
          <table:table-cell table:number-columns-repeated="3"/>
          <table:table-cell table:formula="of:=INDIRECT(CONCATENATE(&quot;A&quot;;(ROW()-2)*6+1))" office:value-type="string" office:string-value="funcB7" calcext:value-type="string">
            <text:p>funcB7</text:p>
          </table:table-cell>
          <table:table-cell table:style-name="ce5" table:formula="of:=AVERAGE(INDIRECT(CONCATENATE(&quot;A&quot;;(ROW()-2)*6+2)):INDIRECT(CONCATENATE(&quot;A&quot;;(ROW()-2)*6+6)))" office:value-type="float" office:value="0.000000702975666" calcext:value-type="float">
            <text:p>0.00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6]-[.I16]))" office:value-type="float" office:value="0.000000702975666" calcext:value-type="float">
            <text:p>0.00</text:p>
          </table:table-cell>
        </table:table-row>
        <table:table-row table:style-name="ro1">
          <table:table-cell office:value-type="float" office:value="-85.1383" calcext:value-type="float">
            <text:p>-85.1383</text:p>
          </table:table-cell>
          <table:table-cell table:number-columns-repeated="3"/>
          <table:table-cell table:formula="of:=INDIRECT(CONCATENATE(&quot;A&quot;;(ROW()-2)*6+1))" office:value-type="string" office:string-value="funcB8" calcext:value-type="string">
            <text:p>funcB8</text:p>
          </table:table-cell>
          <table:table-cell table:style-name="ce5" table:formula="of:=AVERAGE(INDIRECT(CONCATENATE(&quot;A&quot;;(ROW()-2)*6+2)):INDIRECT(CONCATENATE(&quot;A&quot;;(ROW()-2)*6+6)))" office:value-type="float" office:value="26.54338" calcext:value-type="float">
            <text:p>26.54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7]-[.I17]))" office:value-type="float" office:value="26.54338" calcext:value-type="float">
            <text:p>26.54</text:p>
          </table:table-cell>
        </table:table-row>
        <table:table-row table:style-name="ro1">
          <table:table-cell office:value-type="float" office:value="-85.3138" calcext:value-type="float">
            <text:p>-85.3138</text:p>
          </table:table-cell>
          <table:table-cell table:number-columns-repeated="3"/>
          <table:table-cell table:formula="of:=INDIRECT(CONCATENATE(&quot;A&quot;;(ROW()-2)*6+1))" office:value-type="string" office:string-value="funcB9" calcext:value-type="string">
            <text:p>funcB9</text:p>
          </table:table-cell>
          <table:table-cell table:style-name="ce5" table:formula="of:=AVERAGE(INDIRECT(CONCATENATE(&quot;A&quot;;(ROW()-2)*6+2)):INDIRECT(CONCATENATE(&quot;A&quot;;(ROW()-2)*6+6)))" office:value-type="float" office:value="0.119413" calcext:value-type="float">
            <text:p>0.12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8]-[.I18]))" office:value-type="float" office:value="0.119413" calcext:value-type="float">
            <text:p>0.12</text:p>
          </table:table-cell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7"/>
          <table:table-cell table:style-name="ce2"/>
          <table:table-cell/>
          <table:table-cell table:style-name="ce6" table:formula="of:=AVERAGE([.K2:.K18])" office:value-type="float" office:value="4.99926360370451" calcext:value-type="float">
            <text:p>5.00</text:p>
          </table:table-cell>
        </table:table-row>
        <table:table-row table:style-name="ro1">
          <table:table-cell office:value-type="float" office:value="-28.7742" calcext:value-type="float">
            <text:p>-28.7742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28.8518" calcext:value-type="float">
            <text:p>-28.8518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29.1739" calcext:value-type="float">
            <text:p>-29.1739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28.9982" calcext:value-type="float">
            <text:p>-28.9982</text:p>
          </table:table-cell>
          <table:table-cell table:number-columns-repeated="10"/>
        </table:table-row>
        <table:table-row table:style-name="ro1">
          <table:table-cell office:value-type="float" office:value="-29.0448" calcext:value-type="float">
            <text:p>-29.04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0"/>
        </table:table-row>
        <table:table-row table:style-name="ro1">
          <table:table-cell office:value-type="float" office:value="-3.29965" calcext:value-type="float">
            <text:p>-3.29965</text:p>
          </table:table-cell>
          <table:table-cell table:number-columns-repeated="10"/>
        </table:table-row>
        <table:table-row table:style-name="ro1">
          <table:table-cell office:value-type="float" office:value="-3.29902" calcext:value-type="float">
            <text:p>-3.29902</text:p>
          </table:table-cell>
          <table:table-cell table:number-columns-repeated="10"/>
        </table:table-row>
        <table:table-row table:style-name="ro1">
          <table:table-cell office:value-type="float" office:value="-3.29321" calcext:value-type="float">
            <text:p>-3.29321</text:p>
          </table:table-cell>
          <table:table-cell table:number-columns-repeated="10"/>
        </table:table-row>
        <table:table-row table:style-name="ro1">
          <table:table-cell office:value-type="float" office:value="-3.29933" calcext:value-type="float">
            <text:p>-3.29933</text:p>
          </table:table-cell>
          <table:table-cell table:number-columns-repeated="10"/>
        </table:table-row>
        <table:table-row table:style-name="ro1">
          <table:table-cell office:value-type="float" office:value="-3.29647" calcext:value-type="float">
            <text:p>-3.296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0"/>
        </table:table-row>
        <table:table-row table:style-name="ro1">
          <table:table-cell office:value-type="float" office:value="-18.3387" calcext:value-type="float">
            <text:p>-18.3387</text:p>
          </table:table-cell>
          <table:table-cell table:number-columns-repeated="10"/>
        </table:table-row>
        <table:table-row table:style-name="ro1">
          <table:table-cell office:value-type="float" office:value="-25.6791" calcext:value-type="float">
            <text:p>-25.6791</text:p>
          </table:table-cell>
          <table:table-cell table:number-columns-repeated="10"/>
        </table:table-row>
        <table:table-row table:style-name="ro1">
          <table:table-cell office:value-type="float" office:value="-23.242" calcext:value-type="float">
            <text:p>-23.242</text:p>
          </table:table-cell>
          <table:table-cell table:number-columns-repeated="10"/>
        </table:table-row>
        <table:table-row table:style-name="ro1">
          <table:table-cell office:value-type="float" office:value="-16.9949" calcext:value-type="float">
            <text:p>-16.9949</text:p>
          </table:table-cell>
          <table:table-cell table:number-columns-repeated="10"/>
        </table:table-row>
        <table:table-row table:style-name="ro1">
          <table:table-cell office:value-type="float" office:value="-18.0105" calcext:value-type="float">
            <text:p>-18.01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0"/>
        </table:table-row>
        <table:table-row table:style-name="ro1">
          <table:table-cell office:value-type="float" office:value="22.2802" calcext:value-type="float">
            <text:p>22.2802</text:p>
          </table:table-cell>
          <table:table-cell table:number-columns-repeated="10"/>
        </table:table-row>
        <table:table-row table:style-name="ro1">
          <table:table-cell office:value-type="float" office:value="24.6853" calcext:value-type="float">
            <text:p>24.6853</text:p>
          </table:table-cell>
          <table:table-cell table:number-columns-repeated="10"/>
        </table:table-row>
        <table:table-row table:style-name="ro1">
          <table:table-cell office:value-type="float" office:value="17.2895" calcext:value-type="float">
            <text:p>17.2895</text:p>
          </table:table-cell>
          <table:table-cell table:number-columns-repeated="10"/>
        </table:table-row>
        <table:table-row table:style-name="ro1">
          <table:table-cell office:value-type="float" office:value="31.2571" calcext:value-type="float">
            <text:p>31.2571</text:p>
          </table:table-cell>
          <table:table-cell table:number-columns-repeated="10"/>
        </table:table-row>
        <table:table-row table:style-name="ro1">
          <table:table-cell office:value-type="float" office:value="30.3051" calcext:value-type="float">
            <text:p>30.30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0"/>
        </table:table-row>
        <table:table-row table:style-name="ro1">
          <table:table-cell office:value-type="float" office:value="-457.796" calcext:value-type="float">
            <text:p>-457.796</text:p>
          </table:table-cell>
          <table:table-cell table:number-columns-repeated="10"/>
        </table:table-row>
        <table:table-row table:style-name="ro1">
          <table:table-cell office:value-type="float" office:value="-440.673" calcext:value-type="float">
            <text:p>-440.673</text:p>
          </table:table-cell>
          <table:table-cell table:number-columns-repeated="10"/>
        </table:table-row>
        <table:table-row table:style-name="ro1">
          <table:table-cell office:value-type="float" office:value="-452.688" calcext:value-type="float">
            <text:p>-452.688</text:p>
          </table:table-cell>
          <table:table-cell table:number-columns-repeated="10"/>
        </table:table-row>
        <table:table-row table:style-name="ro1">
          <table:table-cell office:value-type="float" office:value="-426.293" calcext:value-type="float">
            <text:p>-426.293</text:p>
          </table:table-cell>
          <table:table-cell table:number-columns-repeated="10"/>
        </table:table-row>
        <table:table-row table:style-name="ro1">
          <table:table-cell office:value-type="float" office:value="-441.765" calcext:value-type="float">
            <text:p>-441.7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1</text:p>
          </table:table-cell>
          <table:table-cell table:number-columns-repeated="10"/>
        </table:table-row>
        <table:table-row table:style-name="ro1">
          <table:table-cell office:value-type="float" office:value="-0.599891" calcext:value-type="float">
            <text:p>-0.599891</text:p>
          </table:table-cell>
          <table:table-cell table:number-columns-repeated="10"/>
        </table:table-row>
        <table:table-row table:style-name="ro1">
          <table:table-cell office:value-type="float" office:value="-0.589456" calcext:value-type="float">
            <text:p>-0.589456</text:p>
          </table:table-cell>
          <table:table-cell table:number-columns-repeated="10"/>
        </table:table-row>
        <table:table-row table:style-name="ro1">
          <table:table-cell office:value-type="float" office:value="-0.596879" calcext:value-type="float">
            <text:p>-0.596879</text:p>
          </table:table-cell>
          <table:table-cell table:number-columns-repeated="10"/>
        </table:table-row>
        <table:table-row table:style-name="ro1">
          <table:table-cell office:value-type="float" office:value="-0.598519" calcext:value-type="float">
            <text:p>-0.598519</text:p>
          </table:table-cell>
          <table:table-cell table:number-columns-repeated="10"/>
        </table:table-row>
        <table:table-row table:style-name="ro1">
          <table:table-cell office:value-type="float" office:value="-0.599245" calcext:value-type="float">
            <text:p>-0.5992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0"/>
        </table:table-row>
        <table:table-row table:style-name="ro1">
          <table:table-cell office:value-type="float" office:value="-18.8542" calcext:value-type="float">
            <text:p>-18.8542</text:p>
          </table:table-cell>
          <table:table-cell table:number-columns-repeated="10"/>
        </table:table-row>
        <table:table-row table:style-name="ro1">
          <table:table-cell office:value-type="float" office:value="-18.851" calcext:value-type="float">
            <text:p>-18.851</text:p>
          </table:table-cell>
          <table:table-cell table:number-columns-repeated="10"/>
        </table:table-row>
        <table:table-row table:style-name="ro1">
          <table:table-cell office:value-type="float" office:value="-16.7458" calcext:value-type="float">
            <text:p>-16.7458</text:p>
          </table:table-cell>
          <table:table-cell table:number-columns-repeated="10"/>
        </table:table-row>
        <table:table-row table:style-name="ro1">
          <table:table-cell office:value-type="float" office:value="-9.3006" calcext:value-type="float">
            <text:p>-9.3006</text:p>
          </table:table-cell>
          <table:table-cell table:number-columns-repeated="10"/>
        </table:table-row>
        <table:table-row table:style-name="ro1">
          <table:table-cell office:value-type="float" office:value="-10.683" calcext:value-type="float">
            <text:p>-10.6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0"/>
        </table:table-row>
        <table:table-row table:style-name="ro1">
          <table:table-cell office:value-type="float" office:value="-6590.48" calcext:value-type="float">
            <text:p>-6590.48</text:p>
          </table:table-cell>
          <table:table-cell table:number-columns-repeated="10"/>
        </table:table-row>
        <table:table-row table:style-name="ro1">
          <table:table-cell office:value-type="float" office:value="-6595.94" calcext:value-type="float">
            <text:p>-6595.94</text:p>
          </table:table-cell>
          <table:table-cell table:number-columns-repeated="10"/>
        </table:table-row>
        <table:table-row table:style-name="ro1">
          <table:table-cell office:value-type="float" office:value="-6518.37" calcext:value-type="float">
            <text:p>-6518.37</text:p>
          </table:table-cell>
          <table:table-cell table:number-columns-repeated="10"/>
        </table:table-row>
        <table:table-row table:style-name="ro1">
          <table:table-cell office:value-type="float" office:value="-6574.57" calcext:value-type="float">
            <text:p>-6574.57</text:p>
          </table:table-cell>
          <table:table-cell table:number-columns-repeated="10"/>
        </table:table-row>
        <table:table-row table:style-name="ro1">
          <table:table-cell office:value-type="float" office:value="-6532.76" calcext:value-type="float">
            <text:p>-6532.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0"/>
        </table:table-row>
        <table:table-row table:style-name="ro1">
          <table:table-cell office:value-type="float" office:value="-4.37327" calcext:value-type="float">
            <text:p>-4.37327</text:p>
          </table:table-cell>
          <table:table-cell table:number-columns-repeated="10"/>
        </table:table-row>
        <table:table-row table:style-name="ro1">
          <table:table-cell office:value-type="float" office:value="0.0379278" calcext:value-type="float">
            <text:p>0.0379278</text:p>
          </table:table-cell>
          <table:table-cell table:number-columns-repeated="10"/>
        </table:table-row>
        <table:table-row table:style-name="ro1">
          <table:table-cell office:value-type="float" office:value="-2.67267" calcext:value-type="float">
            <text:p>-2.67267</text:p>
          </table:table-cell>
          <table:table-cell table:number-columns-repeated="10"/>
        </table:table-row>
        <table:table-row table:style-name="ro1">
          <table:table-cell office:value-type="float" office:value="-6.14814" calcext:value-type="float">
            <text:p>-6.14814</text:p>
          </table:table-cell>
          <table:table-cell table:number-columns-repeated="10"/>
        </table:table-row>
        <table:table-row table:style-name="ro1">
          <table:table-cell office:value-type="float" office:value="-7.13258" calcext:value-type="float">
            <text:p>-7.132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0"/>
        </table:table-row>
        <table:table-row table:style-name="ro1">
          <table:table-cell office:value-type="float" office:value="-2.28138" calcext:value-type="float">
            <text:p>-2.28138</text:p>
          </table:table-cell>
          <table:table-cell table:number-columns-repeated="10"/>
        </table:table-row>
        <table:table-row table:style-name="ro1">
          <table:table-cell office:value-type="float" office:value="-2.27653" calcext:value-type="float">
            <text:p>-2.27653</text:p>
          </table:table-cell>
          <table:table-cell table:number-columns-repeated="10"/>
        </table:table-row>
        <table:table-row table:style-name="ro1">
          <table:table-cell office:value-type="float" office:value="-2.25984" calcext:value-type="float">
            <text:p>-2.25984</text:p>
          </table:table-cell>
          <table:table-cell table:number-columns-repeated="10"/>
        </table:table-row>
        <table:table-row table:style-name="ro1">
          <table:table-cell office:value-type="float" office:value="-2.27625" calcext:value-type="float">
            <text:p>-2.27625</text:p>
          </table:table-cell>
          <table:table-cell table:number-columns-repeated="10"/>
        </table:table-row>
        <table:table-row table:style-name="ro1">
          <table:table-cell office:value-type="float" office:value="-2.28066" calcext:value-type="float">
            <text:p>-2.28066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funcB7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124879" calcext:value-type="float">
            <text:p>1.25E-007</text:p>
          </table:table-cell>
          <table:table-cell table:number-columns-repeated="10"/>
        </table:table-row>
        <table:table-row table:style-name="ro1">
          <table:table-cell table:style-name="ce4" office:value-type="float" office:value="0.00000324639" calcext:value-type="float">
            <text:p>3.25E-006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49857" calcext:value-type="float">
            <text:p>4.99E-008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907674" calcext:value-type="float">
            <text:p>9.08E-008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298493" calcext:value-type="float">
            <text:p>2.98E-0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0"/>
        </table:table-row>
        <table:table-row table:style-name="ro1">
          <table:table-cell table:style-name="ce4" office:value-type="float" office:value="56.26" calcext:value-type="float">
            <text:p>5.63E+001</text:p>
          </table:table-cell>
          <table:table-cell table:number-columns-repeated="10"/>
        </table:table-row>
        <table:table-row table:style-name="ro1">
          <table:table-cell office:value-type="float" office:value="24.8901" calcext:value-type="float">
            <text:p>24.8901</text:p>
          </table:table-cell>
          <table:table-cell table:number-columns-repeated="10"/>
        </table:table-row>
        <table:table-row table:style-name="ro1">
          <table:table-cell office:value-type="float" office:value="19.776" calcext:value-type="float">
            <text:p>19.776</text:p>
          </table:table-cell>
          <table:table-cell table:number-columns-repeated="10"/>
        </table:table-row>
        <table:table-row table:style-name="ro1">
          <table:table-cell office:value-type="float" office:value="13.7219" calcext:value-type="float">
            <text:p>13.7219</text:p>
          </table:table-cell>
          <table:table-cell table:number-columns-repeated="10"/>
        </table:table-row>
        <table:table-row table:style-name="ro1">
          <table:table-cell office:value-type="float" office:value="18.0689" calcext:value-type="float">
            <text:p>18.0689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funcB9</text:p>
          </table:table-cell>
          <table:table-cell table:number-columns-repeated="10"/>
        </table:table-row>
        <table:table-row table:style-name="ro1">
          <table:table-cell table:style-name="ce4" office:value-type="float" office:value="0.118844" calcext:value-type="float">
            <text:p>1.19E-001</text:p>
          </table:table-cell>
          <table:table-cell table:number-columns-repeated="10"/>
        </table:table-row>
        <table:table-row table:style-name="ro1">
          <table:table-cell table:style-name="ce4" office:value-type="float" office:value="0.160238" calcext:value-type="float">
            <text:p>1.60E-001</text:p>
          </table:table-cell>
          <table:table-cell table:number-columns-repeated="10"/>
        </table:table-row>
        <table:table-row table:style-name="ro1">
          <table:table-cell table:style-name="ce4" office:value-type="float" office:value="0.0509743" calcext:value-type="float">
            <text:p>5.10E-002</text:p>
          </table:table-cell>
          <table:table-cell table:number-columns-repeated="10"/>
        </table:table-row>
        <table:table-row table:style-name="ro1">
          <table:table-cell table:style-name="ce4" office:value-type="float" office:value="0.0905527" calcext:value-type="float">
            <text:p>9.06E-002</text:p>
          </table:table-cell>
          <table:table-cell table:number-columns-repeated="10"/>
        </table:table-row>
        <table:table-row table:style-name="ro1">
          <table:table-cell office:value-type="float" office:value="0.176456" calcext:value-type="float">
            <text:p>0.176456</text:p>
          </table:table-cell>
          <table:table-cell table:number-columns-repeated="10"/>
        </table:table-row>
      </table:table>
      <table:named-expressions>
        <table:named-expression table:name="__shared_12_13_0" table:base-cell-address="$'Small+Medium'.$N$1" table:expression="MIN([.Z15];[.AV15];[.A1])"/>
        <table:named-expression table:name="__shared_12_16_0" table:base-cell-address="$'Small+Medium'.$N$1" table:expression="MIN([.Z24];[.AV24];[.A1])"/>
        <table:named-expression table:name="__shared_12_18_0" table:base-cell-address="$'Small+Medium'.$N$1" table:expression="MIN([.Z33];[.AV33];[.A1])"/>
        <table:named-expression table:name="__shared_12_20_0" table:base-cell-address="$'Small+Medium'.$N$1" table:expression="MIN([.Z42];[.AV42];[.A1])"/>
        <table:named-expression table:name="__shared_12_22_0" table:base-cell-address="$'Small+Medium'.$N$1" table:expression="MIN([.Z51];[.AV51];[.A1])"/>
        <table:named-expression table:name="__shared_12_28_0" table:base-cell-address="$'Small+Medium'.$N$1" table:expression="MIN([.Z60];[.AV60];[.A1])"/>
        <table:named-expression table:name="__shared_12_34_0" table:base-cell-address="$'Small+Medium'.$N$1" table:expression="MIN([.Z69];[.AV69];[.A1])"/>
        <table:named-expression table:name="__shared_12_36_0" table:base-cell-address="$'Small+Medium'.$N$1" table:expression="MIN([.Z78];[.AV78];[.A1])"/>
        <table:named-expression table:name="__shared_12_38_0" table:base-cell-address="$'Small+Medium'.$N$1" table:expression="MIN([.Z87];[.AV87];[.A1])"/>
        <table:named-range table:name="__shared_12_3_0" table:base-cell-address="$'Small+Medium'.$N$1" table:cell-range-address=".A1"/>
        <table:named-expression table:name="__shared_12_40_0" table:base-cell-address="$'Small+Medium'.$N$1" table:expression="MIN([.Z96];[.AV96];[.A1])"/>
        <table:named-expression table:name="__shared_12_4_0" table:base-cell-address="$'Small+Medium'.$N$1" table:expression="MIN([.Z6];[.AV6];[.A1])"/>
        <table:named-expression table:name="__shared_2_100_0" table:base-cell-address="$'Small+Medium'.$A$1" table:expression="MIN([.N222];[.Y222];[.AJ222];[.AU222])"/>
        <table:named-expression table:name="__shared_2_103_0" table:base-cell-address="$'Small+Medium'.$A$1" table:expression="MIN([.N231];[.Y231];[.AJ231];[.AU231])"/>
        <table:named-expression table:name="__shared_2_110_0" table:base-cell-address="$'Small+Medium'.$A$1" table:expression="MIN([.N240];[.Y240];[.AJ240];[.AU240])"/>
        <table:named-expression table:name="__shared_2_117_0" table:base-cell-address="$'Small+Medium'.$A$1" table:expression="MIN([.N249];[.Y249];[.AJ249];[.AU249])"/>
        <table:named-expression table:name="__shared_2_120_0" table:base-cell-address="$'Small+Medium'.$A$1" table:expression="MIN([.N258];[.Y258];[.AJ258];[.AU258])"/>
        <table:named-expression table:name="__shared_2_123_0" table:base-cell-address="$'Small+Medium'.$A$1" table:expression="MIN([.N267];[.Y267];[.AJ267];[.AU267])"/>
        <table:named-expression table:name="__shared_2_12_0" table:base-cell-address="$'Small+Medium'.$A$1" table:expression="MIN([.N15];[.Y15];[.AJ15];[.AU15])"/>
        <table:named-expression table:name="__shared_2_15_0" table:base-cell-address="$'Small+Medium'.$A$1" table:expression="MIN([.N24];[.Y24];[.AJ24];[.AU24])"/>
        <table:named-expression table:name="__shared_2_18_0" table:base-cell-address="$'Small+Medium'.$A$1" table:expression="MIN([.N33];[.Y33];[.AJ33];[.AU33])"/>
        <table:named-expression table:name="__shared_2_21_0" table:base-cell-address="$'Small+Medium'.$A$1" table:expression="MIN([.N42];[.Y42];[.AJ42];[.AU42])"/>
        <table:named-expression table:name="__shared_2_24_0" table:base-cell-address="$'Small+Medium'.$A$1" table:expression="MIN([.N51];[.Y51];[.AJ51];[.AU51])"/>
        <table:named-expression table:name="__shared_2_2_0" table:base-cell-address="$'Small+Medium'.$A$1" table:expression="MIN([.N6];[.Y6];[.AJ6];[.AU6])"/>
        <table:named-expression table:name="__shared_2_31_0" table:base-cell-address="$'Small+Medium'.$A$1" table:expression="MIN([.N60];[.Y60];[.AJ60];[.AU60])"/>
        <table:named-expression table:name="__shared_2_38_0" table:base-cell-address="$'Small+Medium'.$A$1" table:expression="MIN([.N69];[.Y69];[.AJ69];[.AU69])"/>
        <table:named-expression table:name="__shared_2_41_0" table:base-cell-address="$'Small+Medium'.$A$1" table:expression="MIN([.N78];[.Y78];[.AJ78];[.AU78])"/>
        <table:named-expression table:name="__shared_2_44_0" table:base-cell-address="$'Small+Medium'.$A$1" table:expression="MIN([.N87];[.Y87];[.AJ87];[.AU87])"/>
        <table:named-expression table:name="__shared_2_47_0" table:base-cell-address="$'Small+Medium'.$A$1" table:expression="MIN([.N96];[.Y96];[.AJ96];[.AU96])"/>
        <table:named-expression table:name="__shared_2_50_0" table:base-cell-address="$'Small+Medium'.$A$1" table:expression="MIN([.N105];[.Y105];[.AJ105];[.AU105])"/>
        <table:named-expression table:name="__shared_2_53_0" table:base-cell-address="$'Small+Medium'.$A$1" table:expression="MIN([.N114];[.Y114];[.AJ114];[.AU114])"/>
        <table:named-expression table:name="__shared_2_56_0" table:base-cell-address="$'Small+Medium'.$A$1" table:expression="MIN([.N123];[.Y123];[.AJ123];[.AU123])"/>
        <table:named-expression table:name="__shared_2_59_0" table:base-cell-address="$'Small+Medium'.$A$1" table:expression="MIN([.N132];[.Y132];[.AJ132];[.AU132])"/>
        <table:named-expression table:name="__shared_2_62_0" table:base-cell-address="$'Small+Medium'.$A$1" table:expression="MIN([.N141];[.Y141];[.AJ141];[.AU141])"/>
        <table:named-expression table:name="__shared_2_69_0" table:base-cell-address="$'Small+Medium'.$A$1" table:expression="MIN([.N150];[.Y150];[.AJ150];[.AU150])"/>
        <table:named-expression table:name="__shared_2_76_0" table:base-cell-address="$'Small+Medium'.$A$1" table:expression="MIN([.N159];[.Y159];[.AJ159];[.AU159])"/>
        <table:named-expression table:name="__shared_2_79_0" table:base-cell-address="$'Small+Medium'.$A$1" table:expression="MIN([.N168];[.Y168];[.AJ168];[.AU168])"/>
        <table:named-expression table:name="__shared_2_85_0" table:base-cell-address="$'Small+Medium'.$A$1" table:expression="MIN([.N177];[.Y177];[.AJ177];[.AU177])"/>
        <table:named-expression table:name="__shared_2_88_0" table:base-cell-address="$'Small+Medium'.$A$1" table:expression="MIN([.N186];[.Y186];[.AJ186];[.AU186])"/>
        <table:named-expression table:name="__shared_2_91_0" table:base-cell-address="$'Small+Medium'.$A$1" table:expression="MIN([.N195];[.Y195];[.AJ195];[.AU195])"/>
        <table:named-expression table:name="__shared_2_94_0" table:base-cell-address="$'Small+Medium'.$A$1" table:expression="MIN([.N204];[.Y204];[.AJ204];[.AU204])"/>
        <table:named-expression table:name="__shared_2_97_0" table:base-cell-address="$'Small+Medium'.$A$1" table:expression="MIN([.N213];[.Y213];[.AJ213];[.AU213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15:40:33.696183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lio Larcher</meta:initial-creator>
    <meta:creation-date>2015-02-05T15:22:36.470061979</meta:creation-date>
    <dc:date>2016-03-15T18:41:04.186228214</dc:date>
    <meta:editing-duration>P1DT12H28M47S</meta:editing-duration>
    <meta:editing-cycles>79</meta:editing-cycles>
    <meta:generator>LibreOffice/4.3.7.2$Linux_X86_64 LibreOffice_project/430m0$Build-2</meta:generator>
    <meta:document-statistic meta:table-count="9" meta:cell-count="1444" meta:object-count="0"/>
  </office:meta>
</office:document-meta>
</file>